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cm"/>
    </style:style>
    <style:style style:name="co2" style:family="table-column">
      <style:table-column-properties fo:break-before="auto" style:column-width="13.065cm"/>
    </style:style>
    <style:style style:name="co3" style:family="table-column">
      <style:table-column-properties fo:break-before="auto" style:column-width="6.99cm"/>
    </style:style>
    <style:style style:name="co4" style:family="table-column">
      <style:table-column-properties fo:break-before="auto" style:column-width="3.56cm"/>
    </style:style>
    <style:style style:name="co5" style:family="table-column">
      <style:table-column-properties fo:break-before="auto" style:column-width="7.056cm"/>
    </style:style>
    <style:style style:name="co6" style:family="table-column">
      <style:table-column-properties fo:break-before="auto" style:column-width="3.233cm"/>
    </style:style>
    <style:style style:name="co7" style:family="table-column">
      <style:table-column-properties fo:break-before="auto" style:column-width="3.103cm"/>
    </style:style>
    <style:style style:name="co8" style:family="table-column">
      <style:table-column-properties fo:break-before="auto" style:column-width="2.711cm"/>
    </style:style>
    <style:style style:name="co9" style:family="table-column">
      <style:table-column-properties fo:break-before="auto" style:column-width="4.637cm"/>
    </style:style>
    <style:style style:name="co10" style:family="table-column">
      <style:table-column-properties fo:break-before="auto" style:column-width="0.751cm"/>
    </style:style>
    <style:style style:name="co11" style:family="table-column">
      <style:table-column-properties fo:break-before="auto" style:column-width="2.187cm"/>
    </style:style>
    <style:style style:name="co12" style:family="table-column">
      <style:table-column-properties fo:break-before="auto" style:column-width="1.829cm"/>
    </style:style>
    <style:style style:name="co13" style:family="table-column">
      <style:table-column-properties fo:break-before="auto" style:column-width="1.503cm"/>
    </style:style>
    <style:style style:name="co14" style:family="table-column">
      <style:table-column-properties fo:break-before="auto" style:column-width="2.972cm"/>
    </style:style>
    <style:style style:name="ro1" style:family="table-row">
      <style:table-row-properties style:row-height="1.191cm" fo:break-before="auto" style:use-optimal-row-height="false"/>
    </style:style>
    <style:style style:name="ro2" style:family="table-row">
      <style:table-row-properties style:row-height="1.058cm" fo:break-before="auto" style:use-optimal-row-height="false"/>
    </style:style>
    <style:style style:name="ro3" style:family="table-row">
      <style:table-row-properties style:row-height="1.852cm" fo:break-before="auto" style:use-optimal-row-height="false"/>
    </style:style>
    <style:style style:name="ro4" style:family="table-row">
      <style:table-row-properties style:row-height="1.217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529cm" fo:break-before="auto" style:use-optimal-row-height="false"/>
    </style:style>
    <style:style style:name="ta1" style:family="table" style:master-page-name="PageStyle_5f_Company_20_OKRs">
      <style:table-properties table:display="true" style:writing-mode="lr-tb"/>
    </style:style>
    <style:style style:name="ta2" style:family="table" style:master-page-name="PageStyle_5f_Team_20__23_1_20_OKRs">
      <style:table-properties table:display="true" style:writing-mode="lr-tb"/>
    </style:style>
    <style:style style:name="ta3" style:family="table" style:master-page-name="PageStyle_5f_Team_20__23_2_20_OKR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date-style style:name="N39" number:automatic-order="true">
      <number:day/>
      <number:text> </number:text>
      <number:month number:textual="true"/>
      <number:text> </number:text>
      <number:year/>
    </number:date-style>
    <number:date-style style:name="N30039" number:language="en" number:country="GB" number:automatic-order="true">
      <number:day/>
      <number:text> </number:text>
      <number:month number:textual="true"/>
      <number:text> </number:text>
      <number:year/>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 style:family="table-cell" style:parent-style-name="Default">
      <style:table-cell-properties fo:background-color="#de5a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 style:family="table-cell" style:parent-style-name="Default">
      <style:table-cell-properties fo:background-color="#de5a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0">
      <style:table-cell-properties fo:background-color="#de5a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51" style:family="table-cell" style:parent-style-name="Default" style:data-style-name="N39">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4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30039">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0"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92" style:base-cell-address="'Company OKRs'.I4"/>
    </style:style>
    <style:style style:name="ce21"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92" style:base-cell-address="'Company OKRs'.I4"/>
    </style:style>
    <style:style style:name="ce22"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92" style:base-cell-address="'Company OKRs'.I4"/>
    </style:style>
    <style:style style:name="ce23"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92" style:base-cell-address="'Company OKRs'.I4"/>
    </style:style>
    <style:style style:name="ce24"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60" style:base-cell-address="'Company OKRs'.I11"/>
    </style:style>
    <style:style style:name="ce25"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60" style:base-cell-address="'Company OKRs'.I11"/>
    </style:style>
    <style:style style:name="ce26"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60" style:base-cell-address="'Company OKRs'.I11"/>
    </style:style>
    <style:style style:name="ce27"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60" style:base-cell-address="'Company OKRs'.I11"/>
    </style:style>
    <style:style style:name="ce2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12">
      <style:table-cell-properties fo:background-color="#de5a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4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11">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fo:background-color="#de5a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data-style-name="N10107">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2"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28" style:base-cell-address="'Team #1 OKRs'.I4"/>
    </style:style>
    <style:style style:name="ce73"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28" style:base-cell-address="'Team #1 OKRs'.I4"/>
    </style:style>
    <style:style style:name="ce74"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28" style:base-cell-address="'Team #1 OKRs'.I4"/>
    </style:style>
    <style:style style:name="ce75"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128" style:base-cell-address="'Team #1 OKRs'.I4"/>
    </style:style>
    <style:style style:name="ce76"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96" style:base-cell-address="'Team #1 OKRs'.I11"/>
    </style:style>
    <style:style style:name="ce77"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96" style:base-cell-address="'Team #1 OKRs'.I11"/>
    </style:style>
    <style:style style:name="ce78"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96" style:base-cell-address="'Team #1 OKRs'.I11"/>
    </style:style>
    <style:style style:name="ce79"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96" style:base-cell-address="'Team #1 OKRs'.I11"/>
    </style:style>
    <style:style style:name="ce80"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64" style:base-cell-address="'Team #2 OKRs'.I4"/>
    </style:style>
    <style:style style:name="ce81"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64" style:base-cell-address="'Team #2 OKRs'.I4"/>
    </style:style>
    <style:style style:name="ce82"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64" style:base-cell-address="'Team #2 OKRs'.I4"/>
    </style:style>
    <style:style style:name="ce83"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64" style:base-cell-address="'Team #2 OKRs'.I4"/>
    </style:style>
    <style:style style:name="ce84"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32" style:base-cell-address="'Team #2 OKRs'.I11"/>
    </style:style>
    <style:style style:name="ce85"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32" style:base-cell-address="'Team #2 OKRs'.I11"/>
    </style:style>
    <style:style style:name="ce86"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32" style:base-cell-address="'Team #2 OKRs'.I11"/>
    </style:style>
    <style:style style:name="ce87" style:family="table-cell" style:parent-style-name="Default" style:data-style-name="N10">
      <style:table-cell-properties fo:background-color="#fbe4d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81,1)" style:apply-style-name="ConditionalStyle_5f_32" style:base-cell-address="'Team #2 OKRs'.I11"/>
    </style:style>
    <style:style style:name="gr1" style:family="graphic">
      <style:graphic-properties draw:stroke="solid" svg:stroke-width="0.026cm" svg:stroke-color="#000000" draw:stroke-linejoin="round" draw:fill="solid" draw:fill-color="#ffffff" draw:textarea-vertical-align="top" draw:auto-grow-height="false" draw:fit-to-size="false" style:shrink-to-fit="false" fo:min-height="35.659cm" fo:min-width="32.193cm" fo:padding-top="0.125cm" fo:padding-bottom="0.125cm" fo:padding-left="0.25cm" fo:padding-right="0.25cm" fo:wrap-option="wrap"/>
    </style:style>
    <style:style style:name="gr2" style:family="graphic">
      <style:graphic-properties draw:stroke="solid" svg:stroke-width="0cm" svg:stroke-color="#000000" draw:marker-start="Arrowheads_20_1" draw:marker-start-width="0.2cm" draw:marker-start-center="false" draw:stroke-linejoin="round" svg:stroke-linecap="butt" draw:fill="solid" draw:fill-color="#ffffe1" draw:textarea-horizontal-align="justify" draw:textarea-vertical-align="top" draw:auto-grow-height="true" draw:auto-grow-width="false" draw:fit-to-size="false" style:shrink-to-fit="false" fo:max-width="12cm" fo:min-height="2.684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edeaa1" draw:marker-start="Arrowheads_20_1" draw:marker-start-width="0.2cm" draw:marker-start-center="false" draw:stroke-linejoin="miter" svg:stroke-linecap="butt" draw:fill="gradient" draw:fill-color="#ffffc0" draw:fill-gradient-name="Gradient_20_2" draw:textarea-horizontal-align="justify" draw:textarea-vertical-align="top" draw:auto-grow-height="true" draw:auto-grow-width="false" draw:fit-to-size="false" style:shrink-to-fit="false" fo:max-width="12cm" fo:min-height="2.235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round" svg:stroke-linecap="butt" draw:fill="solid" draw:fill-color="#ffffe1" draw:textarea-horizontal-align="justify" draw:textarea-vertical-align="top" draw:auto-grow-height="true" draw:auto-grow-width="false" draw:fit-to-size="false" style:shrink-to-fit="false" fo:max-width="12cm" fo:min-height="2.022cm" fo:min-width="2.9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stroke="solid" svg:stroke-width="0cm" svg:stroke-color="#000000" draw:marker-start="Arrowheads_20_1" draw:marker-start-width="0.2cm" draw:marker-start-center="false" draw:stroke-linejoin="round" svg:stroke-linecap="butt" draw:fill="solid" draw:fill-color="#ffffe1" draw:textarea-horizontal-align="justify" draw:textarea-vertical-align="top" draw:auto-grow-height="true" draw:auto-grow-width="false" draw:fit-to-size="false" style:shrink-to-fit="false" fo:max-width="12cm" fo:min-height="2.329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loext:graphic-properties draw:fill="solid" draw:fill-color="#ffffff"/>
      <style:paragraph-properties fo:text-align="center"/>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Calibri" fo:font-size="9pt" fo:language="en" fo:country="GB"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gradient" draw:fill-color="#ffffc0" draw:fill-gradient-name="Gradient_20_2"/>
      <style:paragraph-properties fo:text-align="start" style:text-autospace="none" style:line-break="normal" style:writing-mode="page"/>
      <style:text-properties fo:color="#000000" style:text-outline="false" style:text-line-through-style="none" style:text-line-through-type="none" style:text-position="0% 100%" style:font-name="Calibri" fo:font-size="9pt" fo:language="en" fo:country="GB"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Calibri" fo:font-size="9pt" fo:language="en" fo:country="GB"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2:.$Y$2])" table:allow-empty-cell="true" table:display-list="unsorted" table:base-cell-address="'Team #2 OKRs'.H2">
          <table:error-message table:message-type="stop" table:display="true"/>
        </table:content-validation>
        <table:content-validation table:name="val2" table:condition="of:cell-content-is-in-list([$'Company OKRs'.$L$2:.$Y$2])" table:allow-empty-cell="true" table:display-list="unsorted" table:base-cell-address="'Team #2 OKRs'.H2">
          <table:error-message table:message-type="stop" table:display="true"/>
        </table:content-validation>
      </table:content-validations>
      <table:table table:name="Company OK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1" table:default-cell-style-name="Default"/>
        <table:table-column table:style-name="co12" table:number-columns-repeated="3" table:default-cell-style-name="Default"/>
        <table:table-column table:style-name="co13" table:default-cell-style-name="Default"/>
        <table:table-column table:style-name="co14" table:number-columns-repeated="38" table:default-cell-style-name="Default"/>
        <table:table-row table:style-name="ro1">
          <table:table-cell table:style-name="ce1">
            <draw:custom-shape table:end-cell-address="'Company OKRs'.F30" table:end-x="0.422cm" table:end-y="0.246cm" draw:z-index="0" draw:name="Rectangle 5" draw:style-name="gr1" draw:text-style-name="P1" drawooo:display="none" svg:width="32.692cm" svg:height="35.90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4" office:value-type="string" calcext:value-type="string">
            <text:p>Company OKRs</text:p>
          </table:table-cell>
          <table:table-cell table:style-name="ce8"/>
          <table:table-cell table:style-name="ce12" table:number-columns-repeated="2"/>
          <table:table-cell table:style-name="ce15" office:value-type="string" calcext:value-type="string">
            <text:p>Start Date</text:p>
          </table:table-cell>
          <table:table-cell table:style-name="ce1"/>
          <table:table-cell table:style-name="ce15" office:value-type="string" calcext:value-type="string">
            <text:p>Current Date</text:p>
          </table:table-cell>
          <table:table-cell table:style-name="ce1" table:number-columns-repeated="3"/>
          <table:table-cell table:style-name="ce28" office:value-type="string" calcext:value-type="string" table:number-columns-spanned="2" table:number-rows-spanned="1">
            <text:p>Key Result Values per date</text:p>
          </table:table-cell>
          <table:covered-table-cell table:style-name="ce31"/>
          <table:table-cell table:style-name="ce1" table:number-columns-repeated="13"/>
          <table:table-cell table:number-columns-repeated="38"/>
        </table:table-row>
        <table:table-row table:style-name="ro2">
          <table:table-cell table:style-name="ce1"/>
          <table:table-cell table:style-name="ce5" office:value-type="string" calcext:value-type="string">
            <text:p>Provided by Lean Performance (leanperformance.com)</text:p>
          </table:table-cell>
          <table:table-cell table:style-name="ce1" table:number-columns-repeated="2"/>
          <table:table-cell table:style-name="ce13"/>
          <table:table-cell table:style-name="ce51" office:value-type="date" office:date-value="2021-11-28" calcext:value-type="date">
            <office:annotation draw:style-name="gr2" draw:text-style-name="P3" svg:width="13.685cm" svg:height="2.884cm" svg:x="36.226cm" svg:y="2.513cm" draw:caption-point-x="-0.407cm" draw:caption-point-y="-1.313cm">
              <dc:creator>RC</dc:creator>
              <dc:date>2021-11-28T00:00:00</dc:date>
              <text:p text:style-name="P2"><text:span text:style-name="T1">Enter here the initial date of your OKR cycle. It will be used to populate the Current Date menu on all tabs the left and also the Historical Data range that stores data from the Key Results.</text:span></text:p>
              <text:p text:style-name="P2"><text:span text:style-name="T1"/></text:p>
            </office:annotation>
            <text:p>28 Nov 21</text:p>
          </table:table-cell>
          <table:table-cell table:style-name="ce13"/>
          <table:table-cell table:style-name="ce54" table:content-validation-name="val1" office:value-type="date" office:date-value="2021-11-28" calcext:value-type="date">
            <office:annotation draw:style-name="gr2" draw:text-style-name="P3" svg:width="10.287cm" svg:height="2.884cm" svg:x="42.562cm" svg:y="2.513cm" draw:caption-point-x="-0.407cm" draw:caption-point-y="-1.313cm">
              <dc:creator>RC</dc:creator>
              <dc:date>2021-11-28T00:00:00</dc:date>
              <text:p text:style-name="P2"><text:span text:style-name="T1">Select the Current Date from this menu and the Current Value of all KRs will be automatically updated based on the historical data entered on columns L-Y.</text:span></text:p>
            </office:annotation>
            <text:p>28 Nov 21</text:p>
          </table:table-cell>
          <table:table-cell table:style-name="ce1"/>
          <table:table-cell table:style-name="ce1" office:value-type="string" calcext:value-type="string">
            <text:p>OKR Progress</text:p>
          </table:table-cell>
          <table:table-cell table:style-name="ce1"/>
          <table:table-cell table:style-name="ce29" table:formula="of:=[.F2]" office:value-type="date" office:date-value="2021-11-28" calcext:value-type="date">
            <text:p>28-Nov</text:p>
          </table:table-cell>
          <table:table-cell table:style-name="ce29" table:formula="of:=[.L2]+7" office:value-type="date" office:date-value="2021-12-05" calcext:value-type="date">
            <text:p>05-Dec</text:p>
          </table:table-cell>
          <table:table-cell table:style-name="ce29" table:formula="of:=[.M2]+7" office:value-type="date" office:date-value="2021-12-12" calcext:value-type="date">
            <text:p>12-Dec</text:p>
          </table:table-cell>
          <table:table-cell table:style-name="ce29" table:formula="of:=[.N2]+7" office:value-type="date" office:date-value="2021-12-19" calcext:value-type="date">
            <text:p>19-Dec</text:p>
          </table:table-cell>
          <table:table-cell table:style-name="ce29" table:formula="of:=[.O2]+7" office:value-type="date" office:date-value="2021-12-26" calcext:value-type="date">
            <text:p>26-Dec</text:p>
          </table:table-cell>
          <table:table-cell table:style-name="ce29" table:formula="of:=[.P2]+7" office:value-type="date" office:date-value="2022-01-02" calcext:value-type="date">
            <text:p>02-Jan</text:p>
          </table:table-cell>
          <table:table-cell table:style-name="ce29" table:formula="of:=[.Q2]+7" office:value-type="date" office:date-value="2022-01-09" calcext:value-type="date">
            <text:p>09-Jan</text:p>
          </table:table-cell>
          <table:table-cell table:style-name="ce29" table:formula="of:=[.R2]+7" office:value-type="date" office:date-value="2022-01-16" calcext:value-type="date">
            <text:p>16-Jan</text:p>
          </table:table-cell>
          <table:table-cell table:style-name="ce29" table:formula="of:=[.S2]+7" office:value-type="date" office:date-value="2022-01-23" calcext:value-type="date">
            <text:p>23-Jan</text:p>
          </table:table-cell>
          <table:table-cell table:style-name="ce29" table:formula="of:=[.T2]+7" office:value-type="date" office:date-value="2022-01-30" calcext:value-type="date">
            <text:p>30-Jan</text:p>
          </table:table-cell>
          <table:table-cell table:style-name="ce29" table:formula="of:=[.U2]+7" office:value-type="date" office:date-value="2022-02-06" calcext:value-type="date">
            <text:p>06-Feb</text:p>
          </table:table-cell>
          <table:table-cell table:style-name="ce29" table:formula="of:=[.V2]+7" office:value-type="date" office:date-value="2022-02-13" calcext:value-type="date">
            <text:p>13-Feb</text:p>
          </table:table-cell>
          <table:table-cell table:style-name="ce29" table:formula="of:=[.W2]+7" office:value-type="date" office:date-value="2022-02-20" calcext:value-type="date">
            <text:p>20-Feb</text:p>
          </table:table-cell>
          <table:table-cell table:style-name="ce29" table:formula="of:=[.X2]+7" office:value-type="date" office:date-value="2022-02-27" calcext:value-type="date">
            <text:p>27-Feb</text:p>
          </table:table-cell>
          <table:table-cell table:style-name="ce1"/>
          <table:table-cell table:number-columns-repeated="38"/>
        </table:table-row>
        <table:table-row table:style-name="ro3">
          <table:table-cell table:style-name="ce2" office:value-type="float" office:value="1" calcext:value-type="float">
            <text:p>1</text:p>
          </table:table-cell>
          <table:table-cell table:style-name="ce6" office:value-type="string" calcext:value-type="string">
            <text:p>Rebuild excellent Health and Energy</text:p>
          </table:table-cell>
          <table:table-cell table:style-name="ce9" office:value-type="string" calcext:value-type="string">
            <office:annotation draw:style-name="gr3" draw:text-style-name="P5" svg:width="3.427cm" svg:height="2.435cm" svg:x="22.052cm" svg:y="1.719cm" draw:caption-point-x="-0.407cm" draw:caption-point-y="0.539cm">
              <dc:creator>RC</dc:creator>
              <dc:date>2021-11-28T00:00:00</dc:date>
              <text:p text:style-name="P4"><text:span text:style-name="T2">Describe how this KR is calculated.</text:span></text:p>
            </office:annotation>
            <text:p>How is it calculated?</text:p>
          </table:table-cell>
          <table:table-cell table:style-name="ce9" office:value-type="string" calcext:value-type="string">
            <office:annotation draw:style-name="gr3" draw:text-style-name="P5" svg:width="2.751cm" svg:height="2.435cm" svg:x="25.611cm" svg:y="1.719cm" draw:caption-point-x="-0.407cm" draw:caption-point-y="0.539cm">
              <dc:creator>RC</dc:creator>
              <dc:date>2021-11-28T00:00:00</dc:date>
              <text:p text:style-name="P4"><text:span text:style-name="T2">What is the measurement cadence (daily, weekly, monthly…)?</text:span></text:p>
              <text:p text:style-name="P4"><text:span text:style-name="T2"/></text:p>
              <text:p text:style-name="P4"><text:span text:style-name="T2"/></text:p>
            </office:annotation>
            <text:p>How often do we measure it?</text:p>
          </table:table-cell>
          <table:table-cell table:style-name="ce14" office:value-type="string" calcext:value-type="string">
            <text:p>Comments</text:p>
          </table:table-cell>
          <table:table-cell table:style-name="ce9" office:value-type="string" calcext:value-type="string">
            <office:annotation draw:style-name="gr4" draw:text-style-name="P3" svg:width="13.685cm" svg:height="2.222cm" svg:x="36.226cm" svg:y="4.366cm" draw:caption-point-x="-0.407cm" draw:caption-point-y="-2.108cm">
              <dc:creator>RC</dc:creator>
              <dc:date>2021-11-28T00:00:00</dc:date>
              <text:p text:style-name="P2"><text:span text:style-name="T1">The Base Value is the value of the Key Result in the beginning of the OKR cycle.</text:span></text:p>
            </office:annotation>
            <text:p>Base Value</text:p>
          </table:table-cell>
          <table:table-cell table:style-name="ce9" office:value-type="string" calcext:value-type="string">
            <office:annotation draw:style-name="gr4" draw:text-style-name="P3" svg:width="11.202cm" svg:height="2.222cm" svg:x="39.46cm" svg:y="4.366cm" draw:caption-point-x="-0.407cm" draw:caption-point-y="-2.108cm">
              <dc:creator>RC</dc:creator>
              <dc:date>2021-11-28T00:00:00</dc:date>
              <text:p text:style-name="P2"><text:span text:style-name="T1">The Target Value is the goal itself, it's the desired value for that Key Result at the end of the OKR cycle.</text:span></text:p>
            </office:annotation>
            <text:p>Target Value</text:p>
          </table:table-cell>
          <table:table-cell table:style-name="ce9" office:value-type="string" calcext:value-type="string">
            <office:annotation draw:style-name="gr5" draw:text-style-name="P3" svg:width="10.287cm" svg:height="2.529cm" svg:x="42.562cm" svg:y="4.366cm" draw:caption-point-x="-0.407cm" draw:caption-point-y="-2.108cm">
              <dc:creator>RC</dc:creator>
              <dc:date>2021-11-28T00:00:00</dc:date>
              <text:p text:style-name="P2"><text:span text:style-name="T1">The Current Value is the value of the Key Result in the Current Date as defined in the drop-down menu above (cell H2).</text:span></text:p>
              <text:p text:style-name="P2"><text:span text:style-name="T1"/></text:p>
              <text:p text:style-name="P2"><text:span text:style-name="T1">Fill out the Key Results value by date on the columns on the right.</text:span></text:p>
              <text:p text:style-name="P2"><text:span text:style-name="T1"/></text:p>
            </office:annotation>
            <text:p>Current Value</text:p>
          </table:table-cell>
          <table:table-cell table:style-name="ce9" office:value-type="string" calcext:value-type="string">
            <text:p>Progress</text:p>
          </table:table-cell>
          <table:table-cell table:style-name="ce14" table:formula="of:=IF(IFERROR(AVERAGE([.I4:.I5]);&quot;&quot;)=0;&quot;&quot;;IFERROR(AVERAGE([.I4:.I5]);&quot;&quot;))" office:value-type="percentage" office:value="0.19952380952381" calcext:value-type="percentage">
            <text:p>20%</text:p>
          </table:table-cell>
          <table:table-cell table:style-name="ce1"/>
          <table:table-cell table:style-name="ce30" table:number-columns-repeated="14"/>
          <table:table-cell table:style-name="ce1"/>
          <table:table-cell table:number-columns-repeated="38"/>
        </table:table-row>
        <table:table-row table:style-name="ro1">
          <table:table-cell table:style-name="ce3" office:value-type="float" office:value="1.1" calcext:value-type="float">
            <text:p>1.1</text:p>
          </table:table-cell>
          <table:table-cell table:style-name="ce7" office:value-type="string" calcext:value-type="string">
            <text:p>Walk 350 mins by 26 Dec</text:p>
          </table:table-cell>
          <table:table-cell table:style-name="ce10" table:number-columns-repeated="3"/>
          <table:table-cell table:style-name="ce10" office:value-type="float" office:value="0" calcext:value-type="float">
            <text:p>0</text:p>
          </table:table-cell>
          <table:table-cell table:style-name="ce18" office:value-type="float" office:value="350" calcext:value-type="float">
            <text:p>350</text:p>
          </table:table-cell>
          <table:table-cell table:style-name="ce18" office:value-type="float" office:value="23" calcext:value-type="float">
            <text:p>23</text:p>
          </table:table-cell>
          <table:table-cell table:style-name="ce20" table:formula="of:=IFERROR(([.H4]-[.F4])/([.G4]-[.F4]);&quot;&quot;)" office:value-type="percentage" office:value="0.0657142857142857" calcext:value-type="percentage">
            <text:p>7%</text:p>
          </table:table-cell>
          <table:table-cell table:style-name="ce3"/>
          <table:table-cell table:style-name="ce1"/>
          <table:table-cell table:style-name="ce10" table:number-columns-repeated="7"/>
          <table:table-cell table:style-name="ce33" table:number-columns-repeated="7"/>
          <table:table-cell table:style-name="ce1"/>
          <table:table-cell table:number-columns-repeated="38"/>
        </table:table-row>
        <table:table-row table:style-name="ro1">
          <table:table-cell table:style-name="ce3" table:formula="of:=[.A4]+0.1" office:value-type="float" office:value="1.2" calcext:value-type="float">
            <text:p>1.2</text:p>
          </table:table-cell>
          <table:table-cell table:style-name="ce7" office:value-type="string" calcext:value-type="string">
            <text:p>Lose 3 lbs by 26 Dec</text:p>
          </table:table-cell>
          <table:table-cell table:style-name="ce11"/>
          <table:table-cell table:style-name="ce10" table:number-columns-repeated="2"/>
          <table:table-cell table:style-name="ce10" office:value-type="float" office:value="0" calcext:value-type="float">
            <text:p>0</text:p>
          </table:table-cell>
          <table:table-cell table:style-name="ce10" office:value-type="float" office:value="3" calcext:value-type="float">
            <text:p>3</text:p>
          </table:table-cell>
          <table:table-cell table:style-name="ce18" office:value-type="float" office:value="1" calcext:value-type="float">
            <text:p>1</text:p>
          </table:table-cell>
          <table:table-cell table:style-name="ce20" table:formula="of:=IFERROR(([.H5]-[.F5])/([.G5]-[.F5]);&quot;&quot;)" office:value-type="percentage" office:value="0.333333333333333" calcext:value-type="percentage">
            <text:p>33%</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5]+0.1" office:value-type="float" office:value="1.3" calcext:value-type="float">
            <text:p>1.3</text:p>
          </table:table-cell>
          <table:table-cell table:style-name="ce7"/>
          <table:table-cell table:style-name="ce11"/>
          <table:table-cell table:style-name="ce10" table:number-columns-repeated="4"/>
          <table:table-cell table:style-name="ce18" table:formula="of:=SUMIF([.$L$2:.$Y$2];[.$H$2];[.L6:.Y6])" office:value-type="float" office:value="0" calcext:value-type="float">
            <text:p>0</text:p>
          </table:table-cell>
          <table:table-cell table:style-name="ce21" table:formula="of:=IFERROR(([.H6]-[.F6])/([.G6]-[.F6]);&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6]+0.1" office:value-type="float" office:value="1.4" calcext:value-type="float">
            <text:p>1.4</text:p>
          </table:table-cell>
          <table:table-cell table:style-name="ce7"/>
          <table:table-cell table:style-name="ce11"/>
          <table:table-cell table:style-name="ce10" table:number-columns-repeated="4"/>
          <table:table-cell table:style-name="ce18" table:formula="of:=SUMIF([.$L$2:.$Y$2];[.$H$2];[.L7:.Y7])" office:value-type="float" office:value="0" calcext:value-type="float">
            <text:p>0</text:p>
          </table:table-cell>
          <table:table-cell table:style-name="ce22" table:formula="of:=IFERROR(([.H7]-[.F7])/([.G7]-[.F7]);&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7]+0.1" office:value-type="float" office:value="1.5" calcext:value-type="float">
            <text:p>1.5</text:p>
          </table:table-cell>
          <table:table-cell/>
          <table:table-cell table:style-name="ce11"/>
          <table:table-cell table:style-name="ce10" table:number-columns-repeated="4"/>
          <table:table-cell table:style-name="ce18" table:formula="of:=SUMIF([.$L$2:.$Y$2];[.$H$2];[.L8:.Y8])" office:value-type="float" office:value="0" calcext:value-type="float">
            <text:p>0</text:p>
          </table:table-cell>
          <table:table-cell table:style-name="ce23" table:formula="of:=IFERROR(([.H8]-[.F8])/([.G8]-[.F8]);&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4">
          <table:table-cell table:style-name="ce1" table:number-columns-repeated="9"/>
          <table:table-cell table:style-name="ce1" office:value-type="string" calcext:value-type="string">
            <text:p>OKR Progress</text:p>
          </table:table-cell>
          <table:table-cell table:style-name="ce1" table:number-columns-repeated="16"/>
          <table:table-cell table:number-columns-repeated="38"/>
        </table:table-row>
        <table:table-row table:style-name="ro3">
          <table:table-cell table:style-name="ce2" table:formula="of:=[.A3]+1" office:value-type="float" office:value="2" calcext:value-type="float">
            <text:p>2</text:p>
          </table:table-cell>
          <table:table-cell table:style-name="ce6" office:value-type="string" calcext:value-type="string">
            <text:p>Build a vibrant, growing community around <text:span text:style-name="T3">Brain Levers</text:span></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10]+0.1" office:value-type="float" office:value="2.1" calcext:value-type="float">
            <text:p>2.1</text:p>
          </table:table-cell>
          <table:table-cell table:style-name="ce7" office:value-type="string" calcext:value-type="string">
            <text:p>60+ A5 page<text:span text:style-name="T4"> Tech Talks</text:span> book published by 26 Dec</text:p>
          </table:table-cell>
          <table:table-cell table:style-name="ce10" table:number-columns-repeated="3"/>
          <table:table-cell table:style-name="ce17" office:value-type="float" office:value="26" calcext:value-type="float">
            <text:p>26.0</text:p>
          </table:table-cell>
          <table:table-cell table:style-name="ce17" office:value-type="float" office:value="50" calcext:value-type="float">
            <text:p>50.0</text:p>
          </table:table-cell>
          <table:table-cell table:style-name="ce18" office:value-type="float" office:value="28" calcext:value-type="float">
            <text:p>28</text:p>
          </table:table-cell>
          <table:table-cell table:style-name="ce24" table:formula="of:=IFERROR(([.H11]-[.F11])/([.G11]-[.F11]);&quot;&quot;)" office:value-type="percentage" office:value="0.0833333333333333" calcext:value-type="percentage">
            <text:p>8%</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1]+0.1" office:value-type="float" office:value="2.2" calcext:value-type="float">
            <text:p>2.2</text:p>
          </table:table-cell>
          <table:table-cell table:style-name="ce7" office:value-type="string" calcext:value-type="string">
            <text:p>100 hits/day on Brain Levers site by 26 Dec</text:p>
          </table:table-cell>
          <table:table-cell table:style-name="ce11"/>
          <table:table-cell table:style-name="ce10" table:number-columns-repeated="2"/>
          <table:table-cell table:style-name="ce17" office:value-type="float" office:value="0" calcext:value-type="float">
            <text:p>0.0</text:p>
          </table:table-cell>
          <table:table-cell table:style-name="ce17" office:value-type="float" office:value="100" calcext:value-type="float">
            <text:p>100.0</text:p>
          </table:table-cell>
          <table:table-cell table:style-name="ce18" table:formula="of:=SUMIF([.$L$2:.$Y$2];[.$H$2];[.L12:.Y12])" office:value-type="float" office:value="0" calcext:value-type="float">
            <text:p>0</text:p>
          </table:table-cell>
          <table:table-cell table:style-name="ce24" table:formula="of:=IFERROR(([.H12]-[.F12])/([.G12]-[.F12]);&quot;&quot;)" office:value-type="percentage" office:value="0" calcext:value-type="percentage">
            <text:p>0%</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2]+0.1" office:value-type="float" office:value="2.3" calcext:value-type="float">
            <text:p>2.3</text:p>
          </table:table-cell>
          <table:table-cell table:style-name="ce7" office:value-type="string" calcext:value-type="string">
            <text:p>50 email subscribers by 26 Dec</text:p>
          </table:table-cell>
          <table:table-cell table:style-name="ce11"/>
          <table:table-cell table:style-name="ce10" table:number-columns-repeated="2"/>
          <table:table-cell table:style-name="ce17" office:value-type="float" office:value="0" calcext:value-type="float">
            <text:p>0.0</text:p>
          </table:table-cell>
          <table:table-cell table:style-name="ce17" office:value-type="float" office:value="50" calcext:value-type="float">
            <text:p>50.0</text:p>
          </table:table-cell>
          <table:table-cell table:style-name="ce18" table:formula="of:=SUMIF([.$L$2:.$Y$2];[.$H$2];[.L13:.Y13])" office:value-type="float" office:value="0" calcext:value-type="float">
            <text:p>0</text:p>
          </table:table-cell>
          <table:table-cell table:style-name="ce25" table:formula="of:=IFERROR(([.H13]-[.F13])/([.G13]-[.F13]);&quot;&quot;)" office:value-type="percentage" office:value="0" calcext:value-type="percentage">
            <text:p>0%</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3]+0.1" office:value-type="float" office:value="2.4" calcext:value-type="float">
            <text:p>2.4</text:p>
          </table:table-cell>
          <table:table-cell table:style-name="ce7" office:value-type="string" calcext:value-type="string">
            <text:p>commission from 5 book sales on each of Amazon UK, US, CA</text:p>
          </table:table-cell>
          <table:table-cell table:style-name="ce11"/>
          <table:table-cell table:style-name="ce10" table:number-columns-repeated="2"/>
          <table:table-cell table:style-name="ce17" office:value-type="float" office:value="0" calcext:value-type="float">
            <text:p>0.0</text:p>
          </table:table-cell>
          <table:table-cell table:style-name="ce17" office:value-type="float" office:value="15" calcext:value-type="float">
            <text:p>15.0</text:p>
          </table:table-cell>
          <table:table-cell table:style-name="ce18" table:formula="of:=SUMIF([.$L$2:.$Y$2];[.$H$2];[.L14:.Y14])" office:value-type="float" office:value="0" calcext:value-type="float">
            <text:p>0</text:p>
          </table:table-cell>
          <table:table-cell table:style-name="ce26" table:formula="of:=IFERROR(([.H14]-[.F14])/([.G14]-[.F14]);&quot;&quot;)" office:value-type="percentage" office:value="0" calcext:value-type="percentage">
            <text:p>0%</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4]+0.1" office:value-type="float" office:value="2.5" calcext:value-type="float">
            <text:p>2.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15:.Y15])" office:value-type="float" office:value="0" calcext:value-type="float">
            <text:p>0</text:p>
          </table:table-cell>
          <table:table-cell table:style-name="ce27" table:formula="of:=IFERROR(([.H15]-[.F15])/([.G15]-[.F15]);&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table-cell table:style-name="ce1" table:number-columns-repeated="26"/>
          <table:table-cell table:number-columns-repeated="38"/>
        </table:table-row>
        <table:table-row table:style-name="ro3">
          <table:table-cell table:style-name="ce2" table:formula="of:=[.A10]+1" office:value-type="float" office:value="3" calcext:value-type="float">
            <text:p>3</text:p>
          </table:table-cell>
          <table:table-cell table:style-name="ce6" office:value-type="string" calcext:value-type="string">
            <text:p>Expand and Monetise RareBlog community</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17]+0.1" office:value-type="float" office:value="3.1" calcext:value-type="float">
            <text:p>3.1</text:p>
          </table:table-cell>
          <table:table-cell table:style-name="ce7" office:value-type="string" calcext:value-type="string">
            <text:p>Key Result 1</text:p>
          </table:table-cell>
          <table:table-cell table:style-name="ce10" table:number-columns-repeated="3"/>
          <table:table-cell table:style-name="ce17" table:number-columns-repeated="2"/>
          <table:table-cell table:style-name="ce18" table:formula="of:=SUMIF([.$L$2:.$Y$2];[.$H$2];[.L18:.Y18])" office:value-type="float" office:value="0" calcext:value-type="float">
            <text:p>0</text:p>
          </table:table-cell>
          <table:table-cell table:style-name="ce24" table:formula="of:=IFERROR(([.H18]-[.F18])/([.G18]-[.F18]);&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8]+0.1" office:value-type="float" office:value="3.2" calcext:value-type="float">
            <text:p>3.2</text:p>
          </table:table-cell>
          <table:table-cell table:style-name="ce7" office:value-type="string" calcext:value-type="string">
            <text:p>Key Result 2</text:p>
          </table:table-cell>
          <table:table-cell table:style-name="ce11"/>
          <table:table-cell table:style-name="ce10" table:number-columns-repeated="2"/>
          <table:table-cell table:style-name="ce17" table:number-columns-repeated="2"/>
          <table:table-cell table:style-name="ce18" table:formula="of:=SUMIF([.$L$2:.$Y$2];[.$H$2];[.L19:.Y19])" office:value-type="float" office:value="0" calcext:value-type="float">
            <text:p>0</text:p>
          </table:table-cell>
          <table:table-cell table:style-name="ce24" table:formula="of:=IFERROR(([.H19]-[.F19])/([.G19]-[.F19]);&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9]+0.1" office:value-type="float" office:value="3.3" calcext:value-type="float">
            <text:p>3.3</text:p>
          </table:table-cell>
          <table:table-cell table:style-name="ce7" office:value-type="string" calcext:value-type="string">
            <text:p>Key Result 3</text:p>
          </table:table-cell>
          <table:table-cell table:style-name="ce11"/>
          <table:table-cell table:style-name="ce10" table:number-columns-repeated="2"/>
          <table:table-cell table:style-name="ce17" table:number-columns-repeated="2"/>
          <table:table-cell table:style-name="ce18" table:formula="of:=SUMIF([.$L$2:.$Y$2];[.$H$2];[.L20:.Y20])" office:value-type="float" office:value="0" calcext:value-type="float">
            <text:p>0</text:p>
          </table:table-cell>
          <table:table-cell table:style-name="ce25" table:formula="of:=IFERROR(([.H20]-[.F20])/([.G20]-[.F20]);&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0]+0.1" office:value-type="float" office:value="3.4" calcext:value-type="float">
            <text:p>3.4</text:p>
          </table:table-cell>
          <table:table-cell table:style-name="ce7" office:value-type="string" calcext:value-type="string">
            <text:p>Key Result 4</text:p>
          </table:table-cell>
          <table:table-cell table:style-name="ce11"/>
          <table:table-cell table:style-name="ce10" table:number-columns-repeated="2"/>
          <table:table-cell table:style-name="ce17" table:number-columns-repeated="2"/>
          <table:table-cell table:style-name="ce18" table:formula="of:=SUMIF([.$L$2:.$Y$2];[.$H$2];[.L21:.Y21])" office:value-type="float" office:value="0" calcext:value-type="float">
            <text:p>0</text:p>
          </table:table-cell>
          <table:table-cell table:style-name="ce26" table:formula="of:=IFERROR(([.H21]-[.F21])/([.G21]-[.F21]);&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1]+0.1" office:value-type="float" office:value="3.5" calcext:value-type="float">
            <text:p>3.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22:.Y22])" office:value-type="float" office:value="0" calcext:value-type="float">
            <text:p>0</text:p>
          </table:table-cell>
          <table:table-cell table:style-name="ce27" table:formula="of:=IFERROR(([.H22]-[.F22])/([.G22]-[.F22]);&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table-cell table:style-name="ce1" table:number-columns-repeated="26"/>
          <table:table-cell table:number-columns-repeated="38"/>
        </table:table-row>
        <table:table-row table:style-name="ro3">
          <table:table-cell table:style-name="ce2" table:formula="of:=[.A17]+1" office:value-type="float" office:value="4" calcext:value-type="float">
            <text:p>4</text:p>
          </table:table-cell>
          <table:table-cell table:style-name="ce6" office:value-type="string" calcext:value-type="string">
            <text:p>Objective 4</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24]+0.1" office:value-type="float" office:value="4.1" calcext:value-type="float">
            <text:p>4.1</text:p>
          </table:table-cell>
          <table:table-cell table:style-name="ce7" office:value-type="string" calcext:value-type="string">
            <text:p>Key Result 1</text:p>
          </table:table-cell>
          <table:table-cell table:style-name="ce10" table:number-columns-repeated="3"/>
          <table:table-cell table:style-name="ce17" table:number-columns-repeated="2"/>
          <table:table-cell table:style-name="ce18" table:formula="of:=SUMIF([.$L$2:.$Y$2];[.$H$2];[.L25:.Y25])" office:value-type="float" office:value="0" calcext:value-type="float">
            <text:p>0</text:p>
          </table:table-cell>
          <table:table-cell table:style-name="ce24" table:formula="of:=IFERROR(([.H25]-[.F25])/([.G25]-[.F25]);&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5]+0.1" office:value-type="float" office:value="4.2" calcext:value-type="float">
            <text:p>4.2</text:p>
          </table:table-cell>
          <table:table-cell table:style-name="ce7" office:value-type="string" calcext:value-type="string">
            <text:p>Key Result 2</text:p>
          </table:table-cell>
          <table:table-cell table:style-name="ce11"/>
          <table:table-cell table:style-name="ce10" table:number-columns-repeated="2"/>
          <table:table-cell table:style-name="ce17" table:number-columns-repeated="2"/>
          <table:table-cell table:style-name="ce18" table:formula="of:=SUMIF([.$L$2:.$Y$2];[.$H$2];[.L26:.Y26])" office:value-type="float" office:value="0" calcext:value-type="float">
            <text:p>0</text:p>
          </table:table-cell>
          <table:table-cell table:style-name="ce24" table:formula="of:=IFERROR(([.H26]-[.F26])/([.G26]-[.F26]);&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6]+0.1" office:value-type="float" office:value="4.3" calcext:value-type="float">
            <text:p>4.3</text:p>
          </table:table-cell>
          <table:table-cell table:style-name="ce7" office:value-type="string" calcext:value-type="string">
            <text:p>Key Result 3</text:p>
          </table:table-cell>
          <table:table-cell table:style-name="ce11"/>
          <table:table-cell table:style-name="ce10" table:number-columns-repeated="2"/>
          <table:table-cell table:style-name="ce17" table:number-columns-repeated="2"/>
          <table:table-cell table:style-name="ce18" table:formula="of:=SUMIF([.$L$2:.$Y$2];[.$H$2];[.L27:.Y27])" office:value-type="float" office:value="0" calcext:value-type="float">
            <text:p>0</text:p>
          </table:table-cell>
          <table:table-cell table:style-name="ce25" table:formula="of:=IFERROR(([.H27]-[.F27])/([.G27]-[.F27]);&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7]+0.1" office:value-type="float" office:value="4.4" calcext:value-type="float">
            <text:p>4.4</text:p>
          </table:table-cell>
          <table:table-cell table:style-name="ce7" office:value-type="string" calcext:value-type="string">
            <text:p>Key Result 4</text:p>
          </table:table-cell>
          <table:table-cell table:style-name="ce11"/>
          <table:table-cell table:style-name="ce10" table:number-columns-repeated="2"/>
          <table:table-cell table:style-name="ce17" table:number-columns-repeated="2"/>
          <table:table-cell table:style-name="ce18" table:formula="of:=SUMIF([.$L$2:.$Y$2];[.$H$2];[.L28:.Y28])" office:value-type="float" office:value="0" calcext:value-type="float">
            <text:p>0</text:p>
          </table:table-cell>
          <table:table-cell table:style-name="ce26" table:formula="of:=IFERROR(([.H28]-[.F28])/([.G28]-[.F28]);&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8]+0.1" office:value-type="float" office:value="4.5" calcext:value-type="float">
            <text:p>4.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29:.Y29])" office:value-type="float" office:value="0" calcext:value-type="float">
            <text:p>0</text:p>
          </table:table-cell>
          <table:table-cell table:style-name="ce27" table:formula="of:=IFERROR(([.H29]-[.F29])/([.G29]-[.F29]);&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number-rows-repeated="970">
          <table:table-cell table:style-name="ce1" table:number-columns-repeated="26"/>
          <table:table-cell table:number-columns-repeated="38"/>
        </table:table-row>
        <table:table-row table:style-name="ro6" table:number-rows-repeated="1047576">
          <table:table-cell table:number-columns-repeated="64"/>
        </table:table-row>
        <table:table-row table:style-name="ro6">
          <table:table-cell table:number-columns-repeated="64"/>
        </table:table-row>
        <calcext:conditional-formats>
          <calcext:conditional-format calcext:target-range-address="'Company OKRs'.I4:'Company OKRs'.I8">
            <calcext:condition calcext:apply-style-name="ConditionalStyle_192" calcext:value="between(0.81,1)" calcext:base-cell-address="'Company OKRs'.I4"/>
          </calcext:conditional-format>
          <calcext:conditional-format calcext:target-range-address="'Company OKRs'.I4:'Company OKRs'.I8">
            <calcext:condition calcext:apply-style-name="ConditionalStyle_191" calcext:value="between(0.6,0.8)" calcext:base-cell-address="'Company OKRs'.I4"/>
          </calcext:conditional-format>
          <calcext:conditional-format calcext:target-range-address="'Company OKRs'.I4:'Company OKRs'.I8">
            <calcext:condition calcext:apply-style-name="ConditionalStyle_190" calcext:value="between(0.41,0.6)" calcext:base-cell-address="'Company OKRs'.I4"/>
          </calcext:conditional-format>
          <calcext:conditional-format calcext:target-range-address="'Company OKRs'.I4:'Company OKRs'.I8">
            <calcext:condition calcext:apply-style-name="ConditionalStyle_189" calcext:value="between(0,0.4)" calcext:base-cell-address="'Company OKRs'.I4"/>
          </calcext:conditional-format>
          <calcext:conditional-format calcext:target-range-address="'Company OKRs'.I4:'Company OKRs'.I8">
            <calcext:condition calcext:apply-style-name="ConditionalStyle_188" calcext:value="between(0.81,1)" calcext:base-cell-address="'Company OKRs'.I4"/>
          </calcext:conditional-format>
          <calcext:conditional-format calcext:target-range-address="'Company OKRs'.I4:'Company OKRs'.I8">
            <calcext:condition calcext:apply-style-name="ConditionalStyle_187" calcext:value="between(0.6,0.8)" calcext:base-cell-address="'Company OKRs'.I4"/>
          </calcext:conditional-format>
          <calcext:conditional-format calcext:target-range-address="'Company OKRs'.I4:'Company OKRs'.I8">
            <calcext:condition calcext:apply-style-name="ConditionalStyle_186" calcext:value="between(0.41,0.6)" calcext:base-cell-address="'Company OKRs'.I4"/>
          </calcext:conditional-format>
          <calcext:conditional-format calcext:target-range-address="'Company OKRs'.I4:'Company OKRs'.I8">
            <calcext:condition calcext:apply-style-name="ConditionalStyle_185" calcext:value="between(0,0.4)" calcext:base-cell-address="'Company OKRs'.I4"/>
          </calcext:conditional-format>
          <calcext:conditional-format calcext:target-range-address="'Company OKRs'.I6:'Company OKRs'.I6">
            <calcext:condition calcext:apply-style-name="ConditionalStyle_184" calcext:value="between(0.81,1)" calcext:base-cell-address="'Company OKRs'.I6"/>
          </calcext:conditional-format>
          <calcext:conditional-format calcext:target-range-address="'Company OKRs'.I6:'Company OKRs'.I6">
            <calcext:condition calcext:apply-style-name="ConditionalStyle_183" calcext:value="between(0.6,0.8)" calcext:base-cell-address="'Company OKRs'.I6"/>
          </calcext:conditional-format>
          <calcext:conditional-format calcext:target-range-address="'Company OKRs'.I6:'Company OKRs'.I6">
            <calcext:condition calcext:apply-style-name="ConditionalStyle_182" calcext:value="between(0.41,0.6)" calcext:base-cell-address="'Company OKRs'.I6"/>
          </calcext:conditional-format>
          <calcext:conditional-format calcext:target-range-address="'Company OKRs'.I6:'Company OKRs'.I6">
            <calcext:condition calcext:apply-style-name="ConditionalStyle_181" calcext:value="between(0,0.4)" calcext:base-cell-address="'Company OKRs'.I6"/>
          </calcext:conditional-format>
          <calcext:conditional-format calcext:target-range-address="'Company OKRs'.I6:'Company OKRs'.I6">
            <calcext:condition calcext:apply-style-name="ConditionalStyle_180" calcext:value="between(0.81,1)" calcext:base-cell-address="'Company OKRs'.I6"/>
          </calcext:conditional-format>
          <calcext:conditional-format calcext:target-range-address="'Company OKRs'.I6:'Company OKRs'.I6">
            <calcext:condition calcext:apply-style-name="ConditionalStyle_179" calcext:value="between(0.6,0.8)" calcext:base-cell-address="'Company OKRs'.I6"/>
          </calcext:conditional-format>
          <calcext:conditional-format calcext:target-range-address="'Company OKRs'.I6:'Company OKRs'.I6">
            <calcext:condition calcext:apply-style-name="ConditionalStyle_178" calcext:value="between(0.41,0.6)" calcext:base-cell-address="'Company OKRs'.I6"/>
          </calcext:conditional-format>
          <calcext:conditional-format calcext:target-range-address="'Company OKRs'.I6:'Company OKRs'.I6">
            <calcext:condition calcext:apply-style-name="ConditionalStyle_177" calcext:value="between(0,0.4)" calcext:base-cell-address="'Company OKRs'.I6"/>
          </calcext:conditional-format>
          <calcext:conditional-format calcext:target-range-address="'Company OKRs'.I7:'Company OKRs'.I7">
            <calcext:condition calcext:apply-style-name="ConditionalStyle_176" calcext:value="between(0.81,1)" calcext:base-cell-address="'Company OKRs'.I7"/>
          </calcext:conditional-format>
          <calcext:conditional-format calcext:target-range-address="'Company OKRs'.I7:'Company OKRs'.I7">
            <calcext:condition calcext:apply-style-name="ConditionalStyle_175" calcext:value="between(0.6,0.8)" calcext:base-cell-address="'Company OKRs'.I7"/>
          </calcext:conditional-format>
          <calcext:conditional-format calcext:target-range-address="'Company OKRs'.I7:'Company OKRs'.I7">
            <calcext:condition calcext:apply-style-name="ConditionalStyle_174" calcext:value="between(0.41,0.6)" calcext:base-cell-address="'Company OKRs'.I7"/>
          </calcext:conditional-format>
          <calcext:conditional-format calcext:target-range-address="'Company OKRs'.I7:'Company OKRs'.I7">
            <calcext:condition calcext:apply-style-name="ConditionalStyle_173" calcext:value="between(0,0.4)" calcext:base-cell-address="'Company OKRs'.I7"/>
          </calcext:conditional-format>
          <calcext:conditional-format calcext:target-range-address="'Company OKRs'.I7:'Company OKRs'.I7">
            <calcext:condition calcext:apply-style-name="ConditionalStyle_172" calcext:value="between(0.81,1)" calcext:base-cell-address="'Company OKRs'.I7"/>
          </calcext:conditional-format>
          <calcext:conditional-format calcext:target-range-address="'Company OKRs'.I7:'Company OKRs'.I7">
            <calcext:condition calcext:apply-style-name="ConditionalStyle_171" calcext:value="between(0.6,0.8)" calcext:base-cell-address="'Company OKRs'.I7"/>
          </calcext:conditional-format>
          <calcext:conditional-format calcext:target-range-address="'Company OKRs'.I7:'Company OKRs'.I7">
            <calcext:condition calcext:apply-style-name="ConditionalStyle_170" calcext:value="between(0.41,0.6)" calcext:base-cell-address="'Company OKRs'.I7"/>
          </calcext:conditional-format>
          <calcext:conditional-format calcext:target-range-address="'Company OKRs'.I7:'Company OKRs'.I7">
            <calcext:condition calcext:apply-style-name="ConditionalStyle_169" calcext:value="between(0,0.4)" calcext:base-cell-address="'Company OKRs'.I7"/>
          </calcext:conditional-format>
          <calcext:conditional-format calcext:target-range-address="'Company OKRs'.I8:'Company OKRs'.I8">
            <calcext:condition calcext:apply-style-name="ConditionalStyle_168" calcext:value="between(0.81,1)" calcext:base-cell-address="'Company OKRs'.I8"/>
          </calcext:conditional-format>
          <calcext:conditional-format calcext:target-range-address="'Company OKRs'.I8:'Company OKRs'.I8">
            <calcext:condition calcext:apply-style-name="ConditionalStyle_167" calcext:value="between(0.6,0.8)" calcext:base-cell-address="'Company OKRs'.I8"/>
          </calcext:conditional-format>
          <calcext:conditional-format calcext:target-range-address="'Company OKRs'.I8:'Company OKRs'.I8">
            <calcext:condition calcext:apply-style-name="ConditionalStyle_166" calcext:value="between(0.41,0.6)" calcext:base-cell-address="'Company OKRs'.I8"/>
          </calcext:conditional-format>
          <calcext:conditional-format calcext:target-range-address="'Company OKRs'.I8:'Company OKRs'.I8">
            <calcext:condition calcext:apply-style-name="ConditionalStyle_165" calcext:value="between(0,0.4)" calcext:base-cell-address="'Company OKRs'.I8"/>
          </calcext:conditional-format>
          <calcext:conditional-format calcext:target-range-address="'Company OKRs'.I8:'Company OKRs'.I8">
            <calcext:condition calcext:apply-style-name="ConditionalStyle_164" calcext:value="between(0.81,1)" calcext:base-cell-address="'Company OKRs'.I8"/>
          </calcext:conditional-format>
          <calcext:conditional-format calcext:target-range-address="'Company OKRs'.I8:'Company OKRs'.I8">
            <calcext:condition calcext:apply-style-name="ConditionalStyle_163" calcext:value="between(0.6,0.8)" calcext:base-cell-address="'Company OKRs'.I8"/>
          </calcext:conditional-format>
          <calcext:conditional-format calcext:target-range-address="'Company OKRs'.I8:'Company OKRs'.I8">
            <calcext:condition calcext:apply-style-name="ConditionalStyle_162" calcext:value="between(0.41,0.6)" calcext:base-cell-address="'Company OKRs'.I8"/>
          </calcext:conditional-format>
          <calcext:conditional-format calcext:target-range-address="'Company OKRs'.I8:'Company OKRs'.I8">
            <calcext:condition calcext:apply-style-name="ConditionalStyle_161" calcext:value="between(0,0.4)" calcext:base-cell-address="'Company OKRs'.I8"/>
          </calcext:conditional-format>
          <calcext:conditional-format calcext:target-range-address="'Company OKRs'.I11:'Company OKRs'.I15 'Company OKRs'.I18:'Company OKRs'.I22 'Company OKRs'.I25:'Company OKRs'.I29">
            <calcext:condition calcext:apply-style-name="ConditionalStyle_160" calcext:value="between(0.81,1)" calcext:base-cell-address="'Company OKRs'.I11"/>
          </calcext:conditional-format>
          <calcext:conditional-format calcext:target-range-address="'Company OKRs'.I11:'Company OKRs'.I15 'Company OKRs'.I18:'Company OKRs'.I22 'Company OKRs'.I25:'Company OKRs'.I29">
            <calcext:condition calcext:apply-style-name="ConditionalStyle_159" calcext:value="between(0.6,0.8)" calcext:base-cell-address="'Company OKRs'.I11"/>
          </calcext:conditional-format>
          <calcext:conditional-format calcext:target-range-address="'Company OKRs'.I11:'Company OKRs'.I15 'Company OKRs'.I18:'Company OKRs'.I22 'Company OKRs'.I25:'Company OKRs'.I29">
            <calcext:condition calcext:apply-style-name="ConditionalStyle_158" calcext:value="between(0.41,0.6)" calcext:base-cell-address="'Company OKRs'.I11"/>
          </calcext:conditional-format>
          <calcext:conditional-format calcext:target-range-address="'Company OKRs'.I11:'Company OKRs'.I15 'Company OKRs'.I18:'Company OKRs'.I22 'Company OKRs'.I25:'Company OKRs'.I29">
            <calcext:condition calcext:apply-style-name="ConditionalStyle_157" calcext:value="between(0,0.4)" calcext:base-cell-address="'Company OKRs'.I11"/>
          </calcext:conditional-format>
          <calcext:conditional-format calcext:target-range-address="'Company OKRs'.I11:'Company OKRs'.I15 'Company OKRs'.I18:'Company OKRs'.I22 'Company OKRs'.I25:'Company OKRs'.I29">
            <calcext:condition calcext:apply-style-name="ConditionalStyle_156" calcext:value="between(0.81,1)" calcext:base-cell-address="'Company OKRs'.I11"/>
          </calcext:conditional-format>
          <calcext:conditional-format calcext:target-range-address="'Company OKRs'.I11:'Company OKRs'.I15 'Company OKRs'.I18:'Company OKRs'.I22 'Company OKRs'.I25:'Company OKRs'.I29">
            <calcext:condition calcext:apply-style-name="ConditionalStyle_155" calcext:value="between(0.6,0.8)" calcext:base-cell-address="'Company OKRs'.I11"/>
          </calcext:conditional-format>
          <calcext:conditional-format calcext:target-range-address="'Company OKRs'.I11:'Company OKRs'.I15 'Company OKRs'.I18:'Company OKRs'.I22 'Company OKRs'.I25:'Company OKRs'.I29">
            <calcext:condition calcext:apply-style-name="ConditionalStyle_154" calcext:value="between(0.41,0.6)" calcext:base-cell-address="'Company OKRs'.I11"/>
          </calcext:conditional-format>
          <calcext:conditional-format calcext:target-range-address="'Company OKRs'.I11:'Company OKRs'.I15 'Company OKRs'.I18:'Company OKRs'.I22 'Company OKRs'.I25:'Company OKRs'.I29">
            <calcext:condition calcext:apply-style-name="ConditionalStyle_153" calcext:value="between(0,0.4)" calcext:base-cell-address="'Company OKRs'.I11"/>
          </calcext:conditional-format>
          <calcext:conditional-format calcext:target-range-address="'Company OKRs'.I13:'Company OKRs'.I13 'Company OKRs'.I20:'Company OKRs'.I20 'Company OKRs'.I27:'Company OKRs'.I27">
            <calcext:condition calcext:apply-style-name="ConditionalStyle_152" calcext:value="between(0.81,1)" calcext:base-cell-address="'Company OKRs'.I13"/>
          </calcext:conditional-format>
          <calcext:conditional-format calcext:target-range-address="'Company OKRs'.I13:'Company OKRs'.I13 'Company OKRs'.I20:'Company OKRs'.I20 'Company OKRs'.I27:'Company OKRs'.I27">
            <calcext:condition calcext:apply-style-name="ConditionalStyle_151" calcext:value="between(0.6,0.8)" calcext:base-cell-address="'Company OKRs'.I13"/>
          </calcext:conditional-format>
          <calcext:conditional-format calcext:target-range-address="'Company OKRs'.I13:'Company OKRs'.I13 'Company OKRs'.I20:'Company OKRs'.I20 'Company OKRs'.I27:'Company OKRs'.I27">
            <calcext:condition calcext:apply-style-name="ConditionalStyle_150" calcext:value="between(0.41,0.6)" calcext:base-cell-address="'Company OKRs'.I13"/>
          </calcext:conditional-format>
          <calcext:conditional-format calcext:target-range-address="'Company OKRs'.I13:'Company OKRs'.I13 'Company OKRs'.I20:'Company OKRs'.I20 'Company OKRs'.I27:'Company OKRs'.I27">
            <calcext:condition calcext:apply-style-name="ConditionalStyle_149" calcext:value="between(0,0.4)" calcext:base-cell-address="'Company OKRs'.I13"/>
          </calcext:conditional-format>
          <calcext:conditional-format calcext:target-range-address="'Company OKRs'.I13:'Company OKRs'.I13 'Company OKRs'.I20:'Company OKRs'.I20 'Company OKRs'.I27:'Company OKRs'.I27">
            <calcext:condition calcext:apply-style-name="ConditionalStyle_148" calcext:value="between(0.81,1)" calcext:base-cell-address="'Company OKRs'.I13"/>
          </calcext:conditional-format>
          <calcext:conditional-format calcext:target-range-address="'Company OKRs'.I13:'Company OKRs'.I13 'Company OKRs'.I20:'Company OKRs'.I20 'Company OKRs'.I27:'Company OKRs'.I27">
            <calcext:condition calcext:apply-style-name="ConditionalStyle_147" calcext:value="between(0.6,0.8)" calcext:base-cell-address="'Company OKRs'.I13"/>
          </calcext:conditional-format>
          <calcext:conditional-format calcext:target-range-address="'Company OKRs'.I13:'Company OKRs'.I13 'Company OKRs'.I20:'Company OKRs'.I20 'Company OKRs'.I27:'Company OKRs'.I27">
            <calcext:condition calcext:apply-style-name="ConditionalStyle_146" calcext:value="between(0.41,0.6)" calcext:base-cell-address="'Company OKRs'.I13"/>
          </calcext:conditional-format>
          <calcext:conditional-format calcext:target-range-address="'Company OKRs'.I13:'Company OKRs'.I13 'Company OKRs'.I20:'Company OKRs'.I20 'Company OKRs'.I27:'Company OKRs'.I27">
            <calcext:condition calcext:apply-style-name="ConditionalStyle_145" calcext:value="between(0,0.4)" calcext:base-cell-address="'Company OKRs'.I13"/>
          </calcext:conditional-format>
          <calcext:conditional-format calcext:target-range-address="'Company OKRs'.I14:'Company OKRs'.I14 'Company OKRs'.I21:'Company OKRs'.I21 'Company OKRs'.I28:'Company OKRs'.I28">
            <calcext:condition calcext:apply-style-name="ConditionalStyle_144" calcext:value="between(0.81,1)" calcext:base-cell-address="'Company OKRs'.I14"/>
          </calcext:conditional-format>
          <calcext:conditional-format calcext:target-range-address="'Company OKRs'.I14:'Company OKRs'.I14 'Company OKRs'.I21:'Company OKRs'.I21 'Company OKRs'.I28:'Company OKRs'.I28">
            <calcext:condition calcext:apply-style-name="ConditionalStyle_143" calcext:value="between(0.6,0.8)" calcext:base-cell-address="'Company OKRs'.I14"/>
          </calcext:conditional-format>
          <calcext:conditional-format calcext:target-range-address="'Company OKRs'.I14:'Company OKRs'.I14 'Company OKRs'.I21:'Company OKRs'.I21 'Company OKRs'.I28:'Company OKRs'.I28">
            <calcext:condition calcext:apply-style-name="ConditionalStyle_142" calcext:value="between(0.41,0.6)" calcext:base-cell-address="'Company OKRs'.I14"/>
          </calcext:conditional-format>
          <calcext:conditional-format calcext:target-range-address="'Company OKRs'.I14:'Company OKRs'.I14 'Company OKRs'.I21:'Company OKRs'.I21 'Company OKRs'.I28:'Company OKRs'.I28">
            <calcext:condition calcext:apply-style-name="ConditionalStyle_141" calcext:value="between(0,0.4)" calcext:base-cell-address="'Company OKRs'.I14"/>
          </calcext:conditional-format>
          <calcext:conditional-format calcext:target-range-address="'Company OKRs'.I14:'Company OKRs'.I14 'Company OKRs'.I21:'Company OKRs'.I21 'Company OKRs'.I28:'Company OKRs'.I28">
            <calcext:condition calcext:apply-style-name="ConditionalStyle_140" calcext:value="between(0.81,1)" calcext:base-cell-address="'Company OKRs'.I14"/>
          </calcext:conditional-format>
          <calcext:conditional-format calcext:target-range-address="'Company OKRs'.I14:'Company OKRs'.I14 'Company OKRs'.I21:'Company OKRs'.I21 'Company OKRs'.I28:'Company OKRs'.I28">
            <calcext:condition calcext:apply-style-name="ConditionalStyle_139" calcext:value="between(0.6,0.8)" calcext:base-cell-address="'Company OKRs'.I14"/>
          </calcext:conditional-format>
          <calcext:conditional-format calcext:target-range-address="'Company OKRs'.I14:'Company OKRs'.I14 'Company OKRs'.I21:'Company OKRs'.I21 'Company OKRs'.I28:'Company OKRs'.I28">
            <calcext:condition calcext:apply-style-name="ConditionalStyle_138" calcext:value="between(0.41,0.6)" calcext:base-cell-address="'Company OKRs'.I14"/>
          </calcext:conditional-format>
          <calcext:conditional-format calcext:target-range-address="'Company OKRs'.I14:'Company OKRs'.I14 'Company OKRs'.I21:'Company OKRs'.I21 'Company OKRs'.I28:'Company OKRs'.I28">
            <calcext:condition calcext:apply-style-name="ConditionalStyle_137" calcext:value="between(0,0.4)" calcext:base-cell-address="'Company OKRs'.I14"/>
          </calcext:conditional-format>
          <calcext:conditional-format calcext:target-range-address="'Company OKRs'.I15:'Company OKRs'.I15 'Company OKRs'.I22:'Company OKRs'.I22 'Company OKRs'.I29:'Company OKRs'.I29">
            <calcext:condition calcext:apply-style-name="ConditionalStyle_136" calcext:value="between(0.81,1)" calcext:base-cell-address="'Company OKRs'.I15"/>
          </calcext:conditional-format>
          <calcext:conditional-format calcext:target-range-address="'Company OKRs'.I15:'Company OKRs'.I15 'Company OKRs'.I22:'Company OKRs'.I22 'Company OKRs'.I29:'Company OKRs'.I29">
            <calcext:condition calcext:apply-style-name="ConditionalStyle_135" calcext:value="between(0.6,0.8)" calcext:base-cell-address="'Company OKRs'.I15"/>
          </calcext:conditional-format>
          <calcext:conditional-format calcext:target-range-address="'Company OKRs'.I15:'Company OKRs'.I15 'Company OKRs'.I22:'Company OKRs'.I22 'Company OKRs'.I29:'Company OKRs'.I29">
            <calcext:condition calcext:apply-style-name="ConditionalStyle_134" calcext:value="between(0.41,0.6)" calcext:base-cell-address="'Company OKRs'.I15"/>
          </calcext:conditional-format>
          <calcext:conditional-format calcext:target-range-address="'Company OKRs'.I15:'Company OKRs'.I15 'Company OKRs'.I22:'Company OKRs'.I22 'Company OKRs'.I29:'Company OKRs'.I29">
            <calcext:condition calcext:apply-style-name="ConditionalStyle_133" calcext:value="between(0,0.4)" calcext:base-cell-address="'Company OKRs'.I15"/>
          </calcext:conditional-format>
          <calcext:conditional-format calcext:target-range-address="'Company OKRs'.I15:'Company OKRs'.I15 'Company OKRs'.I22:'Company OKRs'.I22 'Company OKRs'.I29:'Company OKRs'.I29">
            <calcext:condition calcext:apply-style-name="ConditionalStyle_132" calcext:value="between(0.81,1)" calcext:base-cell-address="'Company OKRs'.I15"/>
          </calcext:conditional-format>
          <calcext:conditional-format calcext:target-range-address="'Company OKRs'.I15:'Company OKRs'.I15 'Company OKRs'.I22:'Company OKRs'.I22 'Company OKRs'.I29:'Company OKRs'.I29">
            <calcext:condition calcext:apply-style-name="ConditionalStyle_131" calcext:value="between(0.6,0.8)" calcext:base-cell-address="'Company OKRs'.I15"/>
          </calcext:conditional-format>
          <calcext:conditional-format calcext:target-range-address="'Company OKRs'.I15:'Company OKRs'.I15 'Company OKRs'.I22:'Company OKRs'.I22 'Company OKRs'.I29:'Company OKRs'.I29">
            <calcext:condition calcext:apply-style-name="ConditionalStyle_130" calcext:value="between(0.41,0.6)" calcext:base-cell-address="'Company OKRs'.I15"/>
          </calcext:conditional-format>
          <calcext:conditional-format calcext:target-range-address="'Company OKRs'.I15:'Company OKRs'.I15 'Company OKRs'.I22:'Company OKRs'.I22 'Company OKRs'.I29:'Company OKRs'.I29">
            <calcext:condition calcext:apply-style-name="ConditionalStyle_129" calcext:value="between(0,0.4)" calcext:base-cell-address="'Company OKRs'.I15"/>
          </calcext:conditional-format>
        </calcext:conditional-formats>
      </table:table>
      <table:table table:name="Team #1 OKRs" table:style-name="ta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1" table:default-cell-style-name="Default"/>
        <table:table-column table:style-name="co12" table:number-columns-repeated="3" table:default-cell-style-name="Default"/>
        <table:table-column table:style-name="co13" table:default-cell-style-name="Default"/>
        <table:table-column table:style-name="co14" table:number-columns-repeated="38" table:default-cell-style-name="Default"/>
        <table:table-row table:style-name="ro1">
          <table:table-cell table:style-name="ce1">
            <draw:custom-shape table:end-cell-address="'Team #1 OKRs'.F30" table:end-x="0.422cm" table:end-y="0.246cm" draw:z-index="0" draw:name="Rectangle 4" draw:style-name="gr1" draw:text-style-name="P1" drawooo:display="none" svg:width="32.692cm" svg:height="35.90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4" office:value-type="string" calcext:value-type="string">
            <text:p>Team #1 OKRs</text:p>
          </table:table-cell>
          <table:table-cell table:style-name="ce8"/>
          <table:table-cell table:style-name="ce12" table:number-columns-repeated="2"/>
          <table:table-cell table:style-name="ce15"/>
          <table:table-cell table:style-name="ce1"/>
          <table:table-cell table:style-name="ce15" office:value-type="string" calcext:value-type="string">
            <text:p>Current Date</text:p>
          </table:table-cell>
          <table:table-cell table:style-name="ce1" table:number-columns-repeated="3"/>
          <table:table-cell table:style-name="ce28" office:value-type="string" calcext:value-type="string" table:number-columns-spanned="2" table:number-rows-spanned="1">
            <text:p>Key Result Values per date</text:p>
          </table:table-cell>
          <table:covered-table-cell table:style-name="ce31"/>
          <table:table-cell table:style-name="ce1" table:number-columns-repeated="13"/>
          <table:table-cell table:number-columns-repeated="38"/>
        </table:table-row>
        <table:table-row table:style-name="ro2">
          <table:table-cell table:style-name="ce1"/>
          <table:table-cell table:style-name="ce5"/>
          <table:table-cell table:style-name="ce1" table:number-columns-repeated="3"/>
          <table:table-cell table:style-name="ce34"/>
          <table:table-cell table:style-name="ce13"/>
          <table:table-cell table:style-name="ce19" table:content-validation-name="val2" office:value-type="date" office:date-value="2016-04-01" calcext:value-type="date">
            <office:annotation draw:style-name="gr2" draw:text-style-name="P3" svg:width="10.287cm" svg:height="2.884cm" svg:x="42.562cm" svg:y="2.513cm" draw:caption-point-x="-0.407cm" draw:caption-point-y="-1.313cm">
              <dc:creator>RC</dc:creator>
              <dc:date>2021-11-28T00:00:00</dc:date>
              <text:p text:style-name="P2"><text:span text:style-name="T1">Select the Current Date from this menu and the Current Value of all KRs will be automatically updated based on the historical data entered on columns L-Y.</text:span></text:p>
            </office:annotation>
            <text:p>1-abr-16</text:p>
          </table:table-cell>
          <table:table-cell table:style-name="ce1"/>
          <table:table-cell table:style-name="ce1" office:value-type="string" calcext:value-type="string">
            <text:p>OKR Progress</text:p>
          </table:table-cell>
          <table:table-cell table:style-name="ce1"/>
          <table:table-cell table:style-name="ce29" table:formula="of:=[$'Company OKRs'.F2]" office:value-type="date" office:date-value="2021-11-28" calcext:value-type="date">
            <text:p>28-Nov</text:p>
          </table:table-cell>
          <table:table-cell table:style-name="ce29" table:formula="of:=[.L2]+7" office:value-type="date" office:date-value="2021-12-05" calcext:value-type="date">
            <text:p>05-Dec</text:p>
          </table:table-cell>
          <table:table-cell table:style-name="ce29" table:formula="of:=[.M2]+7" office:value-type="date" office:date-value="2021-12-12" calcext:value-type="date">
            <text:p>12-Dec</text:p>
          </table:table-cell>
          <table:table-cell table:style-name="ce29" table:formula="of:=[.N2]+7" office:value-type="date" office:date-value="2021-12-19" calcext:value-type="date">
            <text:p>19-Dec</text:p>
          </table:table-cell>
          <table:table-cell table:style-name="ce29" table:formula="of:=[.O2]+7" office:value-type="date" office:date-value="2021-12-26" calcext:value-type="date">
            <text:p>26-Dec</text:p>
          </table:table-cell>
          <table:table-cell table:style-name="ce29" table:formula="of:=[.P2]+7" office:value-type="date" office:date-value="2022-01-02" calcext:value-type="date">
            <text:p>02-Jan</text:p>
          </table:table-cell>
          <table:table-cell table:style-name="ce29" table:formula="of:=[.Q2]+7" office:value-type="date" office:date-value="2022-01-09" calcext:value-type="date">
            <text:p>09-Jan</text:p>
          </table:table-cell>
          <table:table-cell table:style-name="ce29" table:formula="of:=[.R2]+7" office:value-type="date" office:date-value="2022-01-16" calcext:value-type="date">
            <text:p>16-Jan</text:p>
          </table:table-cell>
          <table:table-cell table:style-name="ce29" table:formula="of:=[.S2]+7" office:value-type="date" office:date-value="2022-01-23" calcext:value-type="date">
            <text:p>23-Jan</text:p>
          </table:table-cell>
          <table:table-cell table:style-name="ce29" table:formula="of:=[.T2]+7" office:value-type="date" office:date-value="2022-01-30" calcext:value-type="date">
            <text:p>30-Jan</text:p>
          </table:table-cell>
          <table:table-cell table:style-name="ce29" table:formula="of:=[.U2]+7" office:value-type="date" office:date-value="2022-02-06" calcext:value-type="date">
            <text:p>06-Feb</text:p>
          </table:table-cell>
          <table:table-cell table:style-name="ce29" table:formula="of:=[.V2]+7" office:value-type="date" office:date-value="2022-02-13" calcext:value-type="date">
            <text:p>13-Feb</text:p>
          </table:table-cell>
          <table:table-cell table:style-name="ce29" table:formula="of:=[.W2]+7" office:value-type="date" office:date-value="2022-02-20" calcext:value-type="date">
            <text:p>20-Feb</text:p>
          </table:table-cell>
          <table:table-cell table:style-name="ce29" table:formula="of:=[.X2]+7" office:value-type="date" office:date-value="2022-02-27" calcext:value-type="date">
            <text:p>27-Feb</text:p>
          </table:table-cell>
          <table:table-cell table:style-name="ce1"/>
          <table:table-cell table:number-columns-repeated="38"/>
        </table:table-row>
        <table:table-row table:style-name="ro3">
          <table:table-cell table:style-name="ce2" office:value-type="float" office:value="1" calcext:value-type="float">
            <text:p>1</text:p>
          </table:table-cell>
          <table:table-cell table:style-name="ce6" office:value-type="string" calcext:value-type="string">
            <text:p>Objective 1</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35" office:value-type="string" calcext:value-type="string">
            <office:annotation draw:style-name="gr4" draw:text-style-name="P3" svg:width="13.685cm" svg:height="2.222cm" svg:x="36.226cm" svg:y="4.366cm" draw:caption-point-x="-0.407cm" draw:caption-point-y="-2.108cm">
              <dc:creator>RC</dc:creator>
              <dc:date>2021-11-28T00:00:00</dc:date>
              <text:p text:style-name="P2"><text:span text:style-name="T1">The Base Value is the value of the Key Result in the beginning of the OKR cycle.</text:span></text:p>
            </office:annotation>
            <text:p>Base Value</text:p>
          </table:table-cell>
          <table:table-cell table:style-name="ce9" office:value-type="string" calcext:value-type="string">
            <office:annotation draw:style-name="gr4" draw:text-style-name="P3" svg:width="11.202cm" svg:height="2.222cm" svg:x="39.46cm" svg:y="4.366cm" draw:caption-point-x="-0.407cm" draw:caption-point-y="-2.108cm">
              <dc:creator>RC</dc:creator>
              <dc:date>2021-11-28T00:00:00</dc:date>
              <text:p text:style-name="P2"><text:span text:style-name="T1">The Target Value is the goal itself, it's the desired value for that Key Result at the end of the OKR cycle.</text:span></text:p>
            </office:annotation>
            <text:p>Target Value</text:p>
          </table:table-cell>
          <table:table-cell table:style-name="ce9" office:value-type="string" calcext:value-type="string">
            <office:annotation draw:style-name="gr4" draw:text-style-name="P3" svg:width="10.287cm" svg:height="2.222cm" svg:x="42.562cm" svg:y="4.366cm" draw:caption-point-x="-0.407cm" draw:caption-point-y="-2.108cm">
              <dc:creator>RC</dc:creator>
              <dc:date>2021-11-28T00:00:00</dc:date>
              <text:p text:style-name="P2"><text:span text:style-name="T1">The Current Value is the value of the Key Result in the Current Date as defined in the dropdown menu above (cell H2).</text:span></text:p>
            </office:annotation>
            <text:p>Current Value</text:p>
          </table:table-cell>
          <table:table-cell table:style-name="ce9" office:value-type="string" calcext:value-type="string">
            <text:p>Progress</text:p>
          </table:table-cell>
          <table:table-cell table:style-name="ce14" table:formula="of:=IF(IFERROR(AVERAGE([.I4:.I5]);&quot;&quot;)=0;&quot;&quot;;IFERROR(AVERAGE([.I4:.I5]);&quot;&quot;))">
            <text:p/>
          </table:table-cell>
          <table:table-cell table:style-name="ce1"/>
          <table:table-cell table:style-name="ce30" table:number-columns-repeated="14"/>
          <table:table-cell table:style-name="ce1"/>
          <table:table-cell table:number-columns-repeated="38"/>
        </table:table-row>
        <table:table-row table:style-name="ro1">
          <table:table-cell table:style-name="ce3" office:value-type="float" office:value="1.1" calcext:value-type="float">
            <text:p>1.1</text:p>
          </table:table-cell>
          <table:table-cell table:style-name="ce7" office:value-type="string" calcext:value-type="string">
            <text:p>Key Result 1</text:p>
          </table:table-cell>
          <table:table-cell table:style-name="ce10" table:number-columns-repeated="4"/>
          <table:table-cell table:style-name="ce18"/>
          <table:table-cell table:style-name="ce18" table:formula="of:=SUMIF([.$L$2:.$Y$2];[.$H$2];[.L4:.Y4])" office:value-type="float" office:value="0" calcext:value-type="float">
            <text:p>0</text:p>
          </table:table-cell>
          <table:table-cell table:style-name="ce72" table:formula="of:=IFERROR(([.H4]-[.F4])/([.G4]-[.F4]);&quot;&quot;)">
            <text:p/>
          </table:table-cell>
          <table:table-cell table:style-name="ce3"/>
          <table:table-cell table:style-name="ce1"/>
          <table:table-cell table:style-name="ce10" table:number-columns-repeated="7"/>
          <table:table-cell table:style-name="ce33" table:number-columns-repeated="7"/>
          <table:table-cell table:style-name="ce1"/>
          <table:table-cell table:number-columns-repeated="38"/>
        </table:table-row>
        <table:table-row table:style-name="ro1">
          <table:table-cell table:style-name="ce3" table:formula="of:=[.A4]+0.1" office:value-type="float" office:value="1.2" calcext:value-type="float">
            <text:p>1.2</text:p>
          </table:table-cell>
          <table:table-cell table:style-name="ce7" office:value-type="string" calcext:value-type="string">
            <text:p>Key Result 2</text:p>
          </table:table-cell>
          <table:table-cell table:style-name="ce11"/>
          <table:table-cell table:style-name="ce10" table:number-columns-repeated="4"/>
          <table:table-cell table:style-name="ce18" table:formula="of:=SUMIF([.$L$2:.$Y$2];[.$H$2];[.L5:.Y5])" office:value-type="float" office:value="0" calcext:value-type="float">
            <text:p>0</text:p>
          </table:table-cell>
          <table:table-cell table:style-name="ce72" table:formula="of:=IFERROR(([.H5]-[.F5])/([.G5]-[.F5]);&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5]+0.1" office:value-type="float" office:value="1.3" calcext:value-type="float">
            <text:p>1.3</text:p>
          </table:table-cell>
          <table:table-cell table:style-name="ce7" office:value-type="string" calcext:value-type="string">
            <text:p>Key Result 3</text:p>
          </table:table-cell>
          <table:table-cell table:style-name="ce11"/>
          <table:table-cell table:style-name="ce10" table:number-columns-repeated="4"/>
          <table:table-cell table:style-name="ce18" table:formula="of:=SUMIF([.$L$2:.$Y$2];[.$H$2];[.L6:.Y6])" office:value-type="float" office:value="0" calcext:value-type="float">
            <text:p>0</text:p>
          </table:table-cell>
          <table:table-cell table:style-name="ce73" table:formula="of:=IFERROR(([.H6]-[.F6])/([.G6]-[.F6]);&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6]+0.1" office:value-type="float" office:value="1.4" calcext:value-type="float">
            <text:p>1.4</text:p>
          </table:table-cell>
          <table:table-cell table:style-name="ce7" office:value-type="string" calcext:value-type="string">
            <text:p>Key Result 4</text:p>
          </table:table-cell>
          <table:table-cell table:style-name="ce11"/>
          <table:table-cell table:style-name="ce10" table:number-columns-repeated="4"/>
          <table:table-cell table:style-name="ce18" table:formula="of:=SUMIF([.$L$2:.$Y$2];[.$H$2];[.L7:.Y7])" office:value-type="float" office:value="0" calcext:value-type="float">
            <text:p>0</text:p>
          </table:table-cell>
          <table:table-cell table:style-name="ce74" table:formula="of:=IFERROR(([.H7]-[.F7])/([.G7]-[.F7]);&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7]+0.1" office:value-type="float" office:value="1.5" calcext:value-type="float">
            <text:p>1.5</text:p>
          </table:table-cell>
          <table:table-cell table:style-name="ce7" office:value-type="string" calcext:value-type="string">
            <text:p>Key Result 5</text:p>
          </table:table-cell>
          <table:table-cell table:style-name="ce11"/>
          <table:table-cell table:style-name="ce10" table:number-columns-repeated="4"/>
          <table:table-cell table:style-name="ce18" table:formula="of:=SUMIF([.$L$2:.$Y$2];[.$H$2];[.L8:.Y8])" office:value-type="float" office:value="0" calcext:value-type="float">
            <text:p>0</text:p>
          </table:table-cell>
          <table:table-cell table:style-name="ce75" table:formula="of:=IFERROR(([.H8]-[.F8])/([.G8]-[.F8]);&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4">
          <table:table-cell table:style-name="ce1" table:number-columns-repeated="9"/>
          <table:table-cell table:style-name="ce1" office:value-type="string" calcext:value-type="string">
            <text:p>OKR Progress</text:p>
          </table:table-cell>
          <table:table-cell table:style-name="ce1" table:number-columns-repeated="16"/>
          <table:table-cell table:number-columns-repeated="38"/>
        </table:table-row>
        <table:table-row table:style-name="ro3">
          <table:table-cell table:style-name="ce2" table:formula="of:=[.A3]+1" office:value-type="float" office:value="2" calcext:value-type="float">
            <text:p>2</text:p>
          </table:table-cell>
          <table:table-cell table:style-name="ce6" office:value-type="string" calcext:value-type="string">
            <text:p>Objective 2</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10]+0.1" office:value-type="float" office:value="2.1" calcext:value-type="float">
            <text:p>2.1</text:p>
          </table:table-cell>
          <table:table-cell table:style-name="ce7" office:value-type="string" calcext:value-type="string">
            <text:p>Key Result 1</text:p>
          </table:table-cell>
          <table:table-cell table:style-name="ce10" table:number-columns-repeated="3"/>
          <table:table-cell table:style-name="ce17" table:number-columns-repeated="2"/>
          <table:table-cell table:style-name="ce18" table:formula="of:=SUMIF([.$L$2:.$Y$2];[.$H$2];[.L11:.Y11])" office:value-type="float" office:value="0" calcext:value-type="float">
            <text:p>0</text:p>
          </table:table-cell>
          <table:table-cell table:style-name="ce76" table:formula="of:=IFERROR(([.H11]-[.F11])/([.G11]-[.F11]);&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1]+0.1" office:value-type="float" office:value="2.2" calcext:value-type="float">
            <text:p>2.2</text:p>
          </table:table-cell>
          <table:table-cell table:style-name="ce7" office:value-type="string" calcext:value-type="string">
            <text:p>Key Result 2</text:p>
          </table:table-cell>
          <table:table-cell table:style-name="ce11"/>
          <table:table-cell table:style-name="ce10" table:number-columns-repeated="2"/>
          <table:table-cell table:style-name="ce17" table:number-columns-repeated="2"/>
          <table:table-cell table:style-name="ce18" table:formula="of:=SUMIF([.$L$2:.$Y$2];[.$H$2];[.L12:.Y12])" office:value-type="float" office:value="0" calcext:value-type="float">
            <text:p>0</text:p>
          </table:table-cell>
          <table:table-cell table:style-name="ce76" table:formula="of:=IFERROR(([.H12]-[.F12])/([.G12]-[.F12]);&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2]+0.1" office:value-type="float" office:value="2.3" calcext:value-type="float">
            <text:p>2.3</text:p>
          </table:table-cell>
          <table:table-cell table:style-name="ce7" office:value-type="string" calcext:value-type="string">
            <text:p>Key Result 3</text:p>
          </table:table-cell>
          <table:table-cell table:style-name="ce11"/>
          <table:table-cell table:style-name="ce10" table:number-columns-repeated="2"/>
          <table:table-cell table:style-name="ce17" table:number-columns-repeated="2"/>
          <table:table-cell table:style-name="ce18" table:formula="of:=SUMIF([.$L$2:.$Y$2];[.$H$2];[.L13:.Y13])" office:value-type="float" office:value="0" calcext:value-type="float">
            <text:p>0</text:p>
          </table:table-cell>
          <table:table-cell table:style-name="ce77" table:formula="of:=IFERROR(([.H13]-[.F13])/([.G13]-[.F13]);&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3]+0.1" office:value-type="float" office:value="2.4" calcext:value-type="float">
            <text:p>2.4</text:p>
          </table:table-cell>
          <table:table-cell table:style-name="ce7" office:value-type="string" calcext:value-type="string">
            <text:p>Key Result 4</text:p>
          </table:table-cell>
          <table:table-cell table:style-name="ce11"/>
          <table:table-cell table:style-name="ce10" table:number-columns-repeated="2"/>
          <table:table-cell table:style-name="ce17" table:number-columns-repeated="2"/>
          <table:table-cell table:style-name="ce18" table:formula="of:=SUMIF([.$L$2:.$Y$2];[.$H$2];[.L14:.Y14])" office:value-type="float" office:value="0" calcext:value-type="float">
            <text:p>0</text:p>
          </table:table-cell>
          <table:table-cell table:style-name="ce78" table:formula="of:=IFERROR(([.H14]-[.F14])/([.G14]-[.F14]);&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4]+0.1" office:value-type="float" office:value="2.5" calcext:value-type="float">
            <text:p>2.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15:.Y15])" office:value-type="float" office:value="0" calcext:value-type="float">
            <text:p>0</text:p>
          </table:table-cell>
          <table:table-cell table:style-name="ce79" table:formula="of:=IFERROR(([.H15]-[.F15])/([.G15]-[.F15]);&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table-cell table:style-name="ce1" table:number-columns-repeated="26"/>
          <table:table-cell table:number-columns-repeated="38"/>
        </table:table-row>
        <table:table-row table:style-name="ro3">
          <table:table-cell table:style-name="ce2" table:formula="of:=[.A10]+1" office:value-type="float" office:value="3" calcext:value-type="float">
            <text:p>3</text:p>
          </table:table-cell>
          <table:table-cell table:style-name="ce6" office:value-type="string" calcext:value-type="string">
            <text:p>Objective 3</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17]+0.1" office:value-type="float" office:value="3.1" calcext:value-type="float">
            <text:p>3.1</text:p>
          </table:table-cell>
          <table:table-cell table:style-name="ce7" office:value-type="string" calcext:value-type="string">
            <text:p>Key Result 1</text:p>
          </table:table-cell>
          <table:table-cell table:style-name="ce10" table:number-columns-repeated="3"/>
          <table:table-cell table:style-name="ce17" table:number-columns-repeated="2"/>
          <table:table-cell table:style-name="ce18" table:formula="of:=SUMIF([.$L$2:.$Y$2];[.$H$2];[.L18:.Y18])" office:value-type="float" office:value="0" calcext:value-type="float">
            <text:p>0</text:p>
          </table:table-cell>
          <table:table-cell table:style-name="ce76" table:formula="of:=IFERROR(([.H18]-[.F18])/([.G18]-[.F18]);&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8]+0.1" office:value-type="float" office:value="3.2" calcext:value-type="float">
            <text:p>3.2</text:p>
          </table:table-cell>
          <table:table-cell table:style-name="ce7" office:value-type="string" calcext:value-type="string">
            <text:p>Key Result 2</text:p>
          </table:table-cell>
          <table:table-cell table:style-name="ce11"/>
          <table:table-cell table:style-name="ce10" table:number-columns-repeated="2"/>
          <table:table-cell table:style-name="ce17" table:number-columns-repeated="2"/>
          <table:table-cell table:style-name="ce18" table:formula="of:=SUMIF([.$L$2:.$Y$2];[.$H$2];[.L19:.Y19])" office:value-type="float" office:value="0" calcext:value-type="float">
            <text:p>0</text:p>
          </table:table-cell>
          <table:table-cell table:style-name="ce76" table:formula="of:=IFERROR(([.H19]-[.F19])/([.G19]-[.F19]);&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9]+0.1" office:value-type="float" office:value="3.3" calcext:value-type="float">
            <text:p>3.3</text:p>
          </table:table-cell>
          <table:table-cell table:style-name="ce7" office:value-type="string" calcext:value-type="string">
            <text:p>Key Result 3</text:p>
          </table:table-cell>
          <table:table-cell table:style-name="ce11"/>
          <table:table-cell table:style-name="ce10" table:number-columns-repeated="2"/>
          <table:table-cell table:style-name="ce17" table:number-columns-repeated="2"/>
          <table:table-cell table:style-name="ce18" table:formula="of:=SUMIF([.$L$2:.$Y$2];[.$H$2];[.L20:.Y20])" office:value-type="float" office:value="0" calcext:value-type="float">
            <text:p>0</text:p>
          </table:table-cell>
          <table:table-cell table:style-name="ce77" table:formula="of:=IFERROR(([.H20]-[.F20])/([.G20]-[.F20]);&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0]+0.1" office:value-type="float" office:value="3.4" calcext:value-type="float">
            <text:p>3.4</text:p>
          </table:table-cell>
          <table:table-cell table:style-name="ce7" office:value-type="string" calcext:value-type="string">
            <text:p>Key Result 4</text:p>
          </table:table-cell>
          <table:table-cell table:style-name="ce11"/>
          <table:table-cell table:style-name="ce10" table:number-columns-repeated="2"/>
          <table:table-cell table:style-name="ce17" table:number-columns-repeated="2"/>
          <table:table-cell table:style-name="ce18" table:formula="of:=SUMIF([.$L$2:.$Y$2];[.$H$2];[.L21:.Y21])" office:value-type="float" office:value="0" calcext:value-type="float">
            <text:p>0</text:p>
          </table:table-cell>
          <table:table-cell table:style-name="ce78" table:formula="of:=IFERROR(([.H21]-[.F21])/([.G21]-[.F21]);&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1]+0.1" office:value-type="float" office:value="3.5" calcext:value-type="float">
            <text:p>3.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22:.Y22])" office:value-type="float" office:value="0" calcext:value-type="float">
            <text:p>0</text:p>
          </table:table-cell>
          <table:table-cell table:style-name="ce79" table:formula="of:=IFERROR(([.H22]-[.F22])/([.G22]-[.F22]);&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table-cell table:style-name="ce1" table:number-columns-repeated="26"/>
          <table:table-cell table:number-columns-repeated="38"/>
        </table:table-row>
        <table:table-row table:style-name="ro3">
          <table:table-cell table:style-name="ce2" table:formula="of:=[.A17]+1" office:value-type="float" office:value="4" calcext:value-type="float">
            <text:p>4</text:p>
          </table:table-cell>
          <table:table-cell table:style-name="ce6" office:value-type="string" calcext:value-type="string">
            <text:p>Objective 4</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24]+0.1" office:value-type="float" office:value="4.1" calcext:value-type="float">
            <text:p>4.1</text:p>
          </table:table-cell>
          <table:table-cell table:style-name="ce7" office:value-type="string" calcext:value-type="string">
            <text:p>Key Result 1</text:p>
          </table:table-cell>
          <table:table-cell table:style-name="ce10" table:number-columns-repeated="3"/>
          <table:table-cell table:style-name="ce17" table:number-columns-repeated="2"/>
          <table:table-cell table:style-name="ce18" table:formula="of:=SUMIF([.$L$2:.$Y$2];[.$H$2];[.L25:.Y25])" office:value-type="float" office:value="0" calcext:value-type="float">
            <text:p>0</text:p>
          </table:table-cell>
          <table:table-cell table:style-name="ce76" table:formula="of:=IFERROR(([.H25]-[.F25])/([.G25]-[.F25]);&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5]+0.1" office:value-type="float" office:value="4.2" calcext:value-type="float">
            <text:p>4.2</text:p>
          </table:table-cell>
          <table:table-cell table:style-name="ce7" office:value-type="string" calcext:value-type="string">
            <text:p>Key Result 2</text:p>
          </table:table-cell>
          <table:table-cell table:style-name="ce11"/>
          <table:table-cell table:style-name="ce10" table:number-columns-repeated="2"/>
          <table:table-cell table:style-name="ce17" table:number-columns-repeated="2"/>
          <table:table-cell table:style-name="ce18" table:formula="of:=SUMIF([.$L$2:.$Y$2];[.$H$2];[.L26:.Y26])" office:value-type="float" office:value="0" calcext:value-type="float">
            <text:p>0</text:p>
          </table:table-cell>
          <table:table-cell table:style-name="ce76" table:formula="of:=IFERROR(([.H26]-[.F26])/([.G26]-[.F26]);&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6]+0.1" office:value-type="float" office:value="4.3" calcext:value-type="float">
            <text:p>4.3</text:p>
          </table:table-cell>
          <table:table-cell table:style-name="ce7" office:value-type="string" calcext:value-type="string">
            <text:p>Key Result 3</text:p>
          </table:table-cell>
          <table:table-cell table:style-name="ce11"/>
          <table:table-cell table:style-name="ce10" table:number-columns-repeated="2"/>
          <table:table-cell table:style-name="ce17" table:number-columns-repeated="2"/>
          <table:table-cell table:style-name="ce18" table:formula="of:=SUMIF([.$L$2:.$Y$2];[.$H$2];[.L27:.Y27])" office:value-type="float" office:value="0" calcext:value-type="float">
            <text:p>0</text:p>
          </table:table-cell>
          <table:table-cell table:style-name="ce77" table:formula="of:=IFERROR(([.H27]-[.F27])/([.G27]-[.F27]);&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7]+0.1" office:value-type="float" office:value="4.4" calcext:value-type="float">
            <text:p>4.4</text:p>
          </table:table-cell>
          <table:table-cell table:style-name="ce7" office:value-type="string" calcext:value-type="string">
            <text:p>Key Result 4</text:p>
          </table:table-cell>
          <table:table-cell table:style-name="ce11"/>
          <table:table-cell table:style-name="ce10" table:number-columns-repeated="2"/>
          <table:table-cell table:style-name="ce17" table:number-columns-repeated="2"/>
          <table:table-cell table:style-name="ce18" table:formula="of:=SUMIF([.$L$2:.$Y$2];[.$H$2];[.L28:.Y28])" office:value-type="float" office:value="0" calcext:value-type="float">
            <text:p>0</text:p>
          </table:table-cell>
          <table:table-cell table:style-name="ce78" table:formula="of:=IFERROR(([.H28]-[.F28])/([.G28]-[.F28]);&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8]+0.1" office:value-type="float" office:value="4.5" calcext:value-type="float">
            <text:p>4.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29:.Y29])" office:value-type="float" office:value="0" calcext:value-type="float">
            <text:p>0</text:p>
          </table:table-cell>
          <table:table-cell table:style-name="ce79" table:formula="of:=IFERROR(([.H29]-[.F29])/([.G29]-[.F29]);&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number-rows-repeated="970">
          <table:table-cell table:style-name="ce1" table:number-columns-repeated="26"/>
          <table:table-cell table:number-columns-repeated="38"/>
        </table:table-row>
        <table:table-row table:style-name="ro6" table:number-rows-repeated="1047576">
          <table:table-cell table:number-columns-repeated="64"/>
        </table:table-row>
        <table:table-row table:style-name="ro6">
          <table:table-cell table:number-columns-repeated="64"/>
        </table:table-row>
        <calcext:conditional-formats>
          <calcext:conditional-format calcext:target-range-address="'Team #1 OKRs'.I4:'Team #1 OKRs'.I8">
            <calcext:condition calcext:apply-style-name="ConditionalStyle_128" calcext:value="between(0.81,1)" calcext:base-cell-address="'Team #1 OKRs'.I4"/>
          </calcext:conditional-format>
          <calcext:conditional-format calcext:target-range-address="'Team #1 OKRs'.I4:'Team #1 OKRs'.I8">
            <calcext:condition calcext:apply-style-name="ConditionalStyle_127" calcext:value="between(0.6,0.8)" calcext:base-cell-address="'Team #1 OKRs'.I4"/>
          </calcext:conditional-format>
          <calcext:conditional-format calcext:target-range-address="'Team #1 OKRs'.I4:'Team #1 OKRs'.I8">
            <calcext:condition calcext:apply-style-name="ConditionalStyle_126" calcext:value="between(0.41,0.6)" calcext:base-cell-address="'Team #1 OKRs'.I4"/>
          </calcext:conditional-format>
          <calcext:conditional-format calcext:target-range-address="'Team #1 OKRs'.I4:'Team #1 OKRs'.I8">
            <calcext:condition calcext:apply-style-name="ConditionalStyle_125" calcext:value="between(0,0.4)" calcext:base-cell-address="'Team #1 OKRs'.I4"/>
          </calcext:conditional-format>
          <calcext:conditional-format calcext:target-range-address="'Team #1 OKRs'.I4:'Team #1 OKRs'.I8">
            <calcext:condition calcext:apply-style-name="ConditionalStyle_124" calcext:value="between(0.81,1)" calcext:base-cell-address="'Team #1 OKRs'.I4"/>
          </calcext:conditional-format>
          <calcext:conditional-format calcext:target-range-address="'Team #1 OKRs'.I4:'Team #1 OKRs'.I8">
            <calcext:condition calcext:apply-style-name="ConditionalStyle_123" calcext:value="between(0.6,0.8)" calcext:base-cell-address="'Team #1 OKRs'.I4"/>
          </calcext:conditional-format>
          <calcext:conditional-format calcext:target-range-address="'Team #1 OKRs'.I4:'Team #1 OKRs'.I8">
            <calcext:condition calcext:apply-style-name="ConditionalStyle_122" calcext:value="between(0.41,0.6)" calcext:base-cell-address="'Team #1 OKRs'.I4"/>
          </calcext:conditional-format>
          <calcext:conditional-format calcext:target-range-address="'Team #1 OKRs'.I4:'Team #1 OKRs'.I8">
            <calcext:condition calcext:apply-style-name="ConditionalStyle_121" calcext:value="between(0,0.4)" calcext:base-cell-address="'Team #1 OKRs'.I4"/>
          </calcext:conditional-format>
          <calcext:conditional-format calcext:target-range-address="'Team #1 OKRs'.I6:'Team #1 OKRs'.I6">
            <calcext:condition calcext:apply-style-name="ConditionalStyle_120" calcext:value="between(0.81,1)" calcext:base-cell-address="'Team #1 OKRs'.I6"/>
          </calcext:conditional-format>
          <calcext:conditional-format calcext:target-range-address="'Team #1 OKRs'.I6:'Team #1 OKRs'.I6">
            <calcext:condition calcext:apply-style-name="ConditionalStyle_119" calcext:value="between(0.6,0.8)" calcext:base-cell-address="'Team #1 OKRs'.I6"/>
          </calcext:conditional-format>
          <calcext:conditional-format calcext:target-range-address="'Team #1 OKRs'.I6:'Team #1 OKRs'.I6">
            <calcext:condition calcext:apply-style-name="ConditionalStyle_118" calcext:value="between(0.41,0.6)" calcext:base-cell-address="'Team #1 OKRs'.I6"/>
          </calcext:conditional-format>
          <calcext:conditional-format calcext:target-range-address="'Team #1 OKRs'.I6:'Team #1 OKRs'.I6">
            <calcext:condition calcext:apply-style-name="ConditionalStyle_117" calcext:value="between(0,0.4)" calcext:base-cell-address="'Team #1 OKRs'.I6"/>
          </calcext:conditional-format>
          <calcext:conditional-format calcext:target-range-address="'Team #1 OKRs'.I6:'Team #1 OKRs'.I6">
            <calcext:condition calcext:apply-style-name="ConditionalStyle_116" calcext:value="between(0.81,1)" calcext:base-cell-address="'Team #1 OKRs'.I6"/>
          </calcext:conditional-format>
          <calcext:conditional-format calcext:target-range-address="'Team #1 OKRs'.I6:'Team #1 OKRs'.I6">
            <calcext:condition calcext:apply-style-name="ConditionalStyle_115" calcext:value="between(0.6,0.8)" calcext:base-cell-address="'Team #1 OKRs'.I6"/>
          </calcext:conditional-format>
          <calcext:conditional-format calcext:target-range-address="'Team #1 OKRs'.I6:'Team #1 OKRs'.I6">
            <calcext:condition calcext:apply-style-name="ConditionalStyle_114" calcext:value="between(0.41,0.6)" calcext:base-cell-address="'Team #1 OKRs'.I6"/>
          </calcext:conditional-format>
          <calcext:conditional-format calcext:target-range-address="'Team #1 OKRs'.I6:'Team #1 OKRs'.I6">
            <calcext:condition calcext:apply-style-name="ConditionalStyle_113" calcext:value="between(0,0.4)" calcext:base-cell-address="'Team #1 OKRs'.I6"/>
          </calcext:conditional-format>
          <calcext:conditional-format calcext:target-range-address="'Team #1 OKRs'.I7:'Team #1 OKRs'.I7">
            <calcext:condition calcext:apply-style-name="ConditionalStyle_112" calcext:value="between(0.81,1)" calcext:base-cell-address="'Team #1 OKRs'.I7"/>
          </calcext:conditional-format>
          <calcext:conditional-format calcext:target-range-address="'Team #1 OKRs'.I7:'Team #1 OKRs'.I7">
            <calcext:condition calcext:apply-style-name="ConditionalStyle_111" calcext:value="between(0.6,0.8)" calcext:base-cell-address="'Team #1 OKRs'.I7"/>
          </calcext:conditional-format>
          <calcext:conditional-format calcext:target-range-address="'Team #1 OKRs'.I7:'Team #1 OKRs'.I7">
            <calcext:condition calcext:apply-style-name="ConditionalStyle_110" calcext:value="between(0.41,0.6)" calcext:base-cell-address="'Team #1 OKRs'.I7"/>
          </calcext:conditional-format>
          <calcext:conditional-format calcext:target-range-address="'Team #1 OKRs'.I7:'Team #1 OKRs'.I7">
            <calcext:condition calcext:apply-style-name="ConditionalStyle_109" calcext:value="between(0,0.4)" calcext:base-cell-address="'Team #1 OKRs'.I7"/>
          </calcext:conditional-format>
          <calcext:conditional-format calcext:target-range-address="'Team #1 OKRs'.I7:'Team #1 OKRs'.I7">
            <calcext:condition calcext:apply-style-name="ConditionalStyle_108" calcext:value="between(0.81,1)" calcext:base-cell-address="'Team #1 OKRs'.I7"/>
          </calcext:conditional-format>
          <calcext:conditional-format calcext:target-range-address="'Team #1 OKRs'.I7:'Team #1 OKRs'.I7">
            <calcext:condition calcext:apply-style-name="ConditionalStyle_107" calcext:value="between(0.6,0.8)" calcext:base-cell-address="'Team #1 OKRs'.I7"/>
          </calcext:conditional-format>
          <calcext:conditional-format calcext:target-range-address="'Team #1 OKRs'.I7:'Team #1 OKRs'.I7">
            <calcext:condition calcext:apply-style-name="ConditionalStyle_106" calcext:value="between(0.41,0.6)" calcext:base-cell-address="'Team #1 OKRs'.I7"/>
          </calcext:conditional-format>
          <calcext:conditional-format calcext:target-range-address="'Team #1 OKRs'.I7:'Team #1 OKRs'.I7">
            <calcext:condition calcext:apply-style-name="ConditionalStyle_105" calcext:value="between(0,0.4)" calcext:base-cell-address="'Team #1 OKRs'.I7"/>
          </calcext:conditional-format>
          <calcext:conditional-format calcext:target-range-address="'Team #1 OKRs'.I8:'Team #1 OKRs'.I8">
            <calcext:condition calcext:apply-style-name="ConditionalStyle_104" calcext:value="between(0.81,1)" calcext:base-cell-address="'Team #1 OKRs'.I8"/>
          </calcext:conditional-format>
          <calcext:conditional-format calcext:target-range-address="'Team #1 OKRs'.I8:'Team #1 OKRs'.I8">
            <calcext:condition calcext:apply-style-name="ConditionalStyle_103" calcext:value="between(0.6,0.8)" calcext:base-cell-address="'Team #1 OKRs'.I8"/>
          </calcext:conditional-format>
          <calcext:conditional-format calcext:target-range-address="'Team #1 OKRs'.I8:'Team #1 OKRs'.I8">
            <calcext:condition calcext:apply-style-name="ConditionalStyle_102" calcext:value="between(0.41,0.6)" calcext:base-cell-address="'Team #1 OKRs'.I8"/>
          </calcext:conditional-format>
          <calcext:conditional-format calcext:target-range-address="'Team #1 OKRs'.I8:'Team #1 OKRs'.I8">
            <calcext:condition calcext:apply-style-name="ConditionalStyle_101" calcext:value="between(0,0.4)" calcext:base-cell-address="'Team #1 OKRs'.I8"/>
          </calcext:conditional-format>
          <calcext:conditional-format calcext:target-range-address="'Team #1 OKRs'.I8:'Team #1 OKRs'.I8">
            <calcext:condition calcext:apply-style-name="ConditionalStyle_100" calcext:value="between(0.81,1)" calcext:base-cell-address="'Team #1 OKRs'.I8"/>
          </calcext:conditional-format>
          <calcext:conditional-format calcext:target-range-address="'Team #1 OKRs'.I8:'Team #1 OKRs'.I8">
            <calcext:condition calcext:apply-style-name="ConditionalStyle_99" calcext:value="between(0.6,0.8)" calcext:base-cell-address="'Team #1 OKRs'.I8"/>
          </calcext:conditional-format>
          <calcext:conditional-format calcext:target-range-address="'Team #1 OKRs'.I8:'Team #1 OKRs'.I8">
            <calcext:condition calcext:apply-style-name="ConditionalStyle_98" calcext:value="between(0.41,0.6)" calcext:base-cell-address="'Team #1 OKRs'.I8"/>
          </calcext:conditional-format>
          <calcext:conditional-format calcext:target-range-address="'Team #1 OKRs'.I8:'Team #1 OKRs'.I8">
            <calcext:condition calcext:apply-style-name="ConditionalStyle_97" calcext:value="between(0,0.4)" calcext:base-cell-address="'Team #1 OKRs'.I8"/>
          </calcext:conditional-format>
          <calcext:conditional-format calcext:target-range-address="'Team #1 OKRs'.I11:'Team #1 OKRs'.I15 'Team #1 OKRs'.I18:'Team #1 OKRs'.I22 'Team #1 OKRs'.I25:'Team #1 OKRs'.I29">
            <calcext:condition calcext:apply-style-name="ConditionalStyle_96" calcext:value="between(0.81,1)" calcext:base-cell-address="'Team #1 OKRs'.I11"/>
          </calcext:conditional-format>
          <calcext:conditional-format calcext:target-range-address="'Team #1 OKRs'.I11:'Team #1 OKRs'.I15 'Team #1 OKRs'.I18:'Team #1 OKRs'.I22 'Team #1 OKRs'.I25:'Team #1 OKRs'.I29">
            <calcext:condition calcext:apply-style-name="ConditionalStyle_95" calcext:value="between(0.6,0.8)" calcext:base-cell-address="'Team #1 OKRs'.I11"/>
          </calcext:conditional-format>
          <calcext:conditional-format calcext:target-range-address="'Team #1 OKRs'.I11:'Team #1 OKRs'.I15 'Team #1 OKRs'.I18:'Team #1 OKRs'.I22 'Team #1 OKRs'.I25:'Team #1 OKRs'.I29">
            <calcext:condition calcext:apply-style-name="ConditionalStyle_94" calcext:value="between(0.41,0.6)" calcext:base-cell-address="'Team #1 OKRs'.I11"/>
          </calcext:conditional-format>
          <calcext:conditional-format calcext:target-range-address="'Team #1 OKRs'.I11:'Team #1 OKRs'.I15 'Team #1 OKRs'.I18:'Team #1 OKRs'.I22 'Team #1 OKRs'.I25:'Team #1 OKRs'.I29">
            <calcext:condition calcext:apply-style-name="ConditionalStyle_93" calcext:value="between(0,0.4)" calcext:base-cell-address="'Team #1 OKRs'.I11"/>
          </calcext:conditional-format>
          <calcext:conditional-format calcext:target-range-address="'Team #1 OKRs'.I11:'Team #1 OKRs'.I15 'Team #1 OKRs'.I18:'Team #1 OKRs'.I22 'Team #1 OKRs'.I25:'Team #1 OKRs'.I29">
            <calcext:condition calcext:apply-style-name="ConditionalStyle_92" calcext:value="between(0.81,1)" calcext:base-cell-address="'Team #1 OKRs'.I11"/>
          </calcext:conditional-format>
          <calcext:conditional-format calcext:target-range-address="'Team #1 OKRs'.I11:'Team #1 OKRs'.I15 'Team #1 OKRs'.I18:'Team #1 OKRs'.I22 'Team #1 OKRs'.I25:'Team #1 OKRs'.I29">
            <calcext:condition calcext:apply-style-name="ConditionalStyle_91" calcext:value="between(0.6,0.8)" calcext:base-cell-address="'Team #1 OKRs'.I11"/>
          </calcext:conditional-format>
          <calcext:conditional-format calcext:target-range-address="'Team #1 OKRs'.I11:'Team #1 OKRs'.I15 'Team #1 OKRs'.I18:'Team #1 OKRs'.I22 'Team #1 OKRs'.I25:'Team #1 OKRs'.I29">
            <calcext:condition calcext:apply-style-name="ConditionalStyle_90" calcext:value="between(0.41,0.6)" calcext:base-cell-address="'Team #1 OKRs'.I11"/>
          </calcext:conditional-format>
          <calcext:conditional-format calcext:target-range-address="'Team #1 OKRs'.I11:'Team #1 OKRs'.I15 'Team #1 OKRs'.I18:'Team #1 OKRs'.I22 'Team #1 OKRs'.I25:'Team #1 OKRs'.I29">
            <calcext:condition calcext:apply-style-name="ConditionalStyle_89" calcext:value="between(0,0.4)" calcext:base-cell-address="'Team #1 OKRs'.I11"/>
          </calcext:conditional-format>
          <calcext:conditional-format calcext:target-range-address="'Team #1 OKRs'.I13:'Team #1 OKRs'.I13 'Team #1 OKRs'.I20:'Team #1 OKRs'.I20 'Team #1 OKRs'.I27:'Team #1 OKRs'.I27">
            <calcext:condition calcext:apply-style-name="ConditionalStyle_88" calcext:value="between(0.81,1)" calcext:base-cell-address="'Team #1 OKRs'.I13"/>
          </calcext:conditional-format>
          <calcext:conditional-format calcext:target-range-address="'Team #1 OKRs'.I13:'Team #1 OKRs'.I13 'Team #1 OKRs'.I20:'Team #1 OKRs'.I20 'Team #1 OKRs'.I27:'Team #1 OKRs'.I27">
            <calcext:condition calcext:apply-style-name="ConditionalStyle_87" calcext:value="between(0.6,0.8)" calcext:base-cell-address="'Team #1 OKRs'.I13"/>
          </calcext:conditional-format>
          <calcext:conditional-format calcext:target-range-address="'Team #1 OKRs'.I13:'Team #1 OKRs'.I13 'Team #1 OKRs'.I20:'Team #1 OKRs'.I20 'Team #1 OKRs'.I27:'Team #1 OKRs'.I27">
            <calcext:condition calcext:apply-style-name="ConditionalStyle_86" calcext:value="between(0.41,0.6)" calcext:base-cell-address="'Team #1 OKRs'.I13"/>
          </calcext:conditional-format>
          <calcext:conditional-format calcext:target-range-address="'Team #1 OKRs'.I13:'Team #1 OKRs'.I13 'Team #1 OKRs'.I20:'Team #1 OKRs'.I20 'Team #1 OKRs'.I27:'Team #1 OKRs'.I27">
            <calcext:condition calcext:apply-style-name="ConditionalStyle_85" calcext:value="between(0,0.4)" calcext:base-cell-address="'Team #1 OKRs'.I13"/>
          </calcext:conditional-format>
          <calcext:conditional-format calcext:target-range-address="'Team #1 OKRs'.I13:'Team #1 OKRs'.I13 'Team #1 OKRs'.I20:'Team #1 OKRs'.I20 'Team #1 OKRs'.I27:'Team #1 OKRs'.I27">
            <calcext:condition calcext:apply-style-name="ConditionalStyle_84" calcext:value="between(0.81,1)" calcext:base-cell-address="'Team #1 OKRs'.I13"/>
          </calcext:conditional-format>
          <calcext:conditional-format calcext:target-range-address="'Team #1 OKRs'.I13:'Team #1 OKRs'.I13 'Team #1 OKRs'.I20:'Team #1 OKRs'.I20 'Team #1 OKRs'.I27:'Team #1 OKRs'.I27">
            <calcext:condition calcext:apply-style-name="ConditionalStyle_83" calcext:value="between(0.6,0.8)" calcext:base-cell-address="'Team #1 OKRs'.I13"/>
          </calcext:conditional-format>
          <calcext:conditional-format calcext:target-range-address="'Team #1 OKRs'.I13:'Team #1 OKRs'.I13 'Team #1 OKRs'.I20:'Team #1 OKRs'.I20 'Team #1 OKRs'.I27:'Team #1 OKRs'.I27">
            <calcext:condition calcext:apply-style-name="ConditionalStyle_82" calcext:value="between(0.41,0.6)" calcext:base-cell-address="'Team #1 OKRs'.I13"/>
          </calcext:conditional-format>
          <calcext:conditional-format calcext:target-range-address="'Team #1 OKRs'.I13:'Team #1 OKRs'.I13 'Team #1 OKRs'.I20:'Team #1 OKRs'.I20 'Team #1 OKRs'.I27:'Team #1 OKRs'.I27">
            <calcext:condition calcext:apply-style-name="ConditionalStyle_81" calcext:value="between(0,0.4)" calcext:base-cell-address="'Team #1 OKRs'.I13"/>
          </calcext:conditional-format>
          <calcext:conditional-format calcext:target-range-address="'Team #1 OKRs'.I14:'Team #1 OKRs'.I14 'Team #1 OKRs'.I21:'Team #1 OKRs'.I21 'Team #1 OKRs'.I28:'Team #1 OKRs'.I28">
            <calcext:condition calcext:apply-style-name="ConditionalStyle_80" calcext:value="between(0.81,1)" calcext:base-cell-address="'Team #1 OKRs'.I14"/>
          </calcext:conditional-format>
          <calcext:conditional-format calcext:target-range-address="'Team #1 OKRs'.I14:'Team #1 OKRs'.I14 'Team #1 OKRs'.I21:'Team #1 OKRs'.I21 'Team #1 OKRs'.I28:'Team #1 OKRs'.I28">
            <calcext:condition calcext:apply-style-name="ConditionalStyle_79" calcext:value="between(0.6,0.8)" calcext:base-cell-address="'Team #1 OKRs'.I14"/>
          </calcext:conditional-format>
          <calcext:conditional-format calcext:target-range-address="'Team #1 OKRs'.I14:'Team #1 OKRs'.I14 'Team #1 OKRs'.I21:'Team #1 OKRs'.I21 'Team #1 OKRs'.I28:'Team #1 OKRs'.I28">
            <calcext:condition calcext:apply-style-name="ConditionalStyle_78" calcext:value="between(0.41,0.6)" calcext:base-cell-address="'Team #1 OKRs'.I14"/>
          </calcext:conditional-format>
          <calcext:conditional-format calcext:target-range-address="'Team #1 OKRs'.I14:'Team #1 OKRs'.I14 'Team #1 OKRs'.I21:'Team #1 OKRs'.I21 'Team #1 OKRs'.I28:'Team #1 OKRs'.I28">
            <calcext:condition calcext:apply-style-name="ConditionalStyle_77" calcext:value="between(0,0.4)" calcext:base-cell-address="'Team #1 OKRs'.I14"/>
          </calcext:conditional-format>
          <calcext:conditional-format calcext:target-range-address="'Team #1 OKRs'.I14:'Team #1 OKRs'.I14 'Team #1 OKRs'.I21:'Team #1 OKRs'.I21 'Team #1 OKRs'.I28:'Team #1 OKRs'.I28">
            <calcext:condition calcext:apply-style-name="ConditionalStyle_76" calcext:value="between(0.81,1)" calcext:base-cell-address="'Team #1 OKRs'.I14"/>
          </calcext:conditional-format>
          <calcext:conditional-format calcext:target-range-address="'Team #1 OKRs'.I14:'Team #1 OKRs'.I14 'Team #1 OKRs'.I21:'Team #1 OKRs'.I21 'Team #1 OKRs'.I28:'Team #1 OKRs'.I28">
            <calcext:condition calcext:apply-style-name="ConditionalStyle_75" calcext:value="between(0.6,0.8)" calcext:base-cell-address="'Team #1 OKRs'.I14"/>
          </calcext:conditional-format>
          <calcext:conditional-format calcext:target-range-address="'Team #1 OKRs'.I14:'Team #1 OKRs'.I14 'Team #1 OKRs'.I21:'Team #1 OKRs'.I21 'Team #1 OKRs'.I28:'Team #1 OKRs'.I28">
            <calcext:condition calcext:apply-style-name="ConditionalStyle_74" calcext:value="between(0.41,0.6)" calcext:base-cell-address="'Team #1 OKRs'.I14"/>
          </calcext:conditional-format>
          <calcext:conditional-format calcext:target-range-address="'Team #1 OKRs'.I14:'Team #1 OKRs'.I14 'Team #1 OKRs'.I21:'Team #1 OKRs'.I21 'Team #1 OKRs'.I28:'Team #1 OKRs'.I28">
            <calcext:condition calcext:apply-style-name="ConditionalStyle_73" calcext:value="between(0,0.4)" calcext:base-cell-address="'Team #1 OKRs'.I14"/>
          </calcext:conditional-format>
          <calcext:conditional-format calcext:target-range-address="'Team #1 OKRs'.I15:'Team #1 OKRs'.I15 'Team #1 OKRs'.I22:'Team #1 OKRs'.I22 'Team #1 OKRs'.I29:'Team #1 OKRs'.I29">
            <calcext:condition calcext:apply-style-name="ConditionalStyle_72" calcext:value="between(0.81,1)" calcext:base-cell-address="'Team #1 OKRs'.I15"/>
          </calcext:conditional-format>
          <calcext:conditional-format calcext:target-range-address="'Team #1 OKRs'.I15:'Team #1 OKRs'.I15 'Team #1 OKRs'.I22:'Team #1 OKRs'.I22 'Team #1 OKRs'.I29:'Team #1 OKRs'.I29">
            <calcext:condition calcext:apply-style-name="ConditionalStyle_71" calcext:value="between(0.6,0.8)" calcext:base-cell-address="'Team #1 OKRs'.I15"/>
          </calcext:conditional-format>
          <calcext:conditional-format calcext:target-range-address="'Team #1 OKRs'.I15:'Team #1 OKRs'.I15 'Team #1 OKRs'.I22:'Team #1 OKRs'.I22 'Team #1 OKRs'.I29:'Team #1 OKRs'.I29">
            <calcext:condition calcext:apply-style-name="ConditionalStyle_70" calcext:value="between(0.41,0.6)" calcext:base-cell-address="'Team #1 OKRs'.I15"/>
          </calcext:conditional-format>
          <calcext:conditional-format calcext:target-range-address="'Team #1 OKRs'.I15:'Team #1 OKRs'.I15 'Team #1 OKRs'.I22:'Team #1 OKRs'.I22 'Team #1 OKRs'.I29:'Team #1 OKRs'.I29">
            <calcext:condition calcext:apply-style-name="ConditionalStyle_69" calcext:value="between(0,0.4)" calcext:base-cell-address="'Team #1 OKRs'.I15"/>
          </calcext:conditional-format>
          <calcext:conditional-format calcext:target-range-address="'Team #1 OKRs'.I15:'Team #1 OKRs'.I15 'Team #1 OKRs'.I22:'Team #1 OKRs'.I22 'Team #1 OKRs'.I29:'Team #1 OKRs'.I29">
            <calcext:condition calcext:apply-style-name="ConditionalStyle_68" calcext:value="between(0.81,1)" calcext:base-cell-address="'Team #1 OKRs'.I15"/>
          </calcext:conditional-format>
          <calcext:conditional-format calcext:target-range-address="'Team #1 OKRs'.I15:'Team #1 OKRs'.I15 'Team #1 OKRs'.I22:'Team #1 OKRs'.I22 'Team #1 OKRs'.I29:'Team #1 OKRs'.I29">
            <calcext:condition calcext:apply-style-name="ConditionalStyle_67" calcext:value="between(0.6,0.8)" calcext:base-cell-address="'Team #1 OKRs'.I15"/>
          </calcext:conditional-format>
          <calcext:conditional-format calcext:target-range-address="'Team #1 OKRs'.I15:'Team #1 OKRs'.I15 'Team #1 OKRs'.I22:'Team #1 OKRs'.I22 'Team #1 OKRs'.I29:'Team #1 OKRs'.I29">
            <calcext:condition calcext:apply-style-name="ConditionalStyle_66" calcext:value="between(0.41,0.6)" calcext:base-cell-address="'Team #1 OKRs'.I15"/>
          </calcext:conditional-format>
          <calcext:conditional-format calcext:target-range-address="'Team #1 OKRs'.I15:'Team #1 OKRs'.I15 'Team #1 OKRs'.I22:'Team #1 OKRs'.I22 'Team #1 OKRs'.I29:'Team #1 OKRs'.I29">
            <calcext:condition calcext:apply-style-name="ConditionalStyle_65" calcext:value="between(0,0.4)" calcext:base-cell-address="'Team #1 OKRs'.I15"/>
          </calcext:conditional-format>
        </calcext:conditional-formats>
      </table:table>
      <table:table table:name="Team #2 OKRs" table:style-name="ta3">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1" table:default-cell-style-name="Default"/>
        <table:table-column table:style-name="co12" table:number-columns-repeated="3" table:default-cell-style-name="Default"/>
        <table:table-column table:style-name="co13" table:default-cell-style-name="Default"/>
        <table:table-column table:style-name="co14" table:number-columns-repeated="38" table:default-cell-style-name="Default"/>
        <table:table-row table:style-name="ro1">
          <table:table-cell table:style-name="ce1">
            <draw:custom-shape table:end-cell-address="'Team #2 OKRs'.F30" table:end-x="0.422cm" table:end-y="0.246cm" draw:z-index="0" draw:name="Rectangle 4" draw:style-name="gr1" draw:text-style-name="P1" drawooo:display="none" svg:width="32.692cm" svg:height="35.90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4" office:value-type="string" calcext:value-type="string">
            <text:p>Team #2 OKRs</text:p>
          </table:table-cell>
          <table:table-cell table:style-name="ce8"/>
          <table:table-cell table:style-name="ce12" table:number-columns-repeated="2"/>
          <table:table-cell table:style-name="ce15"/>
          <table:table-cell table:style-name="ce1"/>
          <table:table-cell table:style-name="ce15" office:value-type="string" calcext:value-type="string">
            <text:p>Current Date</text:p>
          </table:table-cell>
          <table:table-cell table:style-name="ce1" table:number-columns-repeated="3"/>
          <table:table-cell table:style-name="ce28" office:value-type="string" calcext:value-type="string" table:number-columns-spanned="2" table:number-rows-spanned="1">
            <text:p>Key Result Values per date</text:p>
          </table:table-cell>
          <table:covered-table-cell table:style-name="ce31"/>
          <table:table-cell table:style-name="ce1" table:number-columns-repeated="13"/>
          <table:table-cell table:number-columns-repeated="38"/>
        </table:table-row>
        <table:table-row table:style-name="ro2">
          <table:table-cell table:style-name="ce1"/>
          <table:table-cell table:style-name="ce5"/>
          <table:table-cell table:style-name="ce1" table:number-columns-repeated="3"/>
          <table:table-cell table:style-name="ce34"/>
          <table:table-cell table:style-name="ce13"/>
          <table:table-cell table:style-name="ce19" table:content-validation-name="val2" office:value-type="date" office:date-value="2016-04-01" calcext:value-type="date">
            <office:annotation draw:style-name="gr2" draw:text-style-name="P3" svg:width="10.287cm" svg:height="2.884cm" svg:x="42.562cm" svg:y="2.513cm" draw:caption-point-x="-0.407cm" draw:caption-point-y="-1.313cm">
              <dc:creator>RC</dc:creator>
              <dc:date>2021-11-28T00:00:00</dc:date>
              <text:p text:style-name="P2"><text:span text:style-name="T1">Select the Current Date from this menu and the Current Value of all KRs will be automatically updated based on the historical data entered on columns L-Y.</text:span></text:p>
            </office:annotation>
            <text:p>1-abr-16</text:p>
          </table:table-cell>
          <table:table-cell table:style-name="ce1"/>
          <table:table-cell table:style-name="ce1" office:value-type="string" calcext:value-type="string">
            <text:p>OKR Progress</text:p>
          </table:table-cell>
          <table:table-cell table:style-name="ce1"/>
          <table:table-cell table:style-name="ce29" table:formula="of:=[$'Company OKRs'.F2]" office:value-type="date" office:date-value="2021-11-28" calcext:value-type="date">
            <text:p>28-Nov</text:p>
          </table:table-cell>
          <table:table-cell table:style-name="ce29" table:formula="of:=[.L2]+7" office:value-type="date" office:date-value="2021-12-05" calcext:value-type="date">
            <text:p>05-Dec</text:p>
          </table:table-cell>
          <table:table-cell table:style-name="ce29" table:formula="of:=[.M2]+7" office:value-type="date" office:date-value="2021-12-12" calcext:value-type="date">
            <text:p>12-Dec</text:p>
          </table:table-cell>
          <table:table-cell table:style-name="ce29" table:formula="of:=[.N2]+7" office:value-type="date" office:date-value="2021-12-19" calcext:value-type="date">
            <text:p>19-Dec</text:p>
          </table:table-cell>
          <table:table-cell table:style-name="ce29" table:formula="of:=[.O2]+7" office:value-type="date" office:date-value="2021-12-26" calcext:value-type="date">
            <text:p>26-Dec</text:p>
          </table:table-cell>
          <table:table-cell table:style-name="ce29" table:formula="of:=[.P2]+7" office:value-type="date" office:date-value="2022-01-02" calcext:value-type="date">
            <text:p>02-Jan</text:p>
          </table:table-cell>
          <table:table-cell table:style-name="ce29" table:formula="of:=[.Q2]+7" office:value-type="date" office:date-value="2022-01-09" calcext:value-type="date">
            <text:p>09-Jan</text:p>
          </table:table-cell>
          <table:table-cell table:style-name="ce29" table:formula="of:=[.R2]+7" office:value-type="date" office:date-value="2022-01-16" calcext:value-type="date">
            <text:p>16-Jan</text:p>
          </table:table-cell>
          <table:table-cell table:style-name="ce29" table:formula="of:=[.S2]+7" office:value-type="date" office:date-value="2022-01-23" calcext:value-type="date">
            <text:p>23-Jan</text:p>
          </table:table-cell>
          <table:table-cell table:style-name="ce29" table:formula="of:=[.T2]+7" office:value-type="date" office:date-value="2022-01-30" calcext:value-type="date">
            <text:p>30-Jan</text:p>
          </table:table-cell>
          <table:table-cell table:style-name="ce29" table:formula="of:=[.U2]+7" office:value-type="date" office:date-value="2022-02-06" calcext:value-type="date">
            <text:p>06-Feb</text:p>
          </table:table-cell>
          <table:table-cell table:style-name="ce29" table:formula="of:=[.V2]+7" office:value-type="date" office:date-value="2022-02-13" calcext:value-type="date">
            <text:p>13-Feb</text:p>
          </table:table-cell>
          <table:table-cell table:style-name="ce29" table:formula="of:=[.W2]+7" office:value-type="date" office:date-value="2022-02-20" calcext:value-type="date">
            <text:p>20-Feb</text:p>
          </table:table-cell>
          <table:table-cell table:style-name="ce29" table:formula="of:=[.X2]+7" office:value-type="date" office:date-value="2022-02-27" calcext:value-type="date">
            <text:p>27-Feb</text:p>
          </table:table-cell>
          <table:table-cell table:style-name="ce1"/>
          <table:table-cell table:number-columns-repeated="38"/>
        </table:table-row>
        <table:table-row table:style-name="ro3">
          <table:table-cell table:style-name="ce2" office:value-type="float" office:value="1" calcext:value-type="float">
            <text:p>1</text:p>
          </table:table-cell>
          <table:table-cell table:style-name="ce6" office:value-type="string" calcext:value-type="string">
            <text:p>Objective 1</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35" office:value-type="string" calcext:value-type="string">
            <office:annotation draw:style-name="gr4" draw:text-style-name="P3" svg:width="13.685cm" svg:height="2.222cm" svg:x="36.226cm" svg:y="4.366cm" draw:caption-point-x="-0.407cm" draw:caption-point-y="-2.108cm">
              <dc:creator>RC</dc:creator>
              <dc:date>2021-11-28T00:00:00</dc:date>
              <text:p text:style-name="P2"><text:span text:style-name="T1">The Base Value is the value of the Key Result in the beginning of the OKR cycle.</text:span></text:p>
            </office:annotation>
            <text:p>Base Value</text:p>
          </table:table-cell>
          <table:table-cell table:style-name="ce9" office:value-type="string" calcext:value-type="string">
            <office:annotation draw:style-name="gr4" draw:text-style-name="P3" svg:width="11.202cm" svg:height="2.222cm" svg:x="39.46cm" svg:y="4.366cm" draw:caption-point-x="-0.407cm" draw:caption-point-y="-2.108cm">
              <dc:creator>RC</dc:creator>
              <dc:date>2021-11-28T00:00:00</dc:date>
              <text:p text:style-name="P2"><text:span text:style-name="T1">The Target Value is the goal itself, it's the desired value for that Key Result at the end of the OKR cycle.</text:span></text:p>
            </office:annotation>
            <text:p>Target Value</text:p>
          </table:table-cell>
          <table:table-cell table:style-name="ce9" office:value-type="string" calcext:value-type="string">
            <office:annotation draw:style-name="gr4" draw:text-style-name="P3" svg:width="10.287cm" svg:height="2.222cm" svg:x="42.562cm" svg:y="4.366cm" draw:caption-point-x="-0.407cm" draw:caption-point-y="-2.108cm">
              <dc:creator>RC</dc:creator>
              <dc:date>2021-11-28T00:00:00</dc:date>
              <text:p text:style-name="P2"><text:span text:style-name="T1">The Current Value is the value of the Key Result in the Current Date as defined in the dropdown menu above (cell H2).</text:span></text:p>
            </office:annotation>
            <text:p>Current Value</text:p>
          </table:table-cell>
          <table:table-cell table:style-name="ce9" office:value-type="string" calcext:value-type="string">
            <text:p>Progress</text:p>
          </table:table-cell>
          <table:table-cell table:style-name="ce14" table:formula="of:=IF(IFERROR(AVERAGE([.I4:.I5]);&quot;&quot;)=0;&quot;&quot;;IFERROR(AVERAGE([.I4:.I5]);&quot;&quot;))">
            <text:p/>
          </table:table-cell>
          <table:table-cell table:style-name="ce1"/>
          <table:table-cell table:style-name="ce30" table:number-columns-repeated="14"/>
          <table:table-cell table:style-name="ce1"/>
          <table:table-cell table:number-columns-repeated="38"/>
        </table:table-row>
        <table:table-row table:style-name="ro1">
          <table:table-cell table:style-name="ce3" office:value-type="float" office:value="1.1" calcext:value-type="float">
            <text:p>1.1</text:p>
          </table:table-cell>
          <table:table-cell table:style-name="ce7" office:value-type="string" calcext:value-type="string">
            <text:p>Key Result 1</text:p>
          </table:table-cell>
          <table:table-cell table:style-name="ce10" table:number-columns-repeated="4"/>
          <table:table-cell table:style-name="ce18"/>
          <table:table-cell table:style-name="ce18" table:formula="of:=SUMIF([.$L$2:.$Y$2];[.$H$2];[.L4:.Y4])" office:value-type="float" office:value="0" calcext:value-type="float">
            <text:p>0</text:p>
          </table:table-cell>
          <table:table-cell table:style-name="ce80" table:formula="of:=IFERROR(([.H4]-[.F4])/([.G4]-[.F4]);&quot;&quot;)">
            <text:p/>
          </table:table-cell>
          <table:table-cell table:style-name="ce3"/>
          <table:table-cell table:style-name="ce1"/>
          <table:table-cell table:style-name="ce10" table:number-columns-repeated="7"/>
          <table:table-cell table:style-name="ce33" table:number-columns-repeated="7"/>
          <table:table-cell table:style-name="ce1"/>
          <table:table-cell table:number-columns-repeated="38"/>
        </table:table-row>
        <table:table-row table:style-name="ro1">
          <table:table-cell table:style-name="ce3" table:formula="of:=[.A4]+0.1" office:value-type="float" office:value="1.2" calcext:value-type="float">
            <text:p>1.2</text:p>
          </table:table-cell>
          <table:table-cell table:style-name="ce7" office:value-type="string" calcext:value-type="string">
            <text:p>Key Result 2</text:p>
          </table:table-cell>
          <table:table-cell table:style-name="ce11"/>
          <table:table-cell table:style-name="ce10" table:number-columns-repeated="4"/>
          <table:table-cell table:style-name="ce18" table:formula="of:=SUMIF([.$L$2:.$Y$2];[.$H$2];[.L5:.Y5])" office:value-type="float" office:value="0" calcext:value-type="float">
            <text:p>0</text:p>
          </table:table-cell>
          <table:table-cell table:style-name="ce80" table:formula="of:=IFERROR(([.H5]-[.F5])/([.G5]-[.F5]);&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5]+0.1" office:value-type="float" office:value="1.3" calcext:value-type="float">
            <text:p>1.3</text:p>
          </table:table-cell>
          <table:table-cell table:style-name="ce7" office:value-type="string" calcext:value-type="string">
            <text:p>Key Result 3</text:p>
          </table:table-cell>
          <table:table-cell table:style-name="ce11"/>
          <table:table-cell table:style-name="ce10" table:number-columns-repeated="4"/>
          <table:table-cell table:style-name="ce18" table:formula="of:=SUMIF([.$L$2:.$Y$2];[.$H$2];[.L6:.Y6])" office:value-type="float" office:value="0" calcext:value-type="float">
            <text:p>0</text:p>
          </table:table-cell>
          <table:table-cell table:style-name="ce81" table:formula="of:=IFERROR(([.H6]-[.F6])/([.G6]-[.F6]);&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6]+0.1" office:value-type="float" office:value="1.4" calcext:value-type="float">
            <text:p>1.4</text:p>
          </table:table-cell>
          <table:table-cell table:style-name="ce7" office:value-type="string" calcext:value-type="string">
            <text:p>Key Result 4</text:p>
          </table:table-cell>
          <table:table-cell table:style-name="ce11"/>
          <table:table-cell table:style-name="ce10" table:number-columns-repeated="4"/>
          <table:table-cell table:style-name="ce18" table:formula="of:=SUMIF([.$L$2:.$Y$2];[.$H$2];[.L7:.Y7])" office:value-type="float" office:value="0" calcext:value-type="float">
            <text:p>0</text:p>
          </table:table-cell>
          <table:table-cell table:style-name="ce82" table:formula="of:=IFERROR(([.H7]-[.F7])/([.G7]-[.F7]);&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1">
          <table:table-cell table:style-name="ce3" table:formula="of:=[.A7]+0.1" office:value-type="float" office:value="1.5" calcext:value-type="float">
            <text:p>1.5</text:p>
          </table:table-cell>
          <table:table-cell table:style-name="ce7" office:value-type="string" calcext:value-type="string">
            <text:p>Key Result 5</text:p>
          </table:table-cell>
          <table:table-cell table:style-name="ce11"/>
          <table:table-cell table:style-name="ce10" table:number-columns-repeated="4"/>
          <table:table-cell table:style-name="ce18" table:formula="of:=SUMIF([.$L$2:.$Y$2];[.$H$2];[.L8:.Y8])" office:value-type="float" office:value="0" calcext:value-type="float">
            <text:p>0</text:p>
          </table:table-cell>
          <table:table-cell table:style-name="ce83" table:formula="of:=IFERROR(([.H8]-[.F8])/([.G8]-[.F8]);&quot;&quot;)">
            <text:p/>
          </table:table-cell>
          <table:table-cell table:style-name="ce3"/>
          <table:table-cell table:style-name="ce1"/>
          <table:table-cell table:style-name="ce10"/>
          <table:table-cell table:style-name="ce32" table:number-columns-repeated="5"/>
          <table:table-cell table:style-name="ce10" table:number-columns-repeated="8"/>
          <table:table-cell table:style-name="ce1"/>
          <table:table-cell table:number-columns-repeated="38"/>
        </table:table-row>
        <table:table-row table:style-name="ro4">
          <table:table-cell table:style-name="ce1" table:number-columns-repeated="9"/>
          <table:table-cell table:style-name="ce1" office:value-type="string" calcext:value-type="string">
            <text:p>OKR Progress</text:p>
          </table:table-cell>
          <table:table-cell table:style-name="ce1" table:number-columns-repeated="16"/>
          <table:table-cell table:number-columns-repeated="38"/>
        </table:table-row>
        <table:table-row table:style-name="ro3">
          <table:table-cell table:style-name="ce2" table:formula="of:=[.A3]+1" office:value-type="float" office:value="2" calcext:value-type="float">
            <text:p>2</text:p>
          </table:table-cell>
          <table:table-cell table:style-name="ce6" office:value-type="string" calcext:value-type="string">
            <text:p>Objective 2</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10]+0.1" office:value-type="float" office:value="2.1" calcext:value-type="float">
            <text:p>2.1</text:p>
          </table:table-cell>
          <table:table-cell table:style-name="ce7" office:value-type="string" calcext:value-type="string">
            <text:p>Key Result 1</text:p>
          </table:table-cell>
          <table:table-cell table:style-name="ce10" table:number-columns-repeated="3"/>
          <table:table-cell table:style-name="ce17" table:number-columns-repeated="2"/>
          <table:table-cell table:style-name="ce18" table:formula="of:=SUMIF([.$L$2:.$Y$2];[.$H$2];[.L11:.Y11])" office:value-type="float" office:value="0" calcext:value-type="float">
            <text:p>0</text:p>
          </table:table-cell>
          <table:table-cell table:style-name="ce84" table:formula="of:=IFERROR(([.H11]-[.F11])/([.G11]-[.F11]);&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1]+0.1" office:value-type="float" office:value="2.2" calcext:value-type="float">
            <text:p>2.2</text:p>
          </table:table-cell>
          <table:table-cell table:style-name="ce7" office:value-type="string" calcext:value-type="string">
            <text:p>Key Result 2</text:p>
          </table:table-cell>
          <table:table-cell table:style-name="ce11"/>
          <table:table-cell table:style-name="ce10" table:number-columns-repeated="2"/>
          <table:table-cell table:style-name="ce17" table:number-columns-repeated="2"/>
          <table:table-cell table:style-name="ce18" table:formula="of:=SUMIF([.$L$2:.$Y$2];[.$H$2];[.L12:.Y12])" office:value-type="float" office:value="0" calcext:value-type="float">
            <text:p>0</text:p>
          </table:table-cell>
          <table:table-cell table:style-name="ce84" table:formula="of:=IFERROR(([.H12]-[.F12])/([.G12]-[.F12]);&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2]+0.1" office:value-type="float" office:value="2.3" calcext:value-type="float">
            <text:p>2.3</text:p>
          </table:table-cell>
          <table:table-cell table:style-name="ce7" office:value-type="string" calcext:value-type="string">
            <text:p>Key Result 3</text:p>
          </table:table-cell>
          <table:table-cell table:style-name="ce11"/>
          <table:table-cell table:style-name="ce10" table:number-columns-repeated="2"/>
          <table:table-cell table:style-name="ce17" table:number-columns-repeated="2"/>
          <table:table-cell table:style-name="ce18" table:formula="of:=SUMIF([.$L$2:.$Y$2];[.$H$2];[.L13:.Y13])" office:value-type="float" office:value="0" calcext:value-type="float">
            <text:p>0</text:p>
          </table:table-cell>
          <table:table-cell table:style-name="ce85" table:formula="of:=IFERROR(([.H13]-[.F13])/([.G13]-[.F13]);&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3]+0.1" office:value-type="float" office:value="2.4" calcext:value-type="float">
            <text:p>2.4</text:p>
          </table:table-cell>
          <table:table-cell table:style-name="ce7" office:value-type="string" calcext:value-type="string">
            <text:p>Key Result 4</text:p>
          </table:table-cell>
          <table:table-cell table:style-name="ce11"/>
          <table:table-cell table:style-name="ce10" table:number-columns-repeated="2"/>
          <table:table-cell table:style-name="ce17" table:number-columns-repeated="2"/>
          <table:table-cell table:style-name="ce18" table:formula="of:=SUMIF([.$L$2:.$Y$2];[.$H$2];[.L14:.Y14])" office:value-type="float" office:value="0" calcext:value-type="float">
            <text:p>0</text:p>
          </table:table-cell>
          <table:table-cell table:style-name="ce86" table:formula="of:=IFERROR(([.H14]-[.F14])/([.G14]-[.F14]);&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4]+0.1" office:value-type="float" office:value="2.5" calcext:value-type="float">
            <text:p>2.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15:.Y15])" office:value-type="float" office:value="0" calcext:value-type="float">
            <text:p>0</text:p>
          </table:table-cell>
          <table:table-cell table:style-name="ce87" table:formula="of:=IFERROR(([.H15]-[.F15])/([.G15]-[.F15]);&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table-cell table:style-name="ce1" table:number-columns-repeated="26"/>
          <table:table-cell table:number-columns-repeated="38"/>
        </table:table-row>
        <table:table-row table:style-name="ro3">
          <table:table-cell table:style-name="ce2" table:formula="of:=[.A10]+1" office:value-type="float" office:value="3" calcext:value-type="float">
            <text:p>3</text:p>
          </table:table-cell>
          <table:table-cell table:style-name="ce6" office:value-type="string" calcext:value-type="string">
            <text:p>Objective 3</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17]+0.1" office:value-type="float" office:value="3.1" calcext:value-type="float">
            <text:p>3.1</text:p>
          </table:table-cell>
          <table:table-cell table:style-name="ce7" office:value-type="string" calcext:value-type="string">
            <text:p>Key Result 1</text:p>
          </table:table-cell>
          <table:table-cell table:style-name="ce10" table:number-columns-repeated="3"/>
          <table:table-cell table:style-name="ce17" table:number-columns-repeated="2"/>
          <table:table-cell table:style-name="ce18" table:formula="of:=SUMIF([.$L$2:.$Y$2];[.$H$2];[.L18:.Y18])" office:value-type="float" office:value="0" calcext:value-type="float">
            <text:p>0</text:p>
          </table:table-cell>
          <table:table-cell table:style-name="ce84" table:formula="of:=IFERROR(([.H18]-[.F18])/([.G18]-[.F18]);&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8]+0.1" office:value-type="float" office:value="3.2" calcext:value-type="float">
            <text:p>3.2</text:p>
          </table:table-cell>
          <table:table-cell table:style-name="ce7" office:value-type="string" calcext:value-type="string">
            <text:p>Key Result 2</text:p>
          </table:table-cell>
          <table:table-cell table:style-name="ce11"/>
          <table:table-cell table:style-name="ce10" table:number-columns-repeated="2"/>
          <table:table-cell table:style-name="ce17" table:number-columns-repeated="2"/>
          <table:table-cell table:style-name="ce18" table:formula="of:=SUMIF([.$L$2:.$Y$2];[.$H$2];[.L19:.Y19])" office:value-type="float" office:value="0" calcext:value-type="float">
            <text:p>0</text:p>
          </table:table-cell>
          <table:table-cell table:style-name="ce84" table:formula="of:=IFERROR(([.H19]-[.F19])/([.G19]-[.F19]);&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19]+0.1" office:value-type="float" office:value="3.3" calcext:value-type="float">
            <text:p>3.3</text:p>
          </table:table-cell>
          <table:table-cell table:style-name="ce7" office:value-type="string" calcext:value-type="string">
            <text:p>Key Result 3</text:p>
          </table:table-cell>
          <table:table-cell table:style-name="ce11"/>
          <table:table-cell table:style-name="ce10" table:number-columns-repeated="2"/>
          <table:table-cell table:style-name="ce17" table:number-columns-repeated="2"/>
          <table:table-cell table:style-name="ce18" table:formula="of:=SUMIF([.$L$2:.$Y$2];[.$H$2];[.L20:.Y20])" office:value-type="float" office:value="0" calcext:value-type="float">
            <text:p>0</text:p>
          </table:table-cell>
          <table:table-cell table:style-name="ce85" table:formula="of:=IFERROR(([.H20]-[.F20])/([.G20]-[.F20]);&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0]+0.1" office:value-type="float" office:value="3.4" calcext:value-type="float">
            <text:p>3.4</text:p>
          </table:table-cell>
          <table:table-cell table:style-name="ce7" office:value-type="string" calcext:value-type="string">
            <text:p>Key Result 4</text:p>
          </table:table-cell>
          <table:table-cell table:style-name="ce11"/>
          <table:table-cell table:style-name="ce10" table:number-columns-repeated="2"/>
          <table:table-cell table:style-name="ce17" table:number-columns-repeated="2"/>
          <table:table-cell table:style-name="ce18" table:formula="of:=SUMIF([.$L$2:.$Y$2];[.$H$2];[.L21:.Y21])" office:value-type="float" office:value="0" calcext:value-type="float">
            <text:p>0</text:p>
          </table:table-cell>
          <table:table-cell table:style-name="ce86" table:formula="of:=IFERROR(([.H21]-[.F21])/([.G21]-[.F21]);&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1]+0.1" office:value-type="float" office:value="3.5" calcext:value-type="float">
            <text:p>3.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22:.Y22])" office:value-type="float" office:value="0" calcext:value-type="float">
            <text:p>0</text:p>
          </table:table-cell>
          <table:table-cell table:style-name="ce87" table:formula="of:=IFERROR(([.H22]-[.F22])/([.G22]-[.F22]);&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table-cell table:style-name="ce1" table:number-columns-repeated="26"/>
          <table:table-cell table:number-columns-repeated="38"/>
        </table:table-row>
        <table:table-row table:style-name="ro3">
          <table:table-cell table:style-name="ce2" table:formula="of:=[.A17]+1" office:value-type="float" office:value="4" calcext:value-type="float">
            <text:p>4</text:p>
          </table:table-cell>
          <table:table-cell table:style-name="ce6" office:value-type="string" calcext:value-type="string">
            <text:p>Objective 4</text:p>
          </table:table-cell>
          <table:table-cell table:style-name="ce9" office:value-type="string" calcext:value-type="string">
            <text:p>How is it calculated?</text:p>
          </table:table-cell>
          <table:table-cell table:style-name="ce9" office:value-type="string" calcext:value-type="string">
            <text:p>How often do we measure it?</text:p>
          </table:table-cell>
          <table:table-cell table:style-name="ce14" office:value-type="string" calcext:value-type="string">
            <text:p>Comments</text:p>
          </table:table-cell>
          <table:table-cell table:style-name="ce9" office:value-type="string" calcext:value-type="string">
            <text:p>Base Value</text:p>
          </table:table-cell>
          <table:table-cell table:style-name="ce9" office:value-type="string" calcext:value-type="string">
            <text:p>Target</text:p>
          </table:table-cell>
          <table:table-cell table:style-name="ce9" office:value-type="string" calcext:value-type="string">
            <text:p>Current Value</text:p>
          </table:table-cell>
          <table:table-cell table:style-name="ce9" office:value-type="string" calcext:value-type="string">
            <text:p>Progress</text:p>
          </table:table-cell>
          <table:table-cell table:style-name="ce14"/>
          <table:table-cell table:style-name="ce1"/>
          <table:table-cell table:style-name="ce30" table:number-columns-repeated="14"/>
          <table:table-cell table:style-name="ce1"/>
          <table:table-cell table:number-columns-repeated="38"/>
        </table:table-row>
        <table:table-row table:style-name="ro1">
          <table:table-cell table:style-name="ce3" table:formula="of:=[.A24]+0.1" office:value-type="float" office:value="4.1" calcext:value-type="float">
            <text:p>4.1</text:p>
          </table:table-cell>
          <table:table-cell table:style-name="ce7" office:value-type="string" calcext:value-type="string">
            <text:p>Key Result 1</text:p>
          </table:table-cell>
          <table:table-cell table:style-name="ce10" table:number-columns-repeated="3"/>
          <table:table-cell table:style-name="ce17" table:number-columns-repeated="2"/>
          <table:table-cell table:style-name="ce18" table:formula="of:=SUMIF([.$L$2:.$Y$2];[.$H$2];[.L25:.Y25])" office:value-type="float" office:value="0" calcext:value-type="float">
            <text:p>0</text:p>
          </table:table-cell>
          <table:table-cell table:style-name="ce84" table:formula="of:=IFERROR(([.H25]-[.F25])/([.G25]-[.F25]);&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5]+0.1" office:value-type="float" office:value="4.2" calcext:value-type="float">
            <text:p>4.2</text:p>
          </table:table-cell>
          <table:table-cell table:style-name="ce7" office:value-type="string" calcext:value-type="string">
            <text:p>Key Result 2</text:p>
          </table:table-cell>
          <table:table-cell table:style-name="ce11"/>
          <table:table-cell table:style-name="ce10" table:number-columns-repeated="2"/>
          <table:table-cell table:style-name="ce17" table:number-columns-repeated="2"/>
          <table:table-cell table:style-name="ce18" table:formula="of:=SUMIF([.$L$2:.$Y$2];[.$H$2];[.L26:.Y26])" office:value-type="float" office:value="0" calcext:value-type="float">
            <text:p>0</text:p>
          </table:table-cell>
          <table:table-cell table:style-name="ce84" table:formula="of:=IFERROR(([.H26]-[.F26])/([.G26]-[.F26]);&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6]+0.1" office:value-type="float" office:value="4.3" calcext:value-type="float">
            <text:p>4.3</text:p>
          </table:table-cell>
          <table:table-cell table:style-name="ce7" office:value-type="string" calcext:value-type="string">
            <text:p>Key Result 3</text:p>
          </table:table-cell>
          <table:table-cell table:style-name="ce11"/>
          <table:table-cell table:style-name="ce10" table:number-columns-repeated="2"/>
          <table:table-cell table:style-name="ce17" table:number-columns-repeated="2"/>
          <table:table-cell table:style-name="ce18" table:formula="of:=SUMIF([.$L$2:.$Y$2];[.$H$2];[.L27:.Y27])" office:value-type="float" office:value="0" calcext:value-type="float">
            <text:p>0</text:p>
          </table:table-cell>
          <table:table-cell table:style-name="ce85" table:formula="of:=IFERROR(([.H27]-[.F27])/([.G27]-[.F27]);&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7]+0.1" office:value-type="float" office:value="4.4" calcext:value-type="float">
            <text:p>4.4</text:p>
          </table:table-cell>
          <table:table-cell table:style-name="ce7" office:value-type="string" calcext:value-type="string">
            <text:p>Key Result 4</text:p>
          </table:table-cell>
          <table:table-cell table:style-name="ce11"/>
          <table:table-cell table:style-name="ce10" table:number-columns-repeated="2"/>
          <table:table-cell table:style-name="ce17" table:number-columns-repeated="2"/>
          <table:table-cell table:style-name="ce18" table:formula="of:=SUMIF([.$L$2:.$Y$2];[.$H$2];[.L28:.Y28])" office:value-type="float" office:value="0" calcext:value-type="float">
            <text:p>0</text:p>
          </table:table-cell>
          <table:table-cell table:style-name="ce86" table:formula="of:=IFERROR(([.H28]-[.F28])/([.G28]-[.F28]);&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1">
          <table:table-cell table:style-name="ce3" table:formula="of:=[.A28]+0.1" office:value-type="float" office:value="4.5" calcext:value-type="float">
            <text:p>4.5</text:p>
          </table:table-cell>
          <table:table-cell table:style-name="ce7" office:value-type="string" calcext:value-type="string">
            <text:p>Key Result 5</text:p>
          </table:table-cell>
          <table:table-cell table:style-name="ce11"/>
          <table:table-cell table:style-name="ce10" table:number-columns-repeated="2"/>
          <table:table-cell table:style-name="ce17" table:number-columns-repeated="2"/>
          <table:table-cell table:style-name="ce18" table:formula="of:=SUMIF([.$L$2:.$Y$2];[.$H$2];[.L29:.Y29])" office:value-type="float" office:value="0" calcext:value-type="float">
            <text:p>0</text:p>
          </table:table-cell>
          <table:table-cell table:style-name="ce87" table:formula="of:=IFERROR(([.H29]-[.F29])/([.G29]-[.F29]);&quot;&quot;)">
            <text:p/>
          </table:table-cell>
          <table:table-cell table:style-name="ce3"/>
          <table:table-cell table:style-name="ce1"/>
          <table:table-cell table:style-name="ce18" table:number-columns-repeated="14"/>
          <table:table-cell table:style-name="ce1"/>
          <table:table-cell table:number-columns-repeated="38"/>
        </table:table-row>
        <table:table-row table:style-name="ro5" table:number-rows-repeated="970">
          <table:table-cell table:style-name="ce1" table:number-columns-repeated="26"/>
          <table:table-cell table:number-columns-repeated="38"/>
        </table:table-row>
        <table:table-row table:style-name="ro6" table:number-rows-repeated="1047576">
          <table:table-cell table:number-columns-repeated="64"/>
        </table:table-row>
        <table:table-row table:style-name="ro6">
          <table:table-cell table:number-columns-repeated="64"/>
        </table:table-row>
        <calcext:conditional-formats>
          <calcext:conditional-format calcext:target-range-address="'Team #2 OKRs'.I4:'Team #2 OKRs'.I8">
            <calcext:condition calcext:apply-style-name="ConditionalStyle_64" calcext:value="between(0.81,1)" calcext:base-cell-address="'Team #2 OKRs'.I4"/>
          </calcext:conditional-format>
          <calcext:conditional-format calcext:target-range-address="'Team #2 OKRs'.I4:'Team #2 OKRs'.I8">
            <calcext:condition calcext:apply-style-name="ConditionalStyle_63" calcext:value="between(0.6,0.8)" calcext:base-cell-address="'Team #2 OKRs'.I4"/>
          </calcext:conditional-format>
          <calcext:conditional-format calcext:target-range-address="'Team #2 OKRs'.I4:'Team #2 OKRs'.I8">
            <calcext:condition calcext:apply-style-name="ConditionalStyle_62" calcext:value="between(0.41,0.6)" calcext:base-cell-address="'Team #2 OKRs'.I4"/>
          </calcext:conditional-format>
          <calcext:conditional-format calcext:target-range-address="'Team #2 OKRs'.I4:'Team #2 OKRs'.I8">
            <calcext:condition calcext:apply-style-name="ConditionalStyle_61" calcext:value="between(0,0.4)" calcext:base-cell-address="'Team #2 OKRs'.I4"/>
          </calcext:conditional-format>
          <calcext:conditional-format calcext:target-range-address="'Team #2 OKRs'.I4:'Team #2 OKRs'.I8">
            <calcext:condition calcext:apply-style-name="ConditionalStyle_60" calcext:value="between(0.81,1)" calcext:base-cell-address="'Team #2 OKRs'.I4"/>
          </calcext:conditional-format>
          <calcext:conditional-format calcext:target-range-address="'Team #2 OKRs'.I4:'Team #2 OKRs'.I8">
            <calcext:condition calcext:apply-style-name="ConditionalStyle_59" calcext:value="between(0.6,0.8)" calcext:base-cell-address="'Team #2 OKRs'.I4"/>
          </calcext:conditional-format>
          <calcext:conditional-format calcext:target-range-address="'Team #2 OKRs'.I4:'Team #2 OKRs'.I8">
            <calcext:condition calcext:apply-style-name="ConditionalStyle_58" calcext:value="between(0.41,0.6)" calcext:base-cell-address="'Team #2 OKRs'.I4"/>
          </calcext:conditional-format>
          <calcext:conditional-format calcext:target-range-address="'Team #2 OKRs'.I4:'Team #2 OKRs'.I8">
            <calcext:condition calcext:apply-style-name="ConditionalStyle_57" calcext:value="between(0,0.4)" calcext:base-cell-address="'Team #2 OKRs'.I4"/>
          </calcext:conditional-format>
          <calcext:conditional-format calcext:target-range-address="'Team #2 OKRs'.I6:'Team #2 OKRs'.I6">
            <calcext:condition calcext:apply-style-name="ConditionalStyle_56" calcext:value="between(0.81,1)" calcext:base-cell-address="'Team #2 OKRs'.I6"/>
          </calcext:conditional-format>
          <calcext:conditional-format calcext:target-range-address="'Team #2 OKRs'.I6:'Team #2 OKRs'.I6">
            <calcext:condition calcext:apply-style-name="ConditionalStyle_55" calcext:value="between(0.6,0.8)" calcext:base-cell-address="'Team #2 OKRs'.I6"/>
          </calcext:conditional-format>
          <calcext:conditional-format calcext:target-range-address="'Team #2 OKRs'.I6:'Team #2 OKRs'.I6">
            <calcext:condition calcext:apply-style-name="ConditionalStyle_54" calcext:value="between(0.41,0.6)" calcext:base-cell-address="'Team #2 OKRs'.I6"/>
          </calcext:conditional-format>
          <calcext:conditional-format calcext:target-range-address="'Team #2 OKRs'.I6:'Team #2 OKRs'.I6">
            <calcext:condition calcext:apply-style-name="ConditionalStyle_53" calcext:value="between(0,0.4)" calcext:base-cell-address="'Team #2 OKRs'.I6"/>
          </calcext:conditional-format>
          <calcext:conditional-format calcext:target-range-address="'Team #2 OKRs'.I6:'Team #2 OKRs'.I6">
            <calcext:condition calcext:apply-style-name="ConditionalStyle_52" calcext:value="between(0.81,1)" calcext:base-cell-address="'Team #2 OKRs'.I6"/>
          </calcext:conditional-format>
          <calcext:conditional-format calcext:target-range-address="'Team #2 OKRs'.I6:'Team #2 OKRs'.I6">
            <calcext:condition calcext:apply-style-name="ConditionalStyle_51" calcext:value="between(0.6,0.8)" calcext:base-cell-address="'Team #2 OKRs'.I6"/>
          </calcext:conditional-format>
          <calcext:conditional-format calcext:target-range-address="'Team #2 OKRs'.I6:'Team #2 OKRs'.I6">
            <calcext:condition calcext:apply-style-name="ConditionalStyle_50" calcext:value="between(0.41,0.6)" calcext:base-cell-address="'Team #2 OKRs'.I6"/>
          </calcext:conditional-format>
          <calcext:conditional-format calcext:target-range-address="'Team #2 OKRs'.I6:'Team #2 OKRs'.I6">
            <calcext:condition calcext:apply-style-name="ConditionalStyle_49" calcext:value="between(0,0.4)" calcext:base-cell-address="'Team #2 OKRs'.I6"/>
          </calcext:conditional-format>
          <calcext:conditional-format calcext:target-range-address="'Team #2 OKRs'.I7:'Team #2 OKRs'.I7">
            <calcext:condition calcext:apply-style-name="ConditionalStyle_48" calcext:value="between(0.81,1)" calcext:base-cell-address="'Team #2 OKRs'.I7"/>
          </calcext:conditional-format>
          <calcext:conditional-format calcext:target-range-address="'Team #2 OKRs'.I7:'Team #2 OKRs'.I7">
            <calcext:condition calcext:apply-style-name="ConditionalStyle_47" calcext:value="between(0.6,0.8)" calcext:base-cell-address="'Team #2 OKRs'.I7"/>
          </calcext:conditional-format>
          <calcext:conditional-format calcext:target-range-address="'Team #2 OKRs'.I7:'Team #2 OKRs'.I7">
            <calcext:condition calcext:apply-style-name="ConditionalStyle_46" calcext:value="between(0.41,0.6)" calcext:base-cell-address="'Team #2 OKRs'.I7"/>
          </calcext:conditional-format>
          <calcext:conditional-format calcext:target-range-address="'Team #2 OKRs'.I7:'Team #2 OKRs'.I7">
            <calcext:condition calcext:apply-style-name="ConditionalStyle_45" calcext:value="between(0,0.4)" calcext:base-cell-address="'Team #2 OKRs'.I7"/>
          </calcext:conditional-format>
          <calcext:conditional-format calcext:target-range-address="'Team #2 OKRs'.I7:'Team #2 OKRs'.I7">
            <calcext:condition calcext:apply-style-name="ConditionalStyle_44" calcext:value="between(0.81,1)" calcext:base-cell-address="'Team #2 OKRs'.I7"/>
          </calcext:conditional-format>
          <calcext:conditional-format calcext:target-range-address="'Team #2 OKRs'.I7:'Team #2 OKRs'.I7">
            <calcext:condition calcext:apply-style-name="ConditionalStyle_43" calcext:value="between(0.6,0.8)" calcext:base-cell-address="'Team #2 OKRs'.I7"/>
          </calcext:conditional-format>
          <calcext:conditional-format calcext:target-range-address="'Team #2 OKRs'.I7:'Team #2 OKRs'.I7">
            <calcext:condition calcext:apply-style-name="ConditionalStyle_42" calcext:value="between(0.41,0.6)" calcext:base-cell-address="'Team #2 OKRs'.I7"/>
          </calcext:conditional-format>
          <calcext:conditional-format calcext:target-range-address="'Team #2 OKRs'.I7:'Team #2 OKRs'.I7">
            <calcext:condition calcext:apply-style-name="ConditionalStyle_41" calcext:value="between(0,0.4)" calcext:base-cell-address="'Team #2 OKRs'.I7"/>
          </calcext:conditional-format>
          <calcext:conditional-format calcext:target-range-address="'Team #2 OKRs'.I8:'Team #2 OKRs'.I8">
            <calcext:condition calcext:apply-style-name="ConditionalStyle_40" calcext:value="between(0.81,1)" calcext:base-cell-address="'Team #2 OKRs'.I8"/>
          </calcext:conditional-format>
          <calcext:conditional-format calcext:target-range-address="'Team #2 OKRs'.I8:'Team #2 OKRs'.I8">
            <calcext:condition calcext:apply-style-name="ConditionalStyle_39" calcext:value="between(0.6,0.8)" calcext:base-cell-address="'Team #2 OKRs'.I8"/>
          </calcext:conditional-format>
          <calcext:conditional-format calcext:target-range-address="'Team #2 OKRs'.I8:'Team #2 OKRs'.I8">
            <calcext:condition calcext:apply-style-name="ConditionalStyle_38" calcext:value="between(0.41,0.6)" calcext:base-cell-address="'Team #2 OKRs'.I8"/>
          </calcext:conditional-format>
          <calcext:conditional-format calcext:target-range-address="'Team #2 OKRs'.I8:'Team #2 OKRs'.I8">
            <calcext:condition calcext:apply-style-name="ConditionalStyle_37" calcext:value="between(0,0.4)" calcext:base-cell-address="'Team #2 OKRs'.I8"/>
          </calcext:conditional-format>
          <calcext:conditional-format calcext:target-range-address="'Team #2 OKRs'.I8:'Team #2 OKRs'.I8">
            <calcext:condition calcext:apply-style-name="ConditionalStyle_36" calcext:value="between(0.81,1)" calcext:base-cell-address="'Team #2 OKRs'.I8"/>
          </calcext:conditional-format>
          <calcext:conditional-format calcext:target-range-address="'Team #2 OKRs'.I8:'Team #2 OKRs'.I8">
            <calcext:condition calcext:apply-style-name="ConditionalStyle_35" calcext:value="between(0.6,0.8)" calcext:base-cell-address="'Team #2 OKRs'.I8"/>
          </calcext:conditional-format>
          <calcext:conditional-format calcext:target-range-address="'Team #2 OKRs'.I8:'Team #2 OKRs'.I8">
            <calcext:condition calcext:apply-style-name="ConditionalStyle_34" calcext:value="between(0.41,0.6)" calcext:base-cell-address="'Team #2 OKRs'.I8"/>
          </calcext:conditional-format>
          <calcext:conditional-format calcext:target-range-address="'Team #2 OKRs'.I8:'Team #2 OKRs'.I8">
            <calcext:condition calcext:apply-style-name="ConditionalStyle_33" calcext:value="between(0,0.4)" calcext:base-cell-address="'Team #2 OKRs'.I8"/>
          </calcext:conditional-format>
          <calcext:conditional-format calcext:target-range-address="'Team #2 OKRs'.I11:'Team #2 OKRs'.I15 'Team #2 OKRs'.I18:'Team #2 OKRs'.I22 'Team #2 OKRs'.I25:'Team #2 OKRs'.I29">
            <calcext:condition calcext:apply-style-name="ConditionalStyle_32" calcext:value="between(0.81,1)" calcext:base-cell-address="'Team #2 OKRs'.I11"/>
          </calcext:conditional-format>
          <calcext:conditional-format calcext:target-range-address="'Team #2 OKRs'.I11:'Team #2 OKRs'.I15 'Team #2 OKRs'.I18:'Team #2 OKRs'.I22 'Team #2 OKRs'.I25:'Team #2 OKRs'.I29">
            <calcext:condition calcext:apply-style-name="ConditionalStyle_31" calcext:value="between(0.6,0.8)" calcext:base-cell-address="'Team #2 OKRs'.I11"/>
          </calcext:conditional-format>
          <calcext:conditional-format calcext:target-range-address="'Team #2 OKRs'.I11:'Team #2 OKRs'.I15 'Team #2 OKRs'.I18:'Team #2 OKRs'.I22 'Team #2 OKRs'.I25:'Team #2 OKRs'.I29">
            <calcext:condition calcext:apply-style-name="ConditionalStyle_30" calcext:value="between(0.41,0.6)" calcext:base-cell-address="'Team #2 OKRs'.I11"/>
          </calcext:conditional-format>
          <calcext:conditional-format calcext:target-range-address="'Team #2 OKRs'.I11:'Team #2 OKRs'.I15 'Team #2 OKRs'.I18:'Team #2 OKRs'.I22 'Team #2 OKRs'.I25:'Team #2 OKRs'.I29">
            <calcext:condition calcext:apply-style-name="ConditionalStyle_29" calcext:value="between(0,0.4)" calcext:base-cell-address="'Team #2 OKRs'.I11"/>
          </calcext:conditional-format>
          <calcext:conditional-format calcext:target-range-address="'Team #2 OKRs'.I11:'Team #2 OKRs'.I15 'Team #2 OKRs'.I18:'Team #2 OKRs'.I22 'Team #2 OKRs'.I25:'Team #2 OKRs'.I29">
            <calcext:condition calcext:apply-style-name="ConditionalStyle_28" calcext:value="between(0.81,1)" calcext:base-cell-address="'Team #2 OKRs'.I11"/>
          </calcext:conditional-format>
          <calcext:conditional-format calcext:target-range-address="'Team #2 OKRs'.I11:'Team #2 OKRs'.I15 'Team #2 OKRs'.I18:'Team #2 OKRs'.I22 'Team #2 OKRs'.I25:'Team #2 OKRs'.I29">
            <calcext:condition calcext:apply-style-name="ConditionalStyle_27" calcext:value="between(0.6,0.8)" calcext:base-cell-address="'Team #2 OKRs'.I11"/>
          </calcext:conditional-format>
          <calcext:conditional-format calcext:target-range-address="'Team #2 OKRs'.I11:'Team #2 OKRs'.I15 'Team #2 OKRs'.I18:'Team #2 OKRs'.I22 'Team #2 OKRs'.I25:'Team #2 OKRs'.I29">
            <calcext:condition calcext:apply-style-name="ConditionalStyle_26" calcext:value="between(0.41,0.6)" calcext:base-cell-address="'Team #2 OKRs'.I11"/>
          </calcext:conditional-format>
          <calcext:conditional-format calcext:target-range-address="'Team #2 OKRs'.I11:'Team #2 OKRs'.I15 'Team #2 OKRs'.I18:'Team #2 OKRs'.I22 'Team #2 OKRs'.I25:'Team #2 OKRs'.I29">
            <calcext:condition calcext:apply-style-name="ConditionalStyle_25" calcext:value="between(0,0.4)" calcext:base-cell-address="'Team #2 OKRs'.I11"/>
          </calcext:conditional-format>
          <calcext:conditional-format calcext:target-range-address="'Team #2 OKRs'.I13:'Team #2 OKRs'.I13 'Team #2 OKRs'.I20:'Team #2 OKRs'.I20 'Team #2 OKRs'.I27:'Team #2 OKRs'.I27">
            <calcext:condition calcext:apply-style-name="ConditionalStyle_24" calcext:value="between(0.81,1)" calcext:base-cell-address="'Team #2 OKRs'.I13"/>
          </calcext:conditional-format>
          <calcext:conditional-format calcext:target-range-address="'Team #2 OKRs'.I13:'Team #2 OKRs'.I13 'Team #2 OKRs'.I20:'Team #2 OKRs'.I20 'Team #2 OKRs'.I27:'Team #2 OKRs'.I27">
            <calcext:condition calcext:apply-style-name="ConditionalStyle_23" calcext:value="between(0.6,0.8)" calcext:base-cell-address="'Team #2 OKRs'.I13"/>
          </calcext:conditional-format>
          <calcext:conditional-format calcext:target-range-address="'Team #2 OKRs'.I13:'Team #2 OKRs'.I13 'Team #2 OKRs'.I20:'Team #2 OKRs'.I20 'Team #2 OKRs'.I27:'Team #2 OKRs'.I27">
            <calcext:condition calcext:apply-style-name="ConditionalStyle_22" calcext:value="between(0.41,0.6)" calcext:base-cell-address="'Team #2 OKRs'.I13"/>
          </calcext:conditional-format>
          <calcext:conditional-format calcext:target-range-address="'Team #2 OKRs'.I13:'Team #2 OKRs'.I13 'Team #2 OKRs'.I20:'Team #2 OKRs'.I20 'Team #2 OKRs'.I27:'Team #2 OKRs'.I27">
            <calcext:condition calcext:apply-style-name="ConditionalStyle_21" calcext:value="between(0,0.4)" calcext:base-cell-address="'Team #2 OKRs'.I13"/>
          </calcext:conditional-format>
          <calcext:conditional-format calcext:target-range-address="'Team #2 OKRs'.I13:'Team #2 OKRs'.I13 'Team #2 OKRs'.I20:'Team #2 OKRs'.I20 'Team #2 OKRs'.I27:'Team #2 OKRs'.I27">
            <calcext:condition calcext:apply-style-name="ConditionalStyle_20" calcext:value="between(0.81,1)" calcext:base-cell-address="'Team #2 OKRs'.I13"/>
          </calcext:conditional-format>
          <calcext:conditional-format calcext:target-range-address="'Team #2 OKRs'.I13:'Team #2 OKRs'.I13 'Team #2 OKRs'.I20:'Team #2 OKRs'.I20 'Team #2 OKRs'.I27:'Team #2 OKRs'.I27">
            <calcext:condition calcext:apply-style-name="ConditionalStyle_19" calcext:value="between(0.6,0.8)" calcext:base-cell-address="'Team #2 OKRs'.I13"/>
          </calcext:conditional-format>
          <calcext:conditional-format calcext:target-range-address="'Team #2 OKRs'.I13:'Team #2 OKRs'.I13 'Team #2 OKRs'.I20:'Team #2 OKRs'.I20 'Team #2 OKRs'.I27:'Team #2 OKRs'.I27">
            <calcext:condition calcext:apply-style-name="ConditionalStyle_18" calcext:value="between(0.41,0.6)" calcext:base-cell-address="'Team #2 OKRs'.I13"/>
          </calcext:conditional-format>
          <calcext:conditional-format calcext:target-range-address="'Team #2 OKRs'.I13:'Team #2 OKRs'.I13 'Team #2 OKRs'.I20:'Team #2 OKRs'.I20 'Team #2 OKRs'.I27:'Team #2 OKRs'.I27">
            <calcext:condition calcext:apply-style-name="ConditionalStyle_17" calcext:value="between(0,0.4)" calcext:base-cell-address="'Team #2 OKRs'.I13"/>
          </calcext:conditional-format>
          <calcext:conditional-format calcext:target-range-address="'Team #2 OKRs'.I14:'Team #2 OKRs'.I14 'Team #2 OKRs'.I21:'Team #2 OKRs'.I21 'Team #2 OKRs'.I28:'Team #2 OKRs'.I28">
            <calcext:condition calcext:apply-style-name="ConditionalStyle_16" calcext:value="between(0.81,1)" calcext:base-cell-address="'Team #2 OKRs'.I14"/>
          </calcext:conditional-format>
          <calcext:conditional-format calcext:target-range-address="'Team #2 OKRs'.I14:'Team #2 OKRs'.I14 'Team #2 OKRs'.I21:'Team #2 OKRs'.I21 'Team #2 OKRs'.I28:'Team #2 OKRs'.I28">
            <calcext:condition calcext:apply-style-name="ConditionalStyle_15" calcext:value="between(0.6,0.8)" calcext:base-cell-address="'Team #2 OKRs'.I14"/>
          </calcext:conditional-format>
          <calcext:conditional-format calcext:target-range-address="'Team #2 OKRs'.I14:'Team #2 OKRs'.I14 'Team #2 OKRs'.I21:'Team #2 OKRs'.I21 'Team #2 OKRs'.I28:'Team #2 OKRs'.I28">
            <calcext:condition calcext:apply-style-name="ConditionalStyle_14" calcext:value="between(0.41,0.6)" calcext:base-cell-address="'Team #2 OKRs'.I14"/>
          </calcext:conditional-format>
          <calcext:conditional-format calcext:target-range-address="'Team #2 OKRs'.I14:'Team #2 OKRs'.I14 'Team #2 OKRs'.I21:'Team #2 OKRs'.I21 'Team #2 OKRs'.I28:'Team #2 OKRs'.I28">
            <calcext:condition calcext:apply-style-name="ConditionalStyle_13" calcext:value="between(0,0.4)" calcext:base-cell-address="'Team #2 OKRs'.I14"/>
          </calcext:conditional-format>
          <calcext:conditional-format calcext:target-range-address="'Team #2 OKRs'.I14:'Team #2 OKRs'.I14 'Team #2 OKRs'.I21:'Team #2 OKRs'.I21 'Team #2 OKRs'.I28:'Team #2 OKRs'.I28">
            <calcext:condition calcext:apply-style-name="ConditionalStyle_12" calcext:value="between(0.81,1)" calcext:base-cell-address="'Team #2 OKRs'.I14"/>
          </calcext:conditional-format>
          <calcext:conditional-format calcext:target-range-address="'Team #2 OKRs'.I14:'Team #2 OKRs'.I14 'Team #2 OKRs'.I21:'Team #2 OKRs'.I21 'Team #2 OKRs'.I28:'Team #2 OKRs'.I28">
            <calcext:condition calcext:apply-style-name="ConditionalStyle_11" calcext:value="between(0.6,0.8)" calcext:base-cell-address="'Team #2 OKRs'.I14"/>
          </calcext:conditional-format>
          <calcext:conditional-format calcext:target-range-address="'Team #2 OKRs'.I14:'Team #2 OKRs'.I14 'Team #2 OKRs'.I21:'Team #2 OKRs'.I21 'Team #2 OKRs'.I28:'Team #2 OKRs'.I28">
            <calcext:condition calcext:apply-style-name="ConditionalStyle_10" calcext:value="between(0.41,0.6)" calcext:base-cell-address="'Team #2 OKRs'.I14"/>
          </calcext:conditional-format>
          <calcext:conditional-format calcext:target-range-address="'Team #2 OKRs'.I14:'Team #2 OKRs'.I14 'Team #2 OKRs'.I21:'Team #2 OKRs'.I21 'Team #2 OKRs'.I28:'Team #2 OKRs'.I28">
            <calcext:condition calcext:apply-style-name="ConditionalStyle_9" calcext:value="between(0,0.4)" calcext:base-cell-address="'Team #2 OKRs'.I14"/>
          </calcext:conditional-format>
          <calcext:conditional-format calcext:target-range-address="'Team #2 OKRs'.I15:'Team #2 OKRs'.I15 'Team #2 OKRs'.I22:'Team #2 OKRs'.I22 'Team #2 OKRs'.I29:'Team #2 OKRs'.I29">
            <calcext:condition calcext:apply-style-name="ConditionalStyle_8" calcext:value="between(0.81,1)" calcext:base-cell-address="'Team #2 OKRs'.I15"/>
          </calcext:conditional-format>
          <calcext:conditional-format calcext:target-range-address="'Team #2 OKRs'.I15:'Team #2 OKRs'.I15 'Team #2 OKRs'.I22:'Team #2 OKRs'.I22 'Team #2 OKRs'.I29:'Team #2 OKRs'.I29">
            <calcext:condition calcext:apply-style-name="ConditionalStyle_7" calcext:value="between(0.6,0.8)" calcext:base-cell-address="'Team #2 OKRs'.I15"/>
          </calcext:conditional-format>
          <calcext:conditional-format calcext:target-range-address="'Team #2 OKRs'.I15:'Team #2 OKRs'.I15 'Team #2 OKRs'.I22:'Team #2 OKRs'.I22 'Team #2 OKRs'.I29:'Team #2 OKRs'.I29">
            <calcext:condition calcext:apply-style-name="ConditionalStyle_6" calcext:value="between(0.41,0.6)" calcext:base-cell-address="'Team #2 OKRs'.I15"/>
          </calcext:conditional-format>
          <calcext:conditional-format calcext:target-range-address="'Team #2 OKRs'.I15:'Team #2 OKRs'.I15 'Team #2 OKRs'.I22:'Team #2 OKRs'.I22 'Team #2 OKRs'.I29:'Team #2 OKRs'.I29">
            <calcext:condition calcext:apply-style-name="ConditionalStyle_5" calcext:value="between(0,0.4)" calcext:base-cell-address="'Team #2 OKRs'.I15"/>
          </calcext:conditional-format>
          <calcext:conditional-format calcext:target-range-address="'Team #2 OKRs'.I15:'Team #2 OKRs'.I15 'Team #2 OKRs'.I22:'Team #2 OKRs'.I22 'Team #2 OKRs'.I29:'Team #2 OKRs'.I29">
            <calcext:condition calcext:apply-style-name="ConditionalStyle_4" calcext:value="between(0.81,1)" calcext:base-cell-address="'Team #2 OKRs'.I15"/>
          </calcext:conditional-format>
          <calcext:conditional-format calcext:target-range-address="'Team #2 OKRs'.I15:'Team #2 OKRs'.I15 'Team #2 OKRs'.I22:'Team #2 OKRs'.I22 'Team #2 OKRs'.I29:'Team #2 OKRs'.I29">
            <calcext:condition calcext:apply-style-name="ConditionalStyle_3" calcext:value="between(0.6,0.8)" calcext:base-cell-address="'Team #2 OKRs'.I15"/>
          </calcext:conditional-format>
          <calcext:conditional-format calcext:target-range-address="'Team #2 OKRs'.I15:'Team #2 OKRs'.I15 'Team #2 OKRs'.I22:'Team #2 OKRs'.I22 'Team #2 OKRs'.I29:'Team #2 OKRs'.I29">
            <calcext:condition calcext:apply-style-name="ConditionalStyle_2" calcext:value="between(0.41,0.6)" calcext:base-cell-address="'Team #2 OKRs'.I15"/>
          </calcext:conditional-format>
          <calcext:conditional-format calcext:target-range-address="'Team #2 OKRs'.I15:'Team #2 OKRs'.I15 'Team #2 OKRs'.I22:'Team #2 OKRs'.I22 'Team #2 OKRs'.I29:'Team #2 OKRs'.I29">
            <calcext:condition calcext:apply-style-name="ConditionalStyle_1" calcext:value="between(0,0.4)" calcext:base-cell-address="'Team #2 OKRs'.I1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
      <number:text>R$ </number:text>
      <number:number number:decimal-places="2" loext:min-decimal-places="2" number:min-integer-digits="1" number:grouping="true"/>
    </number:number-style>
    <number:number-style style:name="N142">
      <number:number number:decimal-places="1" loext:min-decimal-places="1" number:min-integer-digits="1"/>
    </number:number-style>
    <number:date-style style:name="N10107" number:language="pt" number:country="BR" number:title="User-defined">
      <number:day/>
      <number:text>-</number:text>
      <number:month number:textual="true"/>
      <number:text>-</number:text>
      <number:year/>
    </number:date-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92" style:display-name="ConditionalStyle_192" style:family="table-cell" style:parent-style-name="Default">
      <style:table-cell-properties fo:background-color="#548135" fo:border="none"/>
      <style:text-properties fo:color="#e2efd9"/>
    </style:style>
    <style:style style:name="ConditionalStyle_5f_191" style:display-name="ConditionalStyle_191" style:family="table-cell" style:parent-style-name="Default">
      <style:table-cell-properties fo:background-color="#c6efce" fo:border="none"/>
      <style:text-properties fo:color="#006100"/>
    </style:style>
    <style:style style:name="ConditionalStyle_5f_190" style:display-name="ConditionalStyle_190" style:family="table-cell" style:parent-style-name="Default">
      <style:table-cell-properties fo:background-color="#ffeb9c" fo:border="none"/>
      <style:text-properties fo:color="#9c6500"/>
    </style:style>
    <style:style style:name="ConditionalStyle_5f_189" style:display-name="ConditionalStyle_189" style:family="table-cell" style:parent-style-name="Default">
      <style:table-cell-properties fo:background-color="#ffc7ce" fo:border="none"/>
      <style:text-properties fo:color="#9c0006"/>
    </style:style>
    <style:style style:name="ConditionalStyle_5f_188" style:display-name="ConditionalStyle_188" style:family="table-cell" style:parent-style-name="Default">
      <style:table-cell-properties fo:background-color="#548135" fo:border="none"/>
      <style:text-properties fo:color="#e2efd9"/>
    </style:style>
    <style:style style:name="ConditionalStyle_5f_187" style:display-name="ConditionalStyle_187" style:family="table-cell" style:parent-style-name="Default">
      <style:table-cell-properties fo:background-color="#c6efce" fo:border="none"/>
      <style:text-properties fo:color="#006100"/>
    </style:style>
    <style:style style:name="ConditionalStyle_5f_186" style:display-name="ConditionalStyle_186" style:family="table-cell" style:parent-style-name="Default">
      <style:table-cell-properties fo:background-color="#ffeb9c" fo:border="none"/>
      <style:text-properties fo:color="#9c6500"/>
    </style:style>
    <style:style style:name="ConditionalStyle_5f_185" style:display-name="ConditionalStyle_185" style:family="table-cell" style:parent-style-name="Default">
      <style:table-cell-properties fo:background-color="#ffc7ce" fo:border="none"/>
      <style:text-properties fo:color="#9c0006"/>
    </style:style>
    <style:style style:name="ConditionalStyle_5f_184" style:display-name="ConditionalStyle_184" style:family="table-cell" style:parent-style-name="Default">
      <style:table-cell-properties fo:background-color="#548135" fo:border="none"/>
      <style:text-properties fo:color="#e2efd9"/>
    </style:style>
    <style:style style:name="ConditionalStyle_5f_183" style:display-name="ConditionalStyle_183" style:family="table-cell" style:parent-style-name="Default">
      <style:table-cell-properties fo:background-color="#c6efce" fo:border="none"/>
      <style:text-properties fo:color="#006100"/>
    </style:style>
    <style:style style:name="ConditionalStyle_5f_182" style:display-name="ConditionalStyle_182" style:family="table-cell" style:parent-style-name="Default">
      <style:table-cell-properties fo:background-color="#ffeb9c" fo:border="none"/>
      <style:text-properties fo:color="#9c6500"/>
    </style:style>
    <style:style style:name="ConditionalStyle_5f_181" style:display-name="ConditionalStyle_181" style:family="table-cell" style:parent-style-name="Default">
      <style:table-cell-properties fo:background-color="#ffc7ce" fo:border="none"/>
      <style:text-properties fo:color="#9c0006"/>
    </style:style>
    <style:style style:name="ConditionalStyle_5f_180" style:display-name="ConditionalStyle_180" style:family="table-cell" style:parent-style-name="Default">
      <style:table-cell-properties fo:background-color="#548135" fo:border="none"/>
      <style:text-properties fo:color="#e2efd9"/>
    </style:style>
    <style:style style:name="ConditionalStyle_5f_179" style:display-name="ConditionalStyle_179" style:family="table-cell" style:parent-style-name="Default">
      <style:table-cell-properties fo:background-color="#c6efce" fo:border="none"/>
      <style:text-properties fo:color="#006100"/>
    </style:style>
    <style:style style:name="ConditionalStyle_5f_178" style:display-name="ConditionalStyle_178" style:family="table-cell" style:parent-style-name="Default">
      <style:table-cell-properties fo:background-color="#ffeb9c" fo:border="none"/>
      <style:text-properties fo:color="#9c6500"/>
    </style:style>
    <style:style style:name="ConditionalStyle_5f_177" style:display-name="ConditionalStyle_177" style:family="table-cell" style:parent-style-name="Default">
      <style:table-cell-properties fo:background-color="#ffc7ce" fo:border="none"/>
      <style:text-properties fo:color="#9c0006"/>
    </style:style>
    <style:style style:name="ConditionalStyle_5f_176" style:display-name="ConditionalStyle_176" style:family="table-cell" style:parent-style-name="Default">
      <style:table-cell-properties fo:background-color="#548135" fo:border="none"/>
      <style:text-properties fo:color="#e2efd9"/>
    </style:style>
    <style:style style:name="ConditionalStyle_5f_175" style:display-name="ConditionalStyle_175" style:family="table-cell" style:parent-style-name="Default">
      <style:table-cell-properties fo:background-color="#c6efce" fo:border="none"/>
      <style:text-properties fo:color="#006100"/>
    </style:style>
    <style:style style:name="ConditionalStyle_5f_174" style:display-name="ConditionalStyle_174" style:family="table-cell" style:parent-style-name="Default">
      <style:table-cell-properties fo:background-color="#ffeb9c" fo:border="none"/>
      <style:text-properties fo:color="#9c6500"/>
    </style:style>
    <style:style style:name="ConditionalStyle_5f_173" style:display-name="ConditionalStyle_173" style:family="table-cell" style:parent-style-name="Default">
      <style:table-cell-properties fo:background-color="#ffc7ce" fo:border="none"/>
      <style:text-properties fo:color="#9c0006"/>
    </style:style>
    <style:style style:name="ConditionalStyle_5f_172" style:display-name="ConditionalStyle_172" style:family="table-cell" style:parent-style-name="Default">
      <style:table-cell-properties fo:background-color="#548135" fo:border="none"/>
      <style:text-properties fo:color="#e2efd9"/>
    </style:style>
    <style:style style:name="ConditionalStyle_5f_171" style:display-name="ConditionalStyle_171" style:family="table-cell" style:parent-style-name="Default">
      <style:table-cell-properties fo:background-color="#c6efce" fo:border="none"/>
      <style:text-properties fo:color="#006100"/>
    </style:style>
    <style:style style:name="ConditionalStyle_5f_170" style:display-name="ConditionalStyle_170" style:family="table-cell" style:parent-style-name="Default">
      <style:table-cell-properties fo:background-color="#ffeb9c" fo:border="none"/>
      <style:text-properties fo:color="#9c6500"/>
    </style:style>
    <style:style style:name="ConditionalStyle_5f_169" style:display-name="ConditionalStyle_169" style:family="table-cell" style:parent-style-name="Default">
      <style:table-cell-properties fo:background-color="#ffc7ce" fo:border="none"/>
      <style:text-properties fo:color="#9c0006"/>
    </style:style>
    <style:style style:name="ConditionalStyle_5f_168" style:display-name="ConditionalStyle_168" style:family="table-cell" style:parent-style-name="Default">
      <style:table-cell-properties fo:background-color="#548135" fo:border="none"/>
      <style:text-properties fo:color="#e2efd9"/>
    </style:style>
    <style:style style:name="ConditionalStyle_5f_167" style:display-name="ConditionalStyle_167" style:family="table-cell" style:parent-style-name="Default">
      <style:table-cell-properties fo:background-color="#c6efce" fo:border="none"/>
      <style:text-properties fo:color="#006100"/>
    </style:style>
    <style:style style:name="ConditionalStyle_5f_166" style:display-name="ConditionalStyle_166" style:family="table-cell" style:parent-style-name="Default">
      <style:table-cell-properties fo:background-color="#ffeb9c" fo:border="none"/>
      <style:text-properties fo:color="#9c6500"/>
    </style:style>
    <style:style style:name="ConditionalStyle_5f_165" style:display-name="ConditionalStyle_165" style:family="table-cell" style:parent-style-name="Default">
      <style:table-cell-properties fo:background-color="#ffc7ce" fo:border="none"/>
      <style:text-properties fo:color="#9c0006"/>
    </style:style>
    <style:style style:name="ConditionalStyle_5f_164" style:display-name="ConditionalStyle_164" style:family="table-cell" style:parent-style-name="Default">
      <style:table-cell-properties fo:background-color="#548135" fo:border="none"/>
      <style:text-properties fo:color="#e2efd9"/>
    </style:style>
    <style:style style:name="ConditionalStyle_5f_163" style:display-name="ConditionalStyle_163" style:family="table-cell" style:parent-style-name="Default">
      <style:table-cell-properties fo:background-color="#c6efce" fo:border="none"/>
      <style:text-properties fo:color="#006100"/>
    </style:style>
    <style:style style:name="ConditionalStyle_5f_162" style:display-name="ConditionalStyle_162" style:family="table-cell" style:parent-style-name="Default">
      <style:table-cell-properties fo:background-color="#ffeb9c" fo:border="none"/>
      <style:text-properties fo:color="#9c6500"/>
    </style:style>
    <style:style style:name="ConditionalStyle_5f_161" style:display-name="ConditionalStyle_161" style:family="table-cell" style:parent-style-name="Default">
      <style:table-cell-properties fo:background-color="#ffc7ce" fo:border="none"/>
      <style:text-properties fo:color="#9c0006"/>
    </style:style>
    <style:style style:name="ConditionalStyle_5f_160" style:display-name="ConditionalStyle_160" style:family="table-cell" style:parent-style-name="Default">
      <style:table-cell-properties fo:background-color="#548135" fo:border="none"/>
      <style:text-properties fo:color="#e2efd9"/>
    </style:style>
    <style:style style:name="ConditionalStyle_5f_159" style:display-name="ConditionalStyle_159" style:family="table-cell" style:parent-style-name="Default">
      <style:table-cell-properties fo:background-color="#c6efce" fo:border="none"/>
      <style:text-properties fo:color="#006100"/>
    </style:style>
    <style:style style:name="ConditionalStyle_5f_158" style:display-name="ConditionalStyle_158" style:family="table-cell" style:parent-style-name="Default">
      <style:table-cell-properties fo:background-color="#ffeb9c" fo:border="none"/>
      <style:text-properties fo:color="#9c6500"/>
    </style:style>
    <style:style style:name="ConditionalStyle_5f_157" style:display-name="ConditionalStyle_157" style:family="table-cell" style:parent-style-name="Default">
      <style:table-cell-properties fo:background-color="#ffc7ce" fo:border="none"/>
      <style:text-properties fo:color="#9c0006"/>
    </style:style>
    <style:style style:name="ConditionalStyle_5f_156" style:display-name="ConditionalStyle_156" style:family="table-cell" style:parent-style-name="Default">
      <style:table-cell-properties fo:background-color="#548135" fo:border="none"/>
      <style:text-properties fo:color="#e2efd9"/>
    </style:style>
    <style:style style:name="ConditionalStyle_5f_155" style:display-name="ConditionalStyle_155" style:family="table-cell" style:parent-style-name="Default">
      <style:table-cell-properties fo:background-color="#c6efce" fo:border="none"/>
      <style:text-properties fo:color="#006100"/>
    </style:style>
    <style:style style:name="ConditionalStyle_5f_154" style:display-name="ConditionalStyle_154" style:family="table-cell" style:parent-style-name="Default">
      <style:table-cell-properties fo:background-color="#ffeb9c" fo:border="none"/>
      <style:text-properties fo:color="#9c6500"/>
    </style:style>
    <style:style style:name="ConditionalStyle_5f_153" style:display-name="ConditionalStyle_153" style:family="table-cell" style:parent-style-name="Default">
      <style:table-cell-properties fo:background-color="#ffc7ce" fo:border="none"/>
      <style:text-properties fo:color="#9c0006"/>
    </style:style>
    <style:style style:name="ConditionalStyle_5f_152" style:display-name="ConditionalStyle_152" style:family="table-cell" style:parent-style-name="Default">
      <style:table-cell-properties fo:background-color="#548135" fo:border="none"/>
      <style:text-properties fo:color="#e2efd9"/>
    </style:style>
    <style:style style:name="ConditionalStyle_5f_151" style:display-name="ConditionalStyle_151" style:family="table-cell" style:parent-style-name="Default">
      <style:table-cell-properties fo:background-color="#c6efce" fo:border="none"/>
      <style:text-properties fo:color="#006100"/>
    </style:style>
    <style:style style:name="ConditionalStyle_5f_150" style:display-name="ConditionalStyle_150" style:family="table-cell" style:parent-style-name="Default">
      <style:table-cell-properties fo:background-color="#ffeb9c" fo:border="none"/>
      <style:text-properties fo:color="#9c6500"/>
    </style:style>
    <style:style style:name="ConditionalStyle_5f_149" style:display-name="ConditionalStyle_149" style:family="table-cell" style:parent-style-name="Default">
      <style:table-cell-properties fo:background-color="#ffc7ce" fo:border="none"/>
      <style:text-properties fo:color="#9c0006"/>
    </style:style>
    <style:style style:name="ConditionalStyle_5f_148" style:display-name="ConditionalStyle_148" style:family="table-cell" style:parent-style-name="Default">
      <style:table-cell-properties fo:background-color="#548135" fo:border="none"/>
      <style:text-properties fo:color="#e2efd9"/>
    </style:style>
    <style:style style:name="ConditionalStyle_5f_147" style:display-name="ConditionalStyle_147" style:family="table-cell" style:parent-style-name="Default">
      <style:table-cell-properties fo:background-color="#c6efce" fo:border="none"/>
      <style:text-properties fo:color="#006100"/>
    </style:style>
    <style:style style:name="ConditionalStyle_5f_146" style:display-name="ConditionalStyle_146" style:family="table-cell" style:parent-style-name="Default">
      <style:table-cell-properties fo:background-color="#ffeb9c" fo:border="none"/>
      <style:text-properties fo:color="#9c6500"/>
    </style:style>
    <style:style style:name="ConditionalStyle_5f_145" style:display-name="ConditionalStyle_145" style:family="table-cell" style:parent-style-name="Default">
      <style:table-cell-properties fo:background-color="#ffc7ce" fo:border="none"/>
      <style:text-properties fo:color="#9c0006"/>
    </style:style>
    <style:style style:name="ConditionalStyle_5f_144" style:display-name="ConditionalStyle_144" style:family="table-cell" style:parent-style-name="Default">
      <style:table-cell-properties fo:background-color="#548135" fo:border="none"/>
      <style:text-properties fo:color="#e2efd9"/>
    </style:style>
    <style:style style:name="ConditionalStyle_5f_143" style:display-name="ConditionalStyle_143" style:family="table-cell" style:parent-style-name="Default">
      <style:table-cell-properties fo:background-color="#c6efce" fo:border="none"/>
      <style:text-properties fo:color="#006100"/>
    </style:style>
    <style:style style:name="ConditionalStyle_5f_142" style:display-name="ConditionalStyle_142" style:family="table-cell" style:parent-style-name="Default">
      <style:table-cell-properties fo:background-color="#ffeb9c" fo:border="none"/>
      <style:text-properties fo:color="#9c6500"/>
    </style:style>
    <style:style style:name="ConditionalStyle_5f_141" style:display-name="ConditionalStyle_141" style:family="table-cell" style:parent-style-name="Default">
      <style:table-cell-properties fo:background-color="#ffc7ce" fo:border="none"/>
      <style:text-properties fo:color="#9c0006"/>
    </style:style>
    <style:style style:name="ConditionalStyle_5f_140" style:display-name="ConditionalStyle_140" style:family="table-cell" style:parent-style-name="Default">
      <style:table-cell-properties fo:background-color="#548135" fo:border="none"/>
      <style:text-properties fo:color="#e2efd9"/>
    </style:style>
    <style:style style:name="ConditionalStyle_5f_139" style:display-name="ConditionalStyle_139" style:family="table-cell" style:parent-style-name="Default">
      <style:table-cell-properties fo:background-color="#c6efce" fo:border="none"/>
      <style:text-properties fo:color="#006100"/>
    </style:style>
    <style:style style:name="ConditionalStyle_5f_138" style:display-name="ConditionalStyle_138" style:family="table-cell" style:parent-style-name="Default">
      <style:table-cell-properties fo:background-color="#ffeb9c" fo:border="none"/>
      <style:text-properties fo:color="#9c6500"/>
    </style:style>
    <style:style style:name="ConditionalStyle_5f_137" style:display-name="ConditionalStyle_137" style:family="table-cell" style:parent-style-name="Default">
      <style:table-cell-properties fo:background-color="#ffc7ce" fo:border="none"/>
      <style:text-properties fo:color="#9c0006"/>
    </style:style>
    <style:style style:name="ConditionalStyle_5f_136" style:display-name="ConditionalStyle_136" style:family="table-cell" style:parent-style-name="Default">
      <style:table-cell-properties fo:background-color="#548135" fo:border="none"/>
      <style:text-properties fo:color="#e2efd9"/>
    </style:style>
    <style:style style:name="ConditionalStyle_5f_135" style:display-name="ConditionalStyle_135" style:family="table-cell" style:parent-style-name="Default">
      <style:table-cell-properties fo:background-color="#c6efce" fo:border="none"/>
      <style:text-properties fo:color="#006100"/>
    </style:style>
    <style:style style:name="ConditionalStyle_5f_134" style:display-name="ConditionalStyle_134" style:family="table-cell" style:parent-style-name="Default">
      <style:table-cell-properties fo:background-color="#ffeb9c" fo:border="none"/>
      <style:text-properties fo:color="#9c6500"/>
    </style:style>
    <style:style style:name="ConditionalStyle_5f_133" style:display-name="ConditionalStyle_133" style:family="table-cell" style:parent-style-name="Default">
      <style:table-cell-properties fo:background-color="#ffc7ce" fo:border="none"/>
      <style:text-properties fo:color="#9c0006"/>
    </style:style>
    <style:style style:name="ConditionalStyle_5f_132" style:display-name="ConditionalStyle_132" style:family="table-cell" style:parent-style-name="Default">
      <style:table-cell-properties fo:background-color="#548135" fo:border="none"/>
      <style:text-properties fo:color="#e2efd9"/>
    </style:style>
    <style:style style:name="ConditionalStyle_5f_131" style:display-name="ConditionalStyle_131" style:family="table-cell" style:parent-style-name="Default">
      <style:table-cell-properties fo:background-color="#c6efce" fo:border="none"/>
      <style:text-properties fo:color="#006100"/>
    </style:style>
    <style:style style:name="ConditionalStyle_5f_130" style:display-name="ConditionalStyle_130" style:family="table-cell" style:parent-style-name="Default">
      <style:table-cell-properties fo:background-color="#ffeb9c" fo:border="none"/>
      <style:text-properties fo:color="#9c6500"/>
    </style:style>
    <style:style style:name="ConditionalStyle_5f_129" style:display-name="ConditionalStyle_129" style:family="table-cell" style:parent-style-name="Default">
      <style:table-cell-properties fo:background-color="#ffc7ce" fo:border="none"/>
      <style:text-properties fo:color="#9c0006"/>
    </style:style>
    <style:style style:name="ConditionalStyle_5f_64" style:display-name="ConditionalStyle_64" style:family="table-cell" style:parent-style-name="Default">
      <style:table-cell-properties fo:background-color="#548135" fo:border="none"/>
      <style:text-properties fo:color="#e2efd9"/>
    </style:style>
    <style:style style:name="ConditionalStyle_5f_63" style:display-name="ConditionalStyle_63" style:family="table-cell" style:parent-style-name="Default">
      <style:table-cell-properties fo:background-color="#c6efce" fo:border="none"/>
      <style:text-properties fo:color="#006100"/>
    </style:style>
    <style:style style:name="ConditionalStyle_5f_62" style:display-name="ConditionalStyle_62" style:family="table-cell" style:parent-style-name="Default">
      <style:table-cell-properties fo:background-color="#ffeb9c" fo:border="none"/>
      <style:text-properties fo:color="#9c6500"/>
    </style:style>
    <style:style style:name="ConditionalStyle_5f_61" style:display-name="ConditionalStyle_61" style:family="table-cell" style:parent-style-name="Default">
      <style:table-cell-properties fo:background-color="#ffc7ce" fo:border="none"/>
      <style:text-properties fo:color="#9c0006"/>
    </style:style>
    <style:style style:name="ConditionalStyle_5f_60" style:display-name="ConditionalStyle_60" style:family="table-cell" style:parent-style-name="Default">
      <style:table-cell-properties fo:background-color="#548135" fo:border="none"/>
      <style:text-properties fo:color="#e2efd9"/>
    </style:style>
    <style:style style:name="ConditionalStyle_5f_59" style:display-name="ConditionalStyle_59" style:family="table-cell" style:parent-style-name="Default">
      <style:table-cell-properties fo:background-color="#c6efce" fo:border="none"/>
      <style:text-properties fo:color="#006100"/>
    </style:style>
    <style:style style:name="ConditionalStyle_5f_58" style:display-name="ConditionalStyle_58" style:family="table-cell" style:parent-style-name="Default">
      <style:table-cell-properties fo:background-color="#ffeb9c" fo:border="none"/>
      <style:text-properties fo:color="#9c6500"/>
    </style:style>
    <style:style style:name="ConditionalStyle_5f_57" style:display-name="ConditionalStyle_57" style:family="table-cell" style:parent-style-name="Default">
      <style:table-cell-properties fo:background-color="#ffc7ce" fo:border="none"/>
      <style:text-properties fo:color="#9c0006"/>
    </style:style>
    <style:style style:name="ConditionalStyle_5f_56" style:display-name="ConditionalStyle_56" style:family="table-cell" style:parent-style-name="Default">
      <style:table-cell-properties fo:background-color="#548135" fo:border="none"/>
      <style:text-properties fo:color="#e2efd9"/>
    </style:style>
    <style:style style:name="ConditionalStyle_5f_55" style:display-name="ConditionalStyle_55" style:family="table-cell" style:parent-style-name="Default">
      <style:table-cell-properties fo:background-color="#c6efce" fo:border="none"/>
      <style:text-properties fo:color="#006100"/>
    </style:style>
    <style:style style:name="ConditionalStyle_5f_54" style:display-name="ConditionalStyle_54" style:family="table-cell" style:parent-style-name="Default">
      <style:table-cell-properties fo:background-color="#ffeb9c" fo:border="none"/>
      <style:text-properties fo:color="#9c6500"/>
    </style:style>
    <style:style style:name="ConditionalStyle_5f_53" style:display-name="ConditionalStyle_53" style:family="table-cell" style:parent-style-name="Default">
      <style:table-cell-properties fo:background-color="#ffc7ce" fo:border="none"/>
      <style:text-properties fo:color="#9c0006"/>
    </style:style>
    <style:style style:name="ConditionalStyle_5f_52" style:display-name="ConditionalStyle_52" style:family="table-cell" style:parent-style-name="Default">
      <style:table-cell-properties fo:background-color="#548135" fo:border="none"/>
      <style:text-properties fo:color="#e2efd9"/>
    </style:style>
    <style:style style:name="ConditionalStyle_5f_51" style:display-name="ConditionalStyle_51" style:family="table-cell" style:parent-style-name="Default">
      <style:table-cell-properties fo:background-color="#c6efce" fo:border="none"/>
      <style:text-properties fo:color="#006100"/>
    </style:style>
    <style:style style:name="ConditionalStyle_5f_50" style:display-name="ConditionalStyle_50" style:family="table-cell" style:parent-style-name="Default">
      <style:table-cell-properties fo:background-color="#ffeb9c" fo:border="none"/>
      <style:text-properties fo:color="#9c6500"/>
    </style:style>
    <style:style style:name="ConditionalStyle_5f_49" style:display-name="ConditionalStyle_49" style:family="table-cell" style:parent-style-name="Default">
      <style:table-cell-properties fo:background-color="#ffc7ce" fo:border="none"/>
      <style:text-properties fo:color="#9c0006"/>
    </style:style>
    <style:style style:name="ConditionalStyle_5f_48" style:display-name="ConditionalStyle_48" style:family="table-cell" style:parent-style-name="Default">
      <style:table-cell-properties fo:background-color="#548135" fo:border="none"/>
      <style:text-properties fo:color="#e2efd9"/>
    </style:style>
    <style:style style:name="ConditionalStyle_5f_47" style:display-name="ConditionalStyle_47" style:family="table-cell" style:parent-style-name="Default">
      <style:table-cell-properties fo:background-color="#c6efce" fo:border="none"/>
      <style:text-properties fo:color="#006100"/>
    </style:style>
    <style:style style:name="ConditionalStyle_5f_46" style:display-name="ConditionalStyle_46" style:family="table-cell" style:parent-style-name="Default">
      <style:table-cell-properties fo:background-color="#ffeb9c" fo:border="none"/>
      <style:text-properties fo:color="#9c6500"/>
    </style:style>
    <style:style style:name="ConditionalStyle_5f_45" style:display-name="ConditionalStyle_45" style:family="table-cell" style:parent-style-name="Default">
      <style:table-cell-properties fo:background-color="#ffc7ce" fo:border="none"/>
      <style:text-properties fo:color="#9c0006"/>
    </style:style>
    <style:style style:name="ConditionalStyle_5f_44" style:display-name="ConditionalStyle_44" style:family="table-cell" style:parent-style-name="Default">
      <style:table-cell-properties fo:background-color="#548135" fo:border="none"/>
      <style:text-properties fo:color="#e2efd9"/>
    </style:style>
    <style:style style:name="ConditionalStyle_5f_43" style:display-name="ConditionalStyle_43" style:family="table-cell" style:parent-style-name="Default">
      <style:table-cell-properties fo:background-color="#c6efce" fo:border="none"/>
      <style:text-properties fo:color="#006100"/>
    </style:style>
    <style:style style:name="ConditionalStyle_5f_42" style:display-name="ConditionalStyle_42" style:family="table-cell" style:parent-style-name="Default">
      <style:table-cell-properties fo:background-color="#ffeb9c" fo:border="none"/>
      <style:text-properties fo:color="#9c6500"/>
    </style:style>
    <style:style style:name="ConditionalStyle_5f_41" style:display-name="ConditionalStyle_41" style:family="table-cell" style:parent-style-name="Default">
      <style:table-cell-properties fo:background-color="#ffc7ce" fo:border="none"/>
      <style:text-properties fo:color="#9c0006"/>
    </style:style>
    <style:style style:name="ConditionalStyle_5f_40" style:display-name="ConditionalStyle_40" style:family="table-cell" style:parent-style-name="Default">
      <style:table-cell-properties fo:background-color="#548135" fo:border="none"/>
      <style:text-properties fo:color="#e2efd9"/>
    </style:style>
    <style:style style:name="ConditionalStyle_5f_39" style:display-name="ConditionalStyle_39" style:family="table-cell" style:parent-style-name="Default">
      <style:table-cell-properties fo:background-color="#c6efce" fo:border="none"/>
      <style:text-properties fo:color="#006100"/>
    </style:style>
    <style:style style:name="ConditionalStyle_5f_38" style:display-name="ConditionalStyle_38" style:family="table-cell" style:parent-style-name="Default">
      <style:table-cell-properties fo:background-color="#ffeb9c" fo:border="none"/>
      <style:text-properties fo:color="#9c6500"/>
    </style:style>
    <style:style style:name="ConditionalStyle_5f_37" style:display-name="ConditionalStyle_37" style:family="table-cell" style:parent-style-name="Default">
      <style:table-cell-properties fo:background-color="#ffc7ce" fo:border="none"/>
      <style:text-properties fo:color="#9c0006"/>
    </style:style>
    <style:style style:name="ConditionalStyle_5f_36" style:display-name="ConditionalStyle_36" style:family="table-cell" style:parent-style-name="Default">
      <style:table-cell-properties fo:background-color="#548135" fo:border="none"/>
      <style:text-properties fo:color="#e2efd9"/>
    </style:style>
    <style:style style:name="ConditionalStyle_5f_35" style:display-name="ConditionalStyle_35" style:family="table-cell" style:parent-style-name="Default">
      <style:table-cell-properties fo:background-color="#c6efce" fo:border="none"/>
      <style:text-properties fo:color="#006100"/>
    </style:style>
    <style:style style:name="ConditionalStyle_5f_34" style:display-name="ConditionalStyle_34" style:family="table-cell" style:parent-style-name="Default">
      <style:table-cell-properties fo:background-color="#ffeb9c" fo:border="none"/>
      <style:text-properties fo:color="#9c6500"/>
    </style:style>
    <style:style style:name="ConditionalStyle_5f_33" style:display-name="ConditionalStyle_33" style:family="table-cell" style:parent-style-name="Default">
      <style:table-cell-properties fo:background-color="#ffc7ce" fo:border="none"/>
      <style:text-properties fo:color="#9c0006"/>
    </style:style>
    <style:style style:name="ConditionalStyle_5f_32" style:display-name="ConditionalStyle_32" style:family="table-cell" style:parent-style-name="Default">
      <style:table-cell-properties fo:background-color="#548135" fo:border="none"/>
      <style:text-properties fo:color="#e2efd9"/>
    </style:style>
    <style:style style:name="ConditionalStyle_5f_31" style:display-name="ConditionalStyle_31" style:family="table-cell" style:parent-style-name="Default">
      <style:table-cell-properties fo:background-color="#c6efce" fo:border="none"/>
      <style:text-properties fo:color="#006100"/>
    </style:style>
    <style:style style:name="ConditionalStyle_5f_30" style:display-name="ConditionalStyle_30" style:family="table-cell" style:parent-style-name="Default">
      <style:table-cell-properties fo:background-color="#ffeb9c" fo:border="none"/>
      <style:text-properties fo:color="#9c6500"/>
    </style:style>
    <style:style style:name="ConditionalStyle_5f_29" style:display-name="ConditionalStyle_29" style:family="table-cell" style:parent-style-name="Default">
      <style:table-cell-properties fo:background-color="#ffc7ce" fo:border="none"/>
      <style:text-properties fo:color="#9c0006"/>
    </style:style>
    <style:style style:name="ConditionalStyle_5f_28" style:display-name="ConditionalStyle_28" style:family="table-cell" style:parent-style-name="Default">
      <style:table-cell-properties fo:background-color="#548135" fo:border="none"/>
      <style:text-properties fo:color="#e2efd9"/>
    </style:style>
    <style:style style:name="ConditionalStyle_5f_27" style:display-name="ConditionalStyle_27" style:family="table-cell" style:parent-style-name="Default">
      <style:table-cell-properties fo:background-color="#c6efce" fo:border="none"/>
      <style:text-properties fo:color="#006100"/>
    </style:style>
    <style:style style:name="ConditionalStyle_5f_26" style:display-name="ConditionalStyle_26" style:family="table-cell" style:parent-style-name="Default">
      <style:table-cell-properties fo:background-color="#ffeb9c" fo:border="none"/>
      <style:text-properties fo:color="#9c6500"/>
    </style:style>
    <style:style style:name="ConditionalStyle_5f_25" style:display-name="ConditionalStyle_25" style:family="table-cell" style:parent-style-name="Default">
      <style:table-cell-properties fo:background-color="#ffc7ce" fo:border="none"/>
      <style:text-properties fo:color="#9c0006"/>
    </style:style>
    <style:style style:name="ConditionalStyle_5f_24" style:display-name="ConditionalStyle_24" style:family="table-cell" style:parent-style-name="Default">
      <style:table-cell-properties fo:background-color="#548135" fo:border="none"/>
      <style:text-properties fo:color="#e2efd9"/>
    </style:style>
    <style:style style:name="ConditionalStyle_5f_23" style:display-name="ConditionalStyle_23" style:family="table-cell" style:parent-style-name="Default">
      <style:table-cell-properties fo:background-color="#c6efce" fo:border="none"/>
      <style:text-properties fo:color="#006100"/>
    </style:style>
    <style:style style:name="ConditionalStyle_5f_22" style:display-name="ConditionalStyle_22" style:family="table-cell" style:parent-style-name="Default">
      <style:table-cell-properties fo:background-color="#ffeb9c" fo:border="none"/>
      <style:text-properties fo:color="#9c6500"/>
    </style:style>
    <style:style style:name="ConditionalStyle_5f_21" style:display-name="ConditionalStyle_21" style:family="table-cell" style:parent-style-name="Default">
      <style:table-cell-properties fo:background-color="#ffc7ce" fo:border="none"/>
      <style:text-properties fo:color="#9c0006"/>
    </style:style>
    <style:style style:name="ConditionalStyle_5f_20" style:display-name="ConditionalStyle_20" style:family="table-cell" style:parent-style-name="Default">
      <style:table-cell-properties fo:background-color="#548135" fo:border="none"/>
      <style:text-properties fo:color="#e2efd9"/>
    </style:style>
    <style:style style:name="ConditionalStyle_5f_19" style:display-name="ConditionalStyle_19" style:family="table-cell" style:parent-style-name="Default">
      <style:table-cell-properties fo:background-color="#c6efce" fo:border="none"/>
      <style:text-properties fo:color="#006100"/>
    </style:style>
    <style:style style:name="ConditionalStyle_5f_18" style:display-name="ConditionalStyle_18" style:family="table-cell" style:parent-style-name="Default">
      <style:table-cell-properties fo:background-color="#ffeb9c" fo:border="none"/>
      <style:text-properties fo:color="#9c6500"/>
    </style:style>
    <style:style style:name="ConditionalStyle_5f_17" style:display-name="ConditionalStyle_17" style:family="table-cell" style:parent-style-name="Default">
      <style:table-cell-properties fo:background-color="#ffc7ce" fo:border="none"/>
      <style:text-properties fo:color="#9c0006"/>
    </style:style>
    <style:style style:name="ConditionalStyle_5f_16" style:display-name="ConditionalStyle_16" style:family="table-cell" style:parent-style-name="Default">
      <style:table-cell-properties fo:background-color="#548135" fo:border="none"/>
      <style:text-properties fo:color="#e2efd9"/>
    </style:style>
    <style:style style:name="ConditionalStyle_5f_15" style:display-name="ConditionalStyle_15" style:family="table-cell" style:parent-style-name="Default">
      <style:table-cell-properties fo:background-color="#c6efce" fo:border="none"/>
      <style:text-properties fo:color="#006100"/>
    </style:style>
    <style:style style:name="ConditionalStyle_5f_14" style:display-name="ConditionalStyle_14" style:family="table-cell" style:parent-style-name="Default">
      <style:table-cell-properties fo:background-color="#ffeb9c" fo:border="none"/>
      <style:text-properties fo:color="#9c6500"/>
    </style:style>
    <style:style style:name="ConditionalStyle_5f_13" style:display-name="ConditionalStyle_13" style:family="table-cell" style:parent-style-name="Default">
      <style:table-cell-properties fo:background-color="#ffc7ce" fo:border="none"/>
      <style:text-properties fo:color="#9c0006"/>
    </style:style>
    <style:style style:name="ConditionalStyle_5f_12" style:display-name="ConditionalStyle_12" style:family="table-cell" style:parent-style-name="Default">
      <style:table-cell-properties fo:background-color="#548135" fo:border="none"/>
      <style:text-properties fo:color="#e2efd9"/>
    </style:style>
    <style:style style:name="ConditionalStyle_5f_11" style:display-name="ConditionalStyle_11" style:family="table-cell" style:parent-style-name="Default">
      <style:table-cell-properties fo:background-color="#c6efce" fo:border="none"/>
      <style:text-properties fo:color="#006100"/>
    </style:style>
    <style:style style:name="ConditionalStyle_5f_10" style:display-name="ConditionalStyle_10" style:family="table-cell" style:parent-style-name="Default">
      <style:table-cell-properties fo:background-color="#ffeb9c" fo:border="none"/>
      <style:text-properties fo:color="#9c6500"/>
    </style:style>
    <style:style style:name="ConditionalStyle_5f_9" style:display-name="ConditionalStyle_9" style:family="table-cell" style:parent-style-name="Default">
      <style:table-cell-properties fo:background-color="#ffc7ce" fo:border="none"/>
      <style:text-properties fo:color="#9c0006"/>
    </style:style>
    <style:style style:name="ConditionalStyle_5f_8" style:display-name="ConditionalStyle_8" style:family="table-cell" style:parent-style-name="Default">
      <style:table-cell-properties fo:background-color="#548135" fo:border="none"/>
      <style:text-properties fo:color="#e2efd9"/>
    </style:style>
    <style:style style:name="ConditionalStyle_5f_7" style:display-name="ConditionalStyle_7" style:family="table-cell" style:parent-style-name="Default">
      <style:table-cell-properties fo:background-color="#c6efce" fo:border="none"/>
      <style:text-properties fo:color="#006100"/>
    </style:style>
    <style:style style:name="ConditionalStyle_5f_6" style:display-name="ConditionalStyle_6" style:family="table-cell" style:parent-style-name="Default">
      <style:table-cell-properties fo:background-color="#ffeb9c" fo:border="none"/>
      <style:text-properties fo:color="#9c6500"/>
    </style:style>
    <style:style style:name="ConditionalStyle_5f_5" style:display-name="ConditionalStyle_5" style:family="table-cell" style:parent-style-name="Default">
      <style:table-cell-properties fo:background-color="#ffc7ce" fo:border="none"/>
      <style:text-properties fo:color="#9c0006"/>
    </style:style>
    <style:style style:name="ConditionalStyle_5f_4" style:display-name="ConditionalStyle_4" style:family="table-cell" style:parent-style-name="Default">
      <style:table-cell-properties fo:background-color="#548135" fo:border="none"/>
      <style:text-properties fo:color="#e2efd9"/>
    </style:style>
    <style:style style:name="ConditionalStyle_5f_3" style:display-name="ConditionalStyle_3" style:family="table-cell" style:parent-style-name="Default">
      <style:table-cell-properties fo:background-color="#c6efce" fo:border="none"/>
      <style:text-properties fo:color="#006100"/>
    </style:style>
    <style:style style:name="ConditionalStyle_5f_2" style:display-name="ConditionalStyle_2" style:family="table-cell" style:parent-style-name="Default">
      <style:table-cell-properties fo:background-color="#ffeb9c" fo:border="none"/>
      <style:text-properties fo:color="#9c6500"/>
    </style:style>
    <style:style style:name="ConditionalStyle_5f_1" style:display-name="ConditionalStyle_1" style:family="table-cell" style:parent-style-name="Default">
      <style:table-cell-properties fo:background-color="#ffc7ce" fo:border="none"/>
      <style:text-properties fo:color="#9c0006"/>
    </style:style>
    <style:style style:name="ConditionalStyle_5f_128" style:display-name="ConditionalStyle_128" style:family="table-cell" style:parent-style-name="Default">
      <style:table-cell-properties fo:background-color="#548135" fo:border="none"/>
      <style:text-properties fo:color="#e2efd9"/>
    </style:style>
    <style:style style:name="ConditionalStyle_5f_127" style:display-name="ConditionalStyle_127" style:family="table-cell" style:parent-style-name="Default">
      <style:table-cell-properties fo:background-color="#c6efce" fo:border="none"/>
      <style:text-properties fo:color="#006100"/>
    </style:style>
    <style:style style:name="ConditionalStyle_5f_126" style:display-name="ConditionalStyle_126" style:family="table-cell" style:parent-style-name="Default">
      <style:table-cell-properties fo:background-color="#ffeb9c" fo:border="none"/>
      <style:text-properties fo:color="#9c6500"/>
    </style:style>
    <style:style style:name="ConditionalStyle_5f_125" style:display-name="ConditionalStyle_125" style:family="table-cell" style:parent-style-name="Default">
      <style:table-cell-properties fo:background-color="#ffc7ce" fo:border="none"/>
      <style:text-properties fo:color="#9c0006"/>
    </style:style>
    <style:style style:name="ConditionalStyle_5f_124" style:display-name="ConditionalStyle_124" style:family="table-cell" style:parent-style-name="Default">
      <style:table-cell-properties fo:background-color="#548135" fo:border="none"/>
      <style:text-properties fo:color="#e2efd9"/>
    </style:style>
    <style:style style:name="ConditionalStyle_5f_123" style:display-name="ConditionalStyle_123" style:family="table-cell" style:parent-style-name="Default">
      <style:table-cell-properties fo:background-color="#c6efce" fo:border="none"/>
      <style:text-properties fo:color="#006100"/>
    </style:style>
    <style:style style:name="ConditionalStyle_5f_122" style:display-name="ConditionalStyle_122" style:family="table-cell" style:parent-style-name="Default">
      <style:table-cell-properties fo:background-color="#ffeb9c" fo:border="none"/>
      <style:text-properties fo:color="#9c6500"/>
    </style:style>
    <style:style style:name="ConditionalStyle_5f_121" style:display-name="ConditionalStyle_121" style:family="table-cell" style:parent-style-name="Default">
      <style:table-cell-properties fo:background-color="#ffc7ce" fo:border="none"/>
      <style:text-properties fo:color="#9c0006"/>
    </style:style>
    <style:style style:name="ConditionalStyle_5f_120" style:display-name="ConditionalStyle_120" style:family="table-cell" style:parent-style-name="Default">
      <style:table-cell-properties fo:background-color="#548135" fo:border="none"/>
      <style:text-properties fo:color="#e2efd9"/>
    </style:style>
    <style:style style:name="ConditionalStyle_5f_119" style:display-name="ConditionalStyle_119" style:family="table-cell" style:parent-style-name="Default">
      <style:table-cell-properties fo:background-color="#c6efce" fo:border="none"/>
      <style:text-properties fo:color="#006100"/>
    </style:style>
    <style:style style:name="ConditionalStyle_5f_118" style:display-name="ConditionalStyle_118" style:family="table-cell" style:parent-style-name="Default">
      <style:table-cell-properties fo:background-color="#ffeb9c" fo:border="none"/>
      <style:text-properties fo:color="#9c6500"/>
    </style:style>
    <style:style style:name="ConditionalStyle_5f_117" style:display-name="ConditionalStyle_117" style:family="table-cell" style:parent-style-name="Default">
      <style:table-cell-properties fo:background-color="#ffc7ce" fo:border="none"/>
      <style:text-properties fo:color="#9c0006"/>
    </style:style>
    <style:style style:name="ConditionalStyle_5f_116" style:display-name="ConditionalStyle_116" style:family="table-cell" style:parent-style-name="Default">
      <style:table-cell-properties fo:background-color="#548135" fo:border="none"/>
      <style:text-properties fo:color="#e2efd9"/>
    </style:style>
    <style:style style:name="ConditionalStyle_5f_115" style:display-name="ConditionalStyle_115" style:family="table-cell" style:parent-style-name="Default">
      <style:table-cell-properties fo:background-color="#c6efce" fo:border="none"/>
      <style:text-properties fo:color="#006100"/>
    </style:style>
    <style:style style:name="ConditionalStyle_5f_114" style:display-name="ConditionalStyle_114" style:family="table-cell" style:parent-style-name="Default">
      <style:table-cell-properties fo:background-color="#ffeb9c" fo:border="none"/>
      <style:text-properties fo:color="#9c6500"/>
    </style:style>
    <style:style style:name="ConditionalStyle_5f_113" style:display-name="ConditionalStyle_113" style:family="table-cell" style:parent-style-name="Default">
      <style:table-cell-properties fo:background-color="#ffc7ce" fo:border="none"/>
      <style:text-properties fo:color="#9c0006"/>
    </style:style>
    <style:style style:name="ConditionalStyle_5f_112" style:display-name="ConditionalStyle_112" style:family="table-cell" style:parent-style-name="Default">
      <style:table-cell-properties fo:background-color="#548135" fo:border="none"/>
      <style:text-properties fo:color="#e2efd9"/>
    </style:style>
    <style:style style:name="ConditionalStyle_5f_111" style:display-name="ConditionalStyle_111" style:family="table-cell" style:parent-style-name="Default">
      <style:table-cell-properties fo:background-color="#c6efce" fo:border="none"/>
      <style:text-properties fo:color="#006100"/>
    </style:style>
    <style:style style:name="ConditionalStyle_5f_110" style:display-name="ConditionalStyle_110" style:family="table-cell" style:parent-style-name="Default">
      <style:table-cell-properties fo:background-color="#ffeb9c" fo:border="none"/>
      <style:text-properties fo:color="#9c6500"/>
    </style:style>
    <style:style style:name="ConditionalStyle_5f_109" style:display-name="ConditionalStyle_109" style:family="table-cell" style:parent-style-name="Default">
      <style:table-cell-properties fo:background-color="#ffc7ce" fo:border="none"/>
      <style:text-properties fo:color="#9c0006"/>
    </style:style>
    <style:style style:name="ConditionalStyle_5f_108" style:display-name="ConditionalStyle_108" style:family="table-cell" style:parent-style-name="Default">
      <style:table-cell-properties fo:background-color="#548135" fo:border="none"/>
      <style:text-properties fo:color="#e2efd9"/>
    </style:style>
    <style:style style:name="ConditionalStyle_5f_107" style:display-name="ConditionalStyle_107" style:family="table-cell" style:parent-style-name="Default">
      <style:table-cell-properties fo:background-color="#c6efce" fo:border="none"/>
      <style:text-properties fo:color="#006100"/>
    </style:style>
    <style:style style:name="ConditionalStyle_5f_106" style:display-name="ConditionalStyle_106" style:family="table-cell" style:parent-style-name="Default">
      <style:table-cell-properties fo:background-color="#ffeb9c" fo:border="none"/>
      <style:text-properties fo:color="#9c6500"/>
    </style:style>
    <style:style style:name="ConditionalStyle_5f_105" style:display-name="ConditionalStyle_105" style:family="table-cell" style:parent-style-name="Default">
      <style:table-cell-properties fo:background-color="#ffc7ce" fo:border="none"/>
      <style:text-properties fo:color="#9c0006"/>
    </style:style>
    <style:style style:name="ConditionalStyle_5f_104" style:display-name="ConditionalStyle_104" style:family="table-cell" style:parent-style-name="Default">
      <style:table-cell-properties fo:background-color="#548135" fo:border="none"/>
      <style:text-properties fo:color="#e2efd9"/>
    </style:style>
    <style:style style:name="ConditionalStyle_5f_103" style:display-name="ConditionalStyle_103" style:family="table-cell" style:parent-style-name="Default">
      <style:table-cell-properties fo:background-color="#c6efce" fo:border="none"/>
      <style:text-properties fo:color="#006100"/>
    </style:style>
    <style:style style:name="ConditionalStyle_5f_102" style:display-name="ConditionalStyle_102" style:family="table-cell" style:parent-style-name="Default">
      <style:table-cell-properties fo:background-color="#ffeb9c" fo:border="none"/>
      <style:text-properties fo:color="#9c6500"/>
    </style:style>
    <style:style style:name="ConditionalStyle_5f_101" style:display-name="ConditionalStyle_101" style:family="table-cell" style:parent-style-name="Default">
      <style:table-cell-properties fo:background-color="#ffc7ce" fo:border="none"/>
      <style:text-properties fo:color="#9c0006"/>
    </style:style>
    <style:style style:name="ConditionalStyle_5f_100" style:display-name="ConditionalStyle_100" style:family="table-cell" style:parent-style-name="Default">
      <style:table-cell-properties fo:background-color="#548135" fo:border="none"/>
      <style:text-properties fo:color="#e2efd9"/>
    </style:style>
    <style:style style:name="ConditionalStyle_5f_99" style:display-name="ConditionalStyle_99" style:family="table-cell" style:parent-style-name="Default">
      <style:table-cell-properties fo:background-color="#c6efce" fo:border="none"/>
      <style:text-properties fo:color="#006100"/>
    </style:style>
    <style:style style:name="ConditionalStyle_5f_98" style:display-name="ConditionalStyle_98" style:family="table-cell" style:parent-style-name="Default">
      <style:table-cell-properties fo:background-color="#ffeb9c" fo:border="none"/>
      <style:text-properties fo:color="#9c6500"/>
    </style:style>
    <style:style style:name="ConditionalStyle_5f_97" style:display-name="ConditionalStyle_97" style:family="table-cell" style:parent-style-name="Default">
      <style:table-cell-properties fo:background-color="#ffc7ce" fo:border="none"/>
      <style:text-properties fo:color="#9c0006"/>
    </style:style>
    <style:style style:name="ConditionalStyle_5f_96" style:display-name="ConditionalStyle_96" style:family="table-cell" style:parent-style-name="Default">
      <style:table-cell-properties fo:background-color="#548135" fo:border="none"/>
      <style:text-properties fo:color="#e2efd9"/>
    </style:style>
    <style:style style:name="ConditionalStyle_5f_95" style:display-name="ConditionalStyle_95" style:family="table-cell" style:parent-style-name="Default">
      <style:table-cell-properties fo:background-color="#c6efce" fo:border="none"/>
      <style:text-properties fo:color="#006100"/>
    </style:style>
    <style:style style:name="ConditionalStyle_5f_94" style:display-name="ConditionalStyle_94" style:family="table-cell" style:parent-style-name="Default">
      <style:table-cell-properties fo:background-color="#ffeb9c" fo:border="none"/>
      <style:text-properties fo:color="#9c6500"/>
    </style:style>
    <style:style style:name="ConditionalStyle_5f_93" style:display-name="ConditionalStyle_93" style:family="table-cell" style:parent-style-name="Default">
      <style:table-cell-properties fo:background-color="#ffc7ce" fo:border="none"/>
      <style:text-properties fo:color="#9c0006"/>
    </style:style>
    <style:style style:name="ConditionalStyle_5f_92" style:display-name="ConditionalStyle_92" style:family="table-cell" style:parent-style-name="Default">
      <style:table-cell-properties fo:background-color="#548135" fo:border="none"/>
      <style:text-properties fo:color="#e2efd9"/>
    </style:style>
    <style:style style:name="ConditionalStyle_5f_91" style:display-name="ConditionalStyle_91" style:family="table-cell" style:parent-style-name="Default">
      <style:table-cell-properties fo:background-color="#c6efce" fo:border="none"/>
      <style:text-properties fo:color="#006100"/>
    </style:style>
    <style:style style:name="ConditionalStyle_5f_90" style:display-name="ConditionalStyle_90" style:family="table-cell" style:parent-style-name="Default">
      <style:table-cell-properties fo:background-color="#ffeb9c" fo:border="none"/>
      <style:text-properties fo:color="#9c6500"/>
    </style:style>
    <style:style style:name="ConditionalStyle_5f_89" style:display-name="ConditionalStyle_89" style:family="table-cell" style:parent-style-name="Default">
      <style:table-cell-properties fo:background-color="#ffc7ce" fo:border="none"/>
      <style:text-properties fo:color="#9c0006"/>
    </style:style>
    <style:style style:name="ConditionalStyle_5f_88" style:display-name="ConditionalStyle_88" style:family="table-cell" style:parent-style-name="Default">
      <style:table-cell-properties fo:background-color="#548135" fo:border="none"/>
      <style:text-properties fo:color="#e2efd9"/>
    </style:style>
    <style:style style:name="ConditionalStyle_5f_87" style:display-name="ConditionalStyle_87" style:family="table-cell" style:parent-style-name="Default">
      <style:table-cell-properties fo:background-color="#c6efce" fo:border="none"/>
      <style:text-properties fo:color="#006100"/>
    </style:style>
    <style:style style:name="ConditionalStyle_5f_86" style:display-name="ConditionalStyle_86" style:family="table-cell" style:parent-style-name="Default">
      <style:table-cell-properties fo:background-color="#ffeb9c" fo:border="none"/>
      <style:text-properties fo:color="#9c6500"/>
    </style:style>
    <style:style style:name="ConditionalStyle_5f_85" style:display-name="ConditionalStyle_85" style:family="table-cell" style:parent-style-name="Default">
      <style:table-cell-properties fo:background-color="#ffc7ce" fo:border="none"/>
      <style:text-properties fo:color="#9c0006"/>
    </style:style>
    <style:style style:name="ConditionalStyle_5f_84" style:display-name="ConditionalStyle_84" style:family="table-cell" style:parent-style-name="Default">
      <style:table-cell-properties fo:background-color="#548135" fo:border="none"/>
      <style:text-properties fo:color="#e2efd9"/>
    </style:style>
    <style:style style:name="ConditionalStyle_5f_83" style:display-name="ConditionalStyle_83" style:family="table-cell" style:parent-style-name="Default">
      <style:table-cell-properties fo:background-color="#c6efce" fo:border="none"/>
      <style:text-properties fo:color="#006100"/>
    </style:style>
    <style:style style:name="ConditionalStyle_5f_82" style:display-name="ConditionalStyle_82" style:family="table-cell" style:parent-style-name="Default">
      <style:table-cell-properties fo:background-color="#ffeb9c" fo:border="none"/>
      <style:text-properties fo:color="#9c6500"/>
    </style:style>
    <style:style style:name="ConditionalStyle_5f_81" style:display-name="ConditionalStyle_81" style:family="table-cell" style:parent-style-name="Default">
      <style:table-cell-properties fo:background-color="#ffc7ce" fo:border="none"/>
      <style:text-properties fo:color="#9c0006"/>
    </style:style>
    <style:style style:name="ConditionalStyle_5f_80" style:display-name="ConditionalStyle_80" style:family="table-cell" style:parent-style-name="Default">
      <style:table-cell-properties fo:background-color="#548135" fo:border="none"/>
      <style:text-properties fo:color="#e2efd9"/>
    </style:style>
    <style:style style:name="ConditionalStyle_5f_79" style:display-name="ConditionalStyle_79" style:family="table-cell" style:parent-style-name="Default">
      <style:table-cell-properties fo:background-color="#c6efce" fo:border="none"/>
      <style:text-properties fo:color="#006100"/>
    </style:style>
    <style:style style:name="ConditionalStyle_5f_78" style:display-name="ConditionalStyle_78" style:family="table-cell" style:parent-style-name="Default">
      <style:table-cell-properties fo:background-color="#ffeb9c" fo:border="none"/>
      <style:text-properties fo:color="#9c6500"/>
    </style:style>
    <style:style style:name="ConditionalStyle_5f_77" style:display-name="ConditionalStyle_77" style:family="table-cell" style:parent-style-name="Default">
      <style:table-cell-properties fo:background-color="#ffc7ce" fo:border="none"/>
      <style:text-properties fo:color="#9c0006"/>
    </style:style>
    <style:style style:name="ConditionalStyle_5f_76" style:display-name="ConditionalStyle_76" style:family="table-cell" style:parent-style-name="Default">
      <style:table-cell-properties fo:background-color="#548135" fo:border="none"/>
      <style:text-properties fo:color="#e2efd9"/>
    </style:style>
    <style:style style:name="ConditionalStyle_5f_75" style:display-name="ConditionalStyle_75" style:family="table-cell" style:parent-style-name="Default">
      <style:table-cell-properties fo:background-color="#c6efce" fo:border="none"/>
      <style:text-properties fo:color="#006100"/>
    </style:style>
    <style:style style:name="ConditionalStyle_5f_74" style:display-name="ConditionalStyle_74" style:family="table-cell" style:parent-style-name="Default">
      <style:table-cell-properties fo:background-color="#ffeb9c" fo:border="none"/>
      <style:text-properties fo:color="#9c6500"/>
    </style:style>
    <style:style style:name="ConditionalStyle_5f_73" style:display-name="ConditionalStyle_73" style:family="table-cell" style:parent-style-name="Default">
      <style:table-cell-properties fo:background-color="#ffc7ce" fo:border="none"/>
      <style:text-properties fo:color="#9c0006"/>
    </style:style>
    <style:style style:name="ConditionalStyle_5f_72" style:display-name="ConditionalStyle_72" style:family="table-cell" style:parent-style-name="Default">
      <style:table-cell-properties fo:background-color="#548135" fo:border="none"/>
      <style:text-properties fo:color="#e2efd9"/>
    </style:style>
    <style:style style:name="ConditionalStyle_5f_71" style:display-name="ConditionalStyle_71" style:family="table-cell" style:parent-style-name="Default">
      <style:table-cell-properties fo:background-color="#c6efce" fo:border="none"/>
      <style:text-properties fo:color="#006100"/>
    </style:style>
    <style:style style:name="ConditionalStyle_5f_70" style:display-name="ConditionalStyle_70" style:family="table-cell" style:parent-style-name="Default">
      <style:table-cell-properties fo:background-color="#ffeb9c" fo:border="none"/>
      <style:text-properties fo:color="#9c6500"/>
    </style:style>
    <style:style style:name="ConditionalStyle_5f_69" style:display-name="ConditionalStyle_69" style:family="table-cell" style:parent-style-name="Default">
      <style:table-cell-properties fo:background-color="#ffc7ce" fo:border="none"/>
      <style:text-properties fo:color="#9c0006"/>
    </style:style>
    <style:style style:name="ConditionalStyle_5f_68" style:display-name="ConditionalStyle_68" style:family="table-cell" style:parent-style-name="Default">
      <style:table-cell-properties fo:background-color="#548135" fo:border="none"/>
      <style:text-properties fo:color="#e2efd9"/>
    </style:style>
    <style:style style:name="ConditionalStyle_5f_67" style:display-name="ConditionalStyle_67" style:family="table-cell" style:parent-style-name="Default">
      <style:table-cell-properties fo:background-color="#c6efce" fo:border="none"/>
      <style:text-properties fo:color="#006100"/>
    </style:style>
    <style:style style:name="ConditionalStyle_5f_66" style:display-name="ConditionalStyle_66" style:family="table-cell" style:parent-style-name="Default">
      <style:table-cell-properties fo:background-color="#ffeb9c" fo:border="none"/>
      <style:text-properties fo:color="#9c6500"/>
    </style:style>
    <style:style style:name="ConditionalStyle_5f_65" style:display-name="ConditionalStyle_65" style:family="table-cell" style:parent-style-name="Default">
      <style:table-cell-properties fo:background-color="#ffc7ce" fo:border="none"/>
      <style:text-properties fo:color="#9c0006"/>
    </style:style>
    <draw:gradient draw:name="Gradient_20_2" draw:display-name="Gradient 2" draw:style="linear" draw:start-color="#fbf6d6" draw:end-color="#fbfe82" draw:start-intensity="100%" draw:end-intensity="100%" draw:angle="0" draw:border="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30">00/00/0000</text:date>, <text:time style:data-style-name="N2" text:time-value="06:30:09.030353679">00:00:00</text:time></text:p>
        </style:region-right>
      </style:header>
      <style:header-left style:display="false"/>
      <style:footer>
        <text:p>Page <text:page-number>1</text:page-number><text:s/>/ <text:page-count>99</text:page-count></text:p>
      </style:footer>
      <style:footer-left style:display="false"/>
    </style:master-page>
    <style:master-page style:name="PageStyle_5f_Company_20_OKRs" style:display-name="PageStyle_Company OKRs" style:page-layout-name="Mpm3">
      <style:header style:display="false"/>
      <style:header-left style:display="false"/>
      <style:footer style:display="false"/>
      <style:footer-left style:display="false"/>
    </style:master-page>
    <style:master-page style:name="PageStyle_5f_Team_20__23_2_20_OKRs" style:display-name="PageStyle_Team #2 OKRs" style:page-layout-name="Mpm3">
      <style:header style:display="false"/>
      <style:header-left style:display="false"/>
      <style:footer style:display="false"/>
      <style:footer-left style:display="false"/>
    </style:master-page>
    <style:master-page style:name="PageStyle_5f_Team_20__23_1_20_OKRs" style:display-name="PageStyle_Team #1 OK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Romilly Cocking</dc:creator>
    <dc:date>2021-11-30T17:59:18.315899781</dc:date>
    <meta:generator>LibreOffice/6.4.7.2$Linux_X86_64 LibreOffice_project/40$Build-2</meta:generator>
    <meta:editing-duration>PT18H17M16S</meta:editing-duration>
    <meta:editing-cycles>4</meta:editing-cycles>
    <meta:document-statistic meta:table-count="3" meta:cell-count="423" meta:object-count="3"/>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